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color="#0000ff" fo:language="en" fo:country="none" style:text-underline-style="none" fo:font-weight="normal" style:font-weight-asian="normal" style:font-weight-complex="normal"/>
    </style:style>
    <style:style style:name="P4" style:family="paragraph" style:parent-style-name="Standard">
      <style:text-properties fo:color="#000000"/>
    </style:style>
    <style:style style:name="P5" style:family="paragraph" style:parent-style-name="Standard">
      <style:text-properties fo:color="#000000" style:text-underline-style="solid" style:text-underline-width="auto" style:text-underline-color="font-color" fo:font-weight="bold" style:font-weight-asian="bold" style:font-weight-complex="bold"/>
    </style:style>
    <style:style style:name="P6" style:family="paragraph" style:parent-style-name="Standard">
      <style:text-properties fo:color="#000000" fo:language="en" fo:country="none" style:text-underline-style="none" fo:font-weight="normal" style:font-weight-asian="normal" style:font-weight-complex="normal"/>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background-color="#ffff00"/>
    </style:style>
    <style:style style:name="P10" style:family="paragraph" style:parent-style-name="Standard">
      <style:text-properties fo:language="en" fo:country="none"/>
    </style:style>
    <style:style style:name="P11" style:family="paragraph" style:parent-style-name="Standard">
      <style:text-properties fo:language="en" fo:country="none" style:text-underline-style="solid" style:text-underline-width="auto" style:text-underline-color="font-color" fo:font-weight="bold" style:font-weight-asian="bold" style:font-weight-complex="bold"/>
    </style:style>
    <style:style style:name="P12" style:family="paragraph" style:parent-style-name="Standard">
      <style:text-properties fo:language="en" fo:country="none" style:text-underline-style="none" fo:font-weight="normal" style:font-weight-asian="normal" style:font-weight-complex="normal"/>
    </style:style>
    <style:style style:name="P13" style:family="paragraph" style:parent-style-name="Standard">
      <style:text-properties style:font-name="Times New Roman1" style:font-name-asian="Times New Roman1" style:font-name-complex="Times New Roman1"/>
    </style:style>
    <style:style style:name="P14" style:family="paragraph" style:parent-style-name="Standard">
      <style:text-properties style:font-name="Times New Roman1" style:text-underline-style="solid" style:text-underline-width="auto" style:text-underline-color="font-color" fo:font-weight="bold" style:font-name-asian="Times New Roman1" style:font-weight-asian="bold" style:font-name-complex="Times New Roman1" style:font-weight-complex="bold"/>
    </style:style>
    <style:style style:name="P15" style:family="paragraph" style:parent-style-name="Text_20_body">
      <style:paragraph-properties fo:padding="0.074cm" fo:border-left="none" fo:border-right="none" fo:border-top="none" fo:border-bottom="0.035cm solid #000000" style:join-border="false"/>
    </style:style>
    <style:style style:name="P16" style:family="paragraph" style:parent-style-name="Standard">
      <style:paragraph-properties fo:padding="0.074cm" fo:border-left="none" fo:border-right="none" fo:border-top="none" fo:border-bottom="0.035cm solid #000000" style:join-border="false"/>
      <style:text-properties fo:language="en" fo:country="none"/>
    </style:style>
    <style:style style:name="P17" style:family="paragraph" style:parent-style-name="Standard">
      <style:paragraph-properties style:writing-mode="lr-tb"/>
    </style:style>
    <style:style style:name="P18" style:family="paragraph" style:parent-style-name="Standard">
      <style:paragraph-properties style:writing-mode="lr-tb"/>
      <style:text-properties fo:language="en" fo:country="none"/>
    </style:style>
    <style:style style:name="P19" style:family="paragraph" style:parent-style-name="Preformatted_20_Text">
      <style:paragraph-properties style:writing-mode="lr-tb"/>
    </style:style>
    <style:style style:name="P20" style:family="paragraph" style:parent-style-name="Preformatted_20_Text">
      <style:paragraph-properties style:writing-mode="lr-tb"/>
      <style:text-properties fo:language="en" fo:country="none"/>
    </style:style>
    <style:style style:name="P21" style:family="paragraph" style:parent-style-name="Text_20_body">
      <style:paragraph-properties fo:margin-top="0cm" fo:margin-bottom="0cm"/>
    </style:style>
    <style:style style:name="P22" style:family="paragraph" style:parent-style-name="Preformatted_20_Text">
      <style:paragraph-properties fo:margin-top="0cm" fo:margin-bottom="0.499cm"/>
    </style:style>
    <style:style style:name="P23" style:family="paragraph" style:parent-style-name="Preformatted_20_Text">
      <style:paragraph-properties fo:margin-top="0cm" fo:margin-bottom="0.499cm" style:writing-mode="lr-tb"/>
    </style:style>
    <style:style style:name="P24" style:family="paragraph" style:parent-style-name="Text_20_body">
      <style:text-properties fo:language="en" fo:country="none"/>
    </style:style>
    <style:style style:name="P25" style:family="paragraph" style:parent-style-name="Text_20_body">
      <style:text-properties fo:color="#000000" fo:language="en" fo:country="none" style:text-underline-style="none" fo:font-weight="normal" style:font-weight-asian="normal" style:font-weight-complex="normal"/>
    </style:style>
    <style:style style:name="P26" style:family="paragraph" style:parent-style-name="Text_20_body">
      <style:text-properties fo:background-color="#ffff00"/>
    </style:style>
    <style:style style:name="P2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fo:color="#0000ff"/>
    </style:style>
    <style:style style:name="T3" style:family="text">
      <style:text-properties fo:color="#0000ff" fo:language="en" fo:country="none" style:text-underline-style="none" fo:font-weight="normal" style:font-weight-asian="normal" style:font-weight-complex="normal"/>
    </style:style>
    <style:style style:name="T4" style:family="text">
      <style:text-properties fo:background-color="#ffff00"/>
    </style:style>
    <style:style style:name="T5" style:family="text">
      <style:text-properties fo:background-color="transparent"/>
    </style:style>
    <style:style style:name="T6" style:family="text">
      <style:text-properties fo:color="#000000"/>
    </style:style>
    <style:style style:name="T7" style:family="text">
      <style:text-properties fo:color="#000000" fo:language="en" fo:country="none" style:text-underline-style="none"/>
    </style:style>
    <style:style style:name="T8" style:family="text">
      <style:text-properties fo:color="#000000" fo:language="en" fo:country="none" style:text-underline-style="none" fo:font-weight="normal" style:font-weight-asian="normal" style:font-weight-complex="normal"/>
    </style:style>
    <style:style style:name="T9" style:family="text">
      <style:text-properties fo:language="en" fo:country="none"/>
    </style:style>
    <style:style style:name="T10" style:family="text">
      <style:text-properties fo:language="en" fo:country="none" style:text-underline-style="none"/>
    </style:style>
    <style:style style:name="T11" style:family="text">
      <style:text-properties fo:language="en" fo:country="none" style:text-underline-style="none" fo:font-weight="normal" style:font-weight-asian="normal" style:font-weight-complex="normal"/>
    </style:style>
    <style:style style:name="T12" style:family="text">
      <style:text-properties fo:language="en" fo:country="none" style:text-underline-style="none" fo:font-weight="normal" fo:background-color="#ffff00" style:font-weight-asian="normal" style:font-weight-complex="normal"/>
    </style:style>
    <style:style style:name="T13" style:family="text">
      <style:text-properties fo:language="en" fo:country="none" fo:font-weight="normal" style:font-weight-asian="normal" style:font-weight-complex="normal"/>
    </style:style>
    <style:style style:name="T14" style:family="text">
      <style:text-properties fo:language="en" fo:country="none" fo:background-color="#ffff00"/>
    </style:style>
    <style:style style:name="T15" style:family="text">
      <style:text-properties fo:font-style="italic" style:font-style-asian="italic" style:font-style-complex="italic"/>
    </style:style>
    <style:style style:name="T16" style:family="text">
      <style:text-properties style:text-underline-style="none" fo:font-weight="normal" style:font-weight-asian="normal" style:font-weight-complex="normal"/>
    </style:style>
    <style:style style:name="T17" style:family="text">
      <style:text-properties fo:background-color="#ff00ff"/>
    </style:style>
    <style:style style:name="T18" style:family="text">
      <style:text-properties style:font-name="Times New Roman1" style:font-name-asian="Times New Roman1" style:font-name-complex="Times New Roman1"/>
    </style:style>
    <style:style style:name="T19"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Tahoma" fo:font-size="10pt" fo:letter-spacing="normal" fo:language="en"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super 58%" style:font-name="Tahoma" fo:font-size="10pt" fo:letter-spacing="normal" fo:language="en"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super 58%"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style style:name="T24" style:family="text">
      <style:text-properties fo:color="#000000"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Tahoma" fo:font-size="10pt" fo:letter-spacing="normal" fo:language="en" fo:country="GB" fo:font-style="normal" fo:text-shadow="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101 WEEK 2</text:p>
      <text:p text:style-name="Standard">-next step is to have the crawler go beyond finding the first link on a page and find <text:span text:style-name="T1">all</text:span> the links on a page</text:p>
      <text:p text:style-name="Standard">-introduces two major concepts</text:p>
      <text:p text:style-name="Standard"><text:tab/>&gt; turning things into procedures – package up code so that we can use it in a more useful <text:tab/><text:tab/>way</text:p>
      <text:p text:style-name="Standard"><text:tab/>&gt; control – a way to make decisions, structures to keep going &amp; collect all the links on a <text:tab/><text:tab/>page</text:p>
      <text:p text:style-name="Standard">-end of unit 1 showed the way to extract the first URL from a page, but we want to find all the tatget links and all their associated pages</text:p>
      <text:p text:style-name="Standard">- at the end of unit 1, to find first URL:</text:p>
      <text:p text:style-name="Standard"><text:tab/>page = . . . contents of some web page . . . </text:p>
      <text:p text:style-name="Standard"><text:tab/>start_link = page.find('&lt;a href='&gt;)</text:p>
      <text:p text:style-name="Standard"><text:tab/>start_quote=page.find('”', start_link)</text:p>
      <text:p text:style-name="Standard"><text:tab/>end_quote=page.find('”', start_quote+1)</text:p>
      <text:p text:style-name="Standard"><text:tab/>url=page[start_quote+1:end_quote]</text:p>
      <text:p text:style-name="Standard"><text:tab/>print url</text:p>
      <text:p text:style-name="Standard"/>
      <text:p text:style-name="Standard"><text:tab/>page=page[end_quote:]<office:annotation><dc:creator>Unknown Author</dc:creator><dc:date>2012-06-11T09:37:21.74</dc:date><text:p text:style-name="P27"><text:span text:style-name="T19">To find the next URL</text:span></text:p></office:annotation></text:p>
      <text:p text:style-name="Standard"><text:tab/>start_link = page.find('&lt;a href='&gt;)</text:p>
      <text:p text:style-name="Standard"><text:tab/>start_quote=page.find('”', start_link)</text:p>
      <text:p text:style-name="Standard"><text:tab/>end_quote=page.find('”', start_quote+1)</text:p>
      <text:p text:style-name="Standard"><text:tab/>url=page[start_quote+1:end_quote]</text:p>
      <text:p text:style-name="Standard"><text:tab/>print url</text:p>
      <text:p text:style-name="Standard"/>
      <text:p text:style-name="Standard"><text:tab/><text:tab/>. . . we could keep repeating this process</text:p>
      <text:p text:style-name="Standard">-typing this out repeatedly would be boring &amp; not work very well – if the page has more links than <text:tab/>we have iterations of the code, we will miss those other links; if the page has fewer links <text:tab/>than we have iterations of the code, we'll run into other problems where we fail to find those <text:tab/>links<office:annotation><dc:creator>Unknown Author</dc:creator><dc:date>2012-06-11T09:40:41.74</dc:date><text:p text:style-name="P27"><text:span text:style-name="T19">Not sure I get this</text:span></text:p></office:annotation></text:p>
      <text:p text:style-name="P1">MOTIVATING &amp; INTRODUCING PROCEDURES</text:p>
      <text:p text:style-name="Standard">-procedural abstraction – powerful idea; write the code once and use it many times, changing the inputs to get different behaviors</text:p>
      <text:p text:style-name="Standard"><text:tab/>&gt; in the repeating code above, most of it is duplicated – we keep updating the value of page <text:tab/><text:tab/>with a new assignment, but otherwise, it's the same</text:p>
      <text:p text:style-name="Standard"><text:tab/>&gt; we want to turn this into a procedure where page is the input and url is the output</text:p>
      <text:p text:style-name="Standard"><text:tab/>&gt; a procedure takes in inputs, does some work on them ,and produces outputs as results</text:p>
      <text:p text:style-name="Standard"><text:tab/>&gt; allows us to use a small amount of code to do many different things</text:p>
      <text:p text:style-name="Standard"><text:tab/>&gt;whatever we pass in as inputs is what the procedure will operate on – it can do different <text:tab/><text:tab/>things, depending on those inputs</text:p>
      <text:p text:style-name="Standard"><text:tab/>&gt;for example, plus took two numbers as inputs and as its output, it produced the sum of <text:tab/><text:tab/><text:tab/>those two numbers – because it's a built-in operator, it's a little different from a <text:tab/><text:tab/><text:tab/>procedure; the syntax used is different – but it's similar in the sense of abstractly <text:tab/><text:tab/><text:tab/>operating on different inputs and producing a corresponding output</text:p>
      <text:p text:style-name="Standard">-creating our own procedures – Python provides a construct for doing that</text:p>
      <text:p text:style-name="Standard"><text:tab/>&gt; grammar: def &lt;name&gt; (&lt;parameters&gt;): </text:p>
      <text:p text:style-name="Standard"><text:tab/><text:tab/><text:tab/> <text:s/>&lt;block&gt;</text:p>
      <text:p text:style-name="Standard"><text:tab/><text:tab/>&gt;&gt; name of a procedure is just like the name of a variable – can be any string that <text:tab/><text:tab/><text:tab/>starts with a letter, can followed by letters, numbers, underscores; anything <text:tab/><text:tab/><text:tab/>that can be used as the name of a variable can be used as the name of a <text:tab/><text:tab/><text:tab/><text:tab/>procedure </text:p>
      <text:p text:style-name="Standard"><text:tab/><text:tab/>&gt;&gt; left parenthesis is very important – that's what makes this a procedure </text:p>
      <text:p text:style-name="Standard"><text:soft-page-break/><text:tab/><text:tab/>&gt;&gt; list of parameters – these are the inputs</text:p>
      <text:p text:style-name="Standard"><text:tab/><text:tab/>&gt;&gt; up to the colon, this is just identifying the procedure – after that, we need to <text:tab/><text:tab/><text:tab/><text:tab/>define the code</text:p>
      <text:p text:style-name="Standard"><text:tab/><text:tab/>&gt;&gt; block is a sequence of statements – the code that we want to run as the body of <text:tab/><text:tab/><text:tab/>the procedure </text:p>
      <text:p text:style-name="Standard"><text:tab/><text:tab/>&gt;&gt; inputs/parameters are a list of names separated by commas: &lt;name&gt;, &lt;name&gt;, . . . <text:tab/><text:tab/><text:tab/>– we can have as many inputs as we want; there can also be no inputs, in <text:tab/><text:tab/><text:tab/><text:tab/>which case the parameters are just two empty parens (); if one input, (page); if <text:tab/><text:tab/><text:tab/>five inputs, (a, b,c,d,e)</text:p>
      <text:p text:style-name="Standard"><text:tab/><text:tab/>&gt;&gt; not a good idea to give parameters meaningless names, like the (a,b,c . . .) above; <text:tab/><text:tab/><text:tab/>this makes it hard to remember what they are when we use them in the code <text:tab/><text:tab/><text:tab/>that we write as the block</text:p>
      <text:p text:style-name="Standard">-the block is the body of the procedure –the code that runs to execute the procedure </text:p>
      <text:p text:style-name="Standard"><text:tab/>&gt; the block is indented inside the definition – 4 spaces by Python convention</text:p>
      <text:p text:style-name="Standard"><text:tab/><text:tab/>def &lt;name&gt; (&lt;parameters&gt;): </text:p>
      <text:p text:style-name="Standard"><text:tab/><text:tab/> <text:s text:c="3"/>&lt;block&gt;</text:p>
      <text:p text:style-name="Standard"><text:tab/> <text:s/>all the lines in the block have to be indented the same amount – the interpreter knows we've <text:tab/> <text:s/>reached the end of the procedure when we get to some code that's not indented </text:p>
      <text:p text:style-name="Standard">-so now, the goal is to figure out how to deal with the repeating code above</text:p>
      <text:p text:style-name="Standard"><text:tab/>&gt;<text:tab/>page = . . . contents of some web page . . . </text:p>
      <text:p text:style-name="Standard"><text:tab/><text:tab/><text:span text:style-name="T2">start_link = page.find('&lt;a href='&gt;)</text:span></text:p>
      <text:p text:style-name="P2"><text:tab/><text:tab/>start_quote=page.find('”', start_link)</text:p>
      <text:p text:style-name="P2"><text:tab/><text:tab/>end_quote=page.find('”', start_quote+1)</text:p>
      <text:p text:style-name="P2"><text:tab/><text:tab/>url=page[start_quote+1:end_quote]</text:p>
      <text:p text:style-name="Standard"><text:tab/><text:tab/>print url</text:p>
      <text:p text:style-name="Standard"><text:tab/><text:tab/>page=page[end_quote:]</text:p>
      <text:p text:style-name="Standard"><text:tab/>&gt;we want to turn the part in blue into a procedure – from page, we want to do some work, <text:tab/><text:tab/>get the URL; then do some stuff with the URL, some stuff with page, and then do the <text:tab/><text:tab/>work all over again</text:p>
      <text:p text:style-name="Standard"><text:tab/>&gt; once the blue is a procedure, we can keep reusing that rather than rewriting the code <text:tab/><text:tab/><text:tab/>repeatedly, as we did above</text:p>
      <text:p text:style-name="Standard"><text:tab/>&gt;the main purpose of the procedure is to map the inputs into the outputs – thus, the process <text:tab/><text:tab/>of writing a procedure always beings by making sure we understand what the inputs <text:tab/><text:tab/>and outputs are</text:p>
      <text:p text:style-name="Standard">-in defining the procedure get_next_target, what should the inputs and outputs be? </text:p>
      <text:p text:style-name="Standard"><text:tab/>&gt;What are the inputs for the procedure, <text:span text:style-name="Strong_20_Emphasis">get_next_target</text:span>?<text:bookmark text:name="line-86"/><text:bookmark text:name="line-87"/></text:p>
      <text:p text:style-name="Standard"><text:tab/><text:tab/>a number giving position of start of link <text:bookmark text:name="line-88"/><office:annotation><dc:creator>Unknown Author</dc:creator><dc:date>2012-06-11T10:19:55.76</dc:date><text:p text:style-name="P27"><text:span text:style-name="T19">If this means the start of the link already found, this is no use to us – we need to know about the </text:span><text:span text:style-name="T25">next</text:span><text:span text:style-name="T26"> link; if it means the start of the </text:span><text:span text:style-name="T25">next</text:span><text:span text:style-name="T26"> link, this can't be an input into a procedure looking for the next link, because we'd need to have already found that link to use this number as an input</text:span></text:p></office:annotation></text:p>
      <text:p text:style-name="Standard"><text:tab/><text:tab/>a number giving position of start of next quote <text:bookmark text:name="line-89"/><office:annotation><dc:creator>Unknown Author</dc:creator><dc:date>2012-06-11T10:21:17.76</dc:date><text:p text:style-name="P27"><text:span text:style-name="T19">This is no use because a) it's for the </text:span><text:span text:style-name="T25">next</text:span><text:span text:style-name="T26"> one, which is more output information than input information, and b) there's no reason to think the next quotation mark necessarily encloses a URL – we need to find the anchor tag first</text:span></text:p></office:annotation></text:p>
      <text:p text:style-name="Standard"><text:tab/><text:tab/><text:span text:style-name="T4">a string giving contents of the rest of the web page </text:span><text:bookmark text:name="line-90"/><text:span text:style-name="T4"><office:annotation><dc:creator>Unknown Author</dc:creator><dc:date>2012-06-11T10:25:26.76</dc:date><text:p text:style-name="P27"><text:span text:style-name="T19">This is the information that the procedure needs to operate on – it will select subsequences from this to extract the next URL; this provides a new search string for the procedure to operate on at each step</text:span></text:p></office:annotation></text:span></text:p>
      <text:p text:style-name="Standard"><text:tab/><text:tab/>a number giving position of start of link and a string giving page contents <text:bookmark text:name="line-91"/><text:bookmark text:name="line-92"/><office:annotation><dc:creator>Unknown Author</dc:creator><dc:date>2012-06-11T10:26:13.76</dc:date><text:p text:style-name="P27"><text:span text:style-name="T19">Again, if this means the start of the </text:span><text:span text:style-name="T25">next</text:span><text:span text:style-name="T26"> link, it's an output, and if it means the link it's already found, then the “remaining” page contents will include that first link, which we don't want</text:span></text:p></office:annotation></text:p>
      <text:p text:style-name="Standard"><text:tab/><text:tab/><text:tab/>&gt;&gt; look at the code – the only thing it uses on the right side of the <text:tab/><text:tab/><text:tab/><text:tab/><text:tab/>assignments before giving it a value is page – this means page has to <text:tab/><text:tab/><text:tab/><text:tab/>be an input, it's the only variable whose value is not defined within the <text:tab/><text:tab/><text:tab/><text:tab/>code</text:p>
      <text:p text:style-name="Standard"><text:tab/>&gt;What should the outputs be for <text:span text:style-name="Strong_20_Emphasis">get_next_target</text:span>?<text:bookmark text:name="line-93"/><text:bookmark text:name="line-94"/></text:p>
      <text:p text:style-name="Standard"><text:tab/><text:tab/>a string giving the value of the next target url (url)<office:annotation><dc:creator>Unknown Author</dc:creator><dc:date>2012-06-11T10:34:53.76</dc:date><text:p text:style-name="P27"><text:span text:style-name="T19">I need this info, but I als need some more </text:span></text:p></office:annotation> <text:bookmark text:name="line-95"/></text:p>
      <text:p text:style-name="Standard"><text:tab/><text:tab/><text:span text:style-name="T5">url, page </text:span><text:bookmark text:name="line-96"/><text:span text:style-name="T5"><office:annotation><dc:creator>Unknown Author</dc:creator><dc:date>2012-06-11T10:36:23.76</dc:date><text:p text:style-name="P27"><text:span text:style-name="T19">If page is an input, it can't also be an output (unless it's output in a modified form); the procedure does not change the value of page in this case</text:span></text:p></office:annotation></text:span></text:p>
      <text:p text:style-name="Standard"><text:tab/><text:tab/><text:span text:style-name="T4">url, end_quote </text:span><text:bookmark text:name="line-97"/><text:span text:style-name="T4"><office:annotation><dc:creator>Unknown Author</dc:creator><dc:date>2012-06-11T10:35:33.76</dc:date><text:p text:style-name="P27"><text:span text:style-name="T19">This gives me the target URL </text:span><text:span text:style-name="T25">and</text:span><text:span text:style-name="T26"> the number that tells me where to start looking for the next URL when I run the procedure again; if you get back start_link, you'll need to compute the value of end_quote anyhow to advance the page</text:span></text:p></office:annotation></text:span></text:p>
      <text:p text:style-name="Standard"><text:tab/><text:tab/>url, start_link <office:annotation><dc:creator>Unknown Author</dc:creator><dc:date>2012-06-11T10:36:56.77</dc:date><text:p text:style-name="P27"><text:span text:style-name="T19">This is not the number I want – this only sets me up to re-find the URL I just found</text:span></text:p></office:annotation></text:p>
      <text:p text:style-name="Standard"><text:tab/><text:tab/><text:tab/>&gt;&gt; look at the code after the procedure – </text:p>
      <text:p text:style-name="Standard"><text:tab/><text:tab/><text:tab/><text:tab/>print url</text:p>
      <text:p text:style-name="Standard"><text:tab/><text:tab/><text:tab/><text:tab/>page=page[end_quote:]</text:p>
      <text:p text:style-name="Standard"><text:soft-page-break/><text:tab/><text:tab/><text:tab/>this tells what the outputs need to be – the value of page at the end is the same <text:tab/><text:tab/><text:tab/>as the value of page before the procedure – it's end_quote that provides a <text:tab/><text:tab/><text:tab/><text:tab/>location </text:p>
      <text:p text:style-name="Standard">-now that we know the inputs, the outputs, and the basic code we want to use, we can write the <text:tab/>procedure </text:p>
      <text:p text:style-name="Standard"><text:tab/>&gt; code</text:p>
      <text:p text:style-name="Standard"><text:tab/><text:tab/><text:span text:style-name="T2">start_link = page.find('&lt;a href='&gt;)</text:span></text:p>
      <text:p text:style-name="P2"><text:tab/><text:tab/>start_quote=page.find('”', start_link)</text:p>
      <text:p text:style-name="P2"><text:tab/><text:tab/>end_quote=page.find('”', start_quote+1)</text:p>
      <text:p text:style-name="P2"><text:tab/><text:tab/>url=page[start_quote+1:end_quote]</text:p>
      <text:p text:style-name="Standard"><text:span text:style-name="T2"><text:tab/></text:span><text:span text:style-name="T6">&gt; now, add the inputs and structure with proper syntax; “page” has been redefined as s – a <text:tab/>more generic name</text:span></text:p>
      <text:p text:style-name="P4"><text:tab/><text:tab/>def get_next_target (s)</text:p>
      <text:p text:style-name="Standard"><text:span text:style-name="T6"><text:tab/><text:tab/> </text:span><text:span text:style-name="T2"><text:s text:c="3"/>start_link = s.find('&lt;a href='&gt;)</text:span></text:p>
      <text:p text:style-name="P2"><text:tab/><text:tab/> <text:s text:c="3"/>start_quote=s.find('”', start_link)</text:p>
      <text:p text:style-name="P2"><text:tab/><text:tab/> <text:s text:c="3"/>end_quote=s.find('”', start_quote+1)</text:p>
      <text:p text:style-name="P2"><text:tab/><text:tab/> <text:s text:c="3"/>url=s[start_quote+1:end_quote]</text:p>
      <text:p text:style-name="P2"><text:tab/><text:span text:style-name="T6">&gt; to get outputs, we use return, a special construct in Python</text:span></text:p>
      <text:p text:style-name="P4"><text:tab/><text:tab/>def get_next_target (s)</text:p>
      <text:p text:style-name="Standard"><text:span text:style-name="T6"><text:tab/><text:tab/> </text:span><text:span text:style-name="T2"><text:s text:c="3"/>start_link = s.find('&lt;a href='&gt;)</text:span></text:p>
      <text:p text:style-name="P2"><text:tab/><text:tab/> <text:s text:c="3"/>start_quote=s.find('”', start_link)</text:p>
      <text:p text:style-name="P2"><text:tab/><text:tab/> <text:s text:c="3"/>end_quote=s.find('”', start_quote+1)</text:p>
      <text:p text:style-name="P2"><text:tab/><text:tab/> <text:s text:c="3"/>url=s[start_quote+1:end_quote]</text:p>
      <text:p text:style-name="P4"><text:tab/><text:tab/> <text:s text:c="3"/>return &lt;expression&gt;, &lt;expression&gt; . . . .</text:p>
      <text:p text:style-name="P2"><text:tab/><text:tab/><text:tab/><text:span text:style-name="T6">&gt;&gt; like the input parameters, there's list of expressions here – can have <text:tab/><text:tab/><text:tab/><text:tab/><text:tab/>multiple outputs or no outputs</text:span></text:p>
      <text:p text:style-name="P4"><text:tab/><text:tab/><text:tab/>&gt;&gt; if we think of procedures only as mapping inputs to outputs, there's no <text:tab/><text:tab/><text:tab/><text:tab/>clear use for a 0-output procedure; however, procedures can also do <text:tab/><text:tab/><text:tab/><text:tab/>other things – they can also do side-effects: things we can see, but <text:tab/><text:tab/><text:tab/><text:tab/>which aren't the outputs, such as a print step</text:p>
      <text:p text:style-name="P4"><text:tab/>&gt; def get_next_target (s)</text:p>
      <text:p text:style-name="Standard"><text:span text:style-name="T6"><text:tab/><text:tab/> </text:span><text:span text:style-name="T2"><text:s text:c="3"/>start_link = s.find('&lt;a href='&gt;)</text:span></text:p>
      <text:p text:style-name="P2"><text:tab/><text:tab/> <text:s text:c="3"/>start_quote=s.find('”', start_link)</text:p>
      <text:p text:style-name="P2"><text:tab/><text:tab/> <text:s text:c="3"/>end_quote=s.find('”', start_quote+1)</text:p>
      <text:p text:style-name="P2"><text:tab/><text:tab/> <text:s text:c="3"/>url=s[start_quote+1:end_quote]</text:p>
      <text:p text:style-name="P2"><text:span text:style-name="T6"><text:tab/><text:tab/> <text:s text:c="3"/>return url</text:span><text:span text:style-name="T6"><office:annotation><dc:creator>Unknown Author</dc:creator><dc:date>2012-06-11T11:31:26.77</dc:date><text:p text:style-name="P27"><text:span text:style-name="T19">string</text:span></text:p></office:annotation></text:span><text:span text:style-name="T6">, end_quote</text:span><text:span text:style-name="T6"><office:annotation><dc:creator>Unknown Author</dc:creator><dc:date>2012-06-11T15:43:22.77</dc:date><text:p text:style-name="P27"><text:span text:style-name="T19">To get out of the procedure, return until you get the regular cursor again, rather than the elipsis</text:span></text:p></office:annotation></text:span></text:p>
      <text:p text:style-name="P4">-almost everything we do in programming is about building procedures; procedures are the main <text:tab/>things we use to break down problems into things we can solve – this concept is central </text:p>
      <text:p text:style-name="P4">-self-driving car shows what can be done with computation when you have rich inputs and rich <text:tab/>outputs</text:p>
      <text:p text:style-name="P5">USING PROCEDURES</text:p>
      <text:p text:style-name="P4">- making procedures is something separate from using them</text:p>
      <text:p text:style-name="P4">- &lt;name of the procedure&gt;(&lt;input&gt;, &lt;input&gt;, . . . )</text:p>
      <text:p text:style-name="P4"><text:tab/>&gt;&gt; you can have any number of inputs, but the number of inputs has to match the number of <text:tab/><text:tab/>inputs that the procedure expects</text:p>
      <text:p text:style-name="P4"><text:tab/>&gt;&gt; inputs are sometimes called operands or arguments</text:p>
      <text:p text:style-name="P4"><text:tab/>&gt;&gt; find is pre-built procedure with two inputs – a string to be found, and a number <text:tab/><text:tab/><text:tab/>indicating where to start looking for that string</text:p>
      <text:p text:style-name="P4"><text:tab/><text:tab/>~ the search string – search_string.find – is also effectively an input in the find <text:tab/><text:tab/><text:tab/><text:tab/>procedure </text:p>
      <text:p text:style-name="P4"><text:tab/>&gt;&gt; for the procedures we define ourselves, we'll just have the procedure name and the inputs</text:p>
      <text:p text:style-name="P4"><text:tab/>&gt;example</text:p>
      <text:p text:style-name="P4"><text:soft-page-break/><text:tab/><text:tab/>def rest_of_string (s): </text:p>
      <text:p text:style-name="P2"><text:span text:style-name="T6"><text:tab/><text:tab/> <text:s text:c="3"/>ret s[1:]</text:span><text:span text:style-name="T6"><office:annotation><dc:creator>Unknown Author</dc:creator><dc:date>2012-06-11T12:02:10.77</dc:date><text:p text:style-name="P27"><text:span text:style-name="T19">Output – starts from second letter of input string</text:span></text:p></office:annotation></text:span></text:p>
      <text:p text:style-name="P4"><text:tab/>&gt; how to use this procedure – we could call it directly</text:p>
      <text:p text:style-name="P2"><text:span text:style-name="T6"><text:tab/><text:tab/>print </text:span>rest_of_string(“audacity”)</text:p>
      <text:p text:style-name="P4"><text:tab/><text:tab/>&gt;&gt; now execution jumps to the body of the code – there's only one statement <text:tab/><text:tab/><text:tab/><text:tab/>in the body, the return statement </text:p>
      <text:p text:style-name="P4"><text:tab/><text:tab/>&gt;&gt; the value of s is “audacity” – the value of the parameter that was passed in <text:tab/><text:tab/><text:tab/><text:tab/>here</text:p>
      <text:p text:style-name="P4"><text:tab/><text:tab/>&gt;&gt; return statement s[1:] evaluated yields string “udacity”</text:p>
      <text:p text:style-name="P2"><text:span text:style-name="T6"><text:tab/><text:tab/>&gt;&gt; so <text:s/></text:span>rest_of_string(“audacity”) <text:span text:style-name="T6">gives back “udacity”</text:span></text:p>
      <text:p text:style-name="P4"><text:tab/><text:tab/>&gt;&gt; defining &amp; using procedures is the core of programming</text:p>
      <text:p text:style-name="P4">- inc procedure quiz</text:p>
      <text:p text:style-name="P2"><text:span text:style-name="T6"><text:tab/>&gt;What does the </text:span>inc<text:span text:style-name="T6"> procedure do? </text:span></text:p>
      <text:p text:style-name="P4"><text:tab/><text:tab/>def inc(n)</text:p>
      <text:p text:style-name="P4"><text:tab/><text:tab/> <text:s text:c="3"/>ret n+1</text:p>
      <text:p text:style-name="Standard"><text:tab/><text:tab/><text:tab/>Nothing. <text:bookmark text:name="line-209"/><office:annotation><dc:creator>Unknown Author</dc:creator><dc:date>2012-06-11T12:14:15.78</dc:date><text:p text:style-name="P27"><text:span text:style-name="T19">+1 means it's doing something – if it was just ret n, then it would be doing nothing</text:span></text:p></office:annotation></text:p>
      <text:p text:style-name="Standard"><text:tab/><text:tab/><text:tab/><text:span text:style-name="T4">Takes a number as input, and outputs that number plus one </text:span><text:bookmark text:name="line-210"/></text:p>
      <text:p text:style-name="Standard"><text:tab/><text:tab/><text:tab/>Takes a number as input, and outputs the same number <text:bookmark text:name="line-211"/><office:annotation><dc:creator>Unknown Author</dc:creator><dc:date>2012-06-11T12:14:02.78</dc:date><text:p text:style-name="P27"><text:span text:style-name="T19">Output is +1 , not same</text:span></text:p></office:annotation></text:p>
      <text:p text:style-name="Standard"><text:tab/><text:tab/><text:tab/>Takes two numbers as inputs, and outputs their sum <office:annotation><dc:creator>Unknown Author</dc:creator><dc:date>2012-06-11T12:13:44.78</dc:date><text:p text:style-name="P27"><text:span text:style-name="T19">Procedure above takes only one parameter as input</text:span></text:p></office:annotation></text:p>
      <text:p text:style-name="P4">- sum procedure quiz</text:p>
      <text:p text:style-name="Standard"><text:span text:style-name="T6"><text:tab/>&gt; What does the </text:span><text:span text:style-name="T2">sum</text:span><text:span text:style-name="T6"> procedure do? </text:span></text:p>
      <text:p text:style-name="P4"><text:tab/><text:tab/>def sum(a,b)</text:p>
      <text:p text:style-name="P4"><text:tab/><text:tab/> <text:s text:c="3"/>a = a+b</text:p>
      <text:p text:style-name="Standard"><text:tab/><text:tab/><text:tab/><text:span text:style-name="T4">Nothing</text:span><text:span text:style-name="T4"><office:annotation><dc:creator>Unknown Author</dc:creator><dc:date>2012-06-11T12:26:52.78</dc:date><text:p text:style-name="P27"><text:span text:style-name="T19">There's no return, so no output – if you modify the block by adding return a, then you'll get an output</text:span></text:p></office:annotation></text:span><text:span text:style-name="T4"> </text:span><text:bookmark text:name="line-221"/></text:p>
      <text:p text:style-name="Standard"><text:tab/><text:tab/><text:tab/>Takes two numbers as its inputs, and outputs their sum <office:annotation><dc:creator>Unknown Author</dc:creator><dc:date>2012-06-11T12:44:31.78</dc:date><text:p text:style-name="P27"><text:span text:style-name="T19">No return, so no output – this answer can't be right</text:span></text:p></office:annotation></text:p>
      <text:p text:style-name="Standard"><text:tab/><text:tab/><text:tab/>Takes two strings as its inputs, and outputs the concatenation of the two <text:tab/><text:tab/><text:tab/><text:tab/><text:tab/>strings <text:bookmark text:name="line-223"/><office:annotation><dc:creator>Unknown Author</dc:creator><dc:date>2012-06-11T12:44:45.78</dc:date><text:p text:style-name="P27"><text:span text:style-name="T19">No return, so no output – this answer can't be right</text:span></text:p></office:annotation></text:p>
      <text:p text:style-name="Standard"><text:tab/><text:tab/><text:tab/>Takes two numbers as its inputs, and changes the value of the first input to be <text:tab/><text:tab/><text:tab/><text:tab/>the sum of the two numbers <office:annotation><dc:creator>Unknown Author</dc:creator><dc:date>2012-06-11T12:28:46.78</dc:date><text:p text:style-name="P27"><text:span text:style-name="T19">The modification to the value of a is not visible to the caller –it's wrong to say that this what the procedure does; there's some stuff that happens to a inside the procedure that's like what's described here, but at the beginning of the procedure and the end of the procedure, the value of a is the same – it's sum(a,b) <text:s/>the a=a+b step is kind of happening irrelevantly “in the background” here, and it doesn't affect the value of a in sum – otherwise, sum would end being more like (a+b)+b, which would not be the correct answer</text:span></text:p></office:annotation></text:p>
      <text:p text:style-name="P4"/>
      <text:p text:style-name="P4"><text:tab/><text:tab/></text:p>
      <text:p text:style-name="P4"><text:tab/><text:tab/>def sum(a,b)</text:p>
      <text:p text:style-name="P4"><text:tab/><text:tab/> <text:s text:c="3"/>a = a+b</text:p>
      <text:p text:style-name="P4"><text:tab/><text:tab/>&gt;&gt;print sum(2,123)</text:p>
      <text:p text:style-name="P4"><text:tab/>In the interpreter, this yields: None</text:p>
      <text:p text:style-name="P4"/>
      <text:p text:style-name="Standard"><text:span text:style-name="T2"><text:tab/></text:span><text:tab/><text:span text:style-name="T6">def sum(a,b)</text:span></text:p>
      <text:p text:style-name="Standard"><text:tab/><text:tab/> <text:s text:c="3"/>print “enter sum!”</text:p>
      <text:p text:style-name="Standard"><text:tab/><text:tab/> <text:s text:c="3"/>print “a is”, a</text:p>
      <text:p text:style-name="Standard"><text:tab/><text:tab/> <text:s text:c="3"/>a = a+b</text:p>
      <text:p text:style-name="Standard"><text:tab/><text:tab/> <text:s text:c="3"/>print “a is”, a</text:p>
      <text:p text:style-name="Standard"><text:tab/><text:tab/> <text:s text:c="3"/>print sum (2, 123) </text:p>
      <text:p text:style-name="Standard"><text:tab/>In the interpreter, this yields: enter s<text:span text:style-name="T6">um!</text:span></text:p>
      <text:p text:style-name="P2"><text:span text:style-name="T6"><text:tab/><text:tab/><text:tab/><text:tab/><text:tab/>a is 2</text:span><text:span text:style-name="T6"><office:annotation><dc:creator>Unknown Author</dc:creator><dc:date>2012-06-11T12:48:12.79</dc:date><text:p text:style-name="P27"><text:span text:style-name="T19">When we enter sum ,the value of a is 2 – the value passed in as the first parameter</text:span></text:p></office:annotation></text:span></text:p>
      <text:p text:style-name="Standard"><text:tab/><text:tab/><text:tab/><text:tab/><text:tab/>a is 125<office:annotation><dc:creator>Unknown Author</dc:creator><dc:date>2012-06-11T12:50:34.79</dc:date><text:p text:style-name="P27"><text:span text:style-name="T19">Do the arithmetic, a is 125</text:span></text:p></office:annotation></text:p>
      <text:p text:style-name="Standard"><text:tab/><text:tab/><text:tab/><text:tab/><text:tab/>None</text:p>
      <text:p text:style-name="Standard"><text:tab/>To show that the value of a hasn't changed, a la the note on option d above: </text:p>
      <text:p text:style-name="Standard"><text:tab/><text:tab/>def sum(a,b):</text:p>
      <text:p text:style-name="Standard"><text:tab/><text:tab/> <text:s text:c="3"/>a = a+ b</text:p>
      <text:p text:style-name="Standard"><text:tab/><text:tab/>a = 2</text:p>
      <text:p text:style-name="Standard"><text:tab/><text:tab/>b= 123</text:p>
      <text:p text:style-name="Standard"><text:tab/><text:tab/>print sum(a,b)</text:p>
      <text:p text:style-name="Standard"><text:soft-page-break/><text:tab/><text:tab/>print a</text:p>
      <text:p text:style-name="Standard"><text:tab/><text:tab/>In the interpreter, this yields: None</text:p>
      <text:p text:style-name="Standard"><text:tab/><text:tab/><text:tab/><text:tab/><text:tab/><text:tab/>2<office:annotation><dc:creator>Unknown Author</dc:creator><dc:date>2012-06-11T13:03:22.79</dc:date><text:p text:style-name="P27"><text:span text:style-name="T24">You can see that the value of a is the same – again, this is a + b, not (a+b) +b; the parameters visible INSIDE sum are not the same as those visible and BEING USED OUTSIDE it – they're only visible during that execution of the procedure</text:span></text:p></office:annotation></text:p>
      <text:p text:style-name="Standard"/>
      <text:p text:style-name="Standard">- Quiz sum procedure with a return statement</text:p>
      <text:p text:style-name="Standard"><text:tab/>def sum(a,b):</text:p>
      <text:p text:style-name="Standard"><text:tab/> <text:s text:c="3"/>a=a+b</text:p>
      <text:p text:style-name="Standard"><text:tab/> <text:s text:c="3"/>return a</text:p>
      <text:p text:style-name="Standard"><text:tab/><text:tab/><text:span text:style-name="T4">Takes two numbers as its inputs, and outputs their sum. </text:span><text:bookmark text:name="line-234"/><text:span text:style-name="T4"><office:annotation><dc:creator>Unknown Author</dc:creator><dc:date>2012-06-11T13:09:26.79</dc:date><text:p text:style-name="P27"><text:span text:style-name="T19">Input 1,2 returns 3</text:span></text:p></office:annotation></text:span></text:p>
      <text:p text:style-name="Standard"><text:tab/><text:tab/><text:span text:style-name="T4">Takes two strings as its inputs, and outputs the concatenation of the two strings. </text:span><text:bookmark text:name="line-235"/><text:span text:style-name="T4"><office:annotation><dc:creator>Unknown Author</dc:creator><dc:date>2012-06-11T13:09:39.79</dc:date><text:p text:style-name="P27"><text:span text:style-name="T19">Input “bugs”,”bees” returns bugsbees – plus operator works on both strings and numbers</text:span></text:p></office:annotation></text:span></text:p>
      <text:p text:style-name="Standard"><text:tab/><text:tab/>Takes two numbers as its inputs, and changes the value of the first input to be the <text:tab/><text:tab/><text:tab/>sum of the two numbers. <office:annotation><dc:creator>Unknown Author</dc:creator><dc:date>2012-06-11T13:11:59.79</dc:date><text:p text:style-name="P27"><text:span text:style-name="T19">This is still not what is happening, a la explanations above</text:span></text:p></office:annotation></text:p>
      <text:p text:style-name="Standard"><text:tab/>Example: def sum(a,b):</text:p>
      <text:p text:style-name="Standard"><text:tab/> <text:s/><text:tab/> <text:s text:c="8"/>a=a+b</text:p>
      <text:p text:style-name="Standard"><text:tab/> <text:s text:c="20"/>return a</text:p>
      <text:p text:style-name="Standard"><text:tab/></text:p>
      <text:p text:style-name="Standard"><text:tab/><text:tab/> <text:s text:c="4"/>s = “Hello “</text:p>
      <text:p text:style-name="Standard"><text:tab/><text:tab/> <text:s text:c="4"/>t = “Dave!”</text:p>
      <text:p text:style-name="Standard"><text:tab/><text:tab/> <text:s text:c="4"/>print sum(s,t)</text:p>
      <text:p text:style-name="Standard"><text:tab/><text:tab/> <text:s text:c="4"/>print s</text:p>
      <text:p text:style-name="Standard"><text:tab/><text:tab/><text:tab/>In the interpreter, this yields: Hello Dave!</text:p>
      <text:p text:style-name="Standard"><text:tab/><text:tab/><text:tab/><text:tab/><text:tab/><text:tab/><text:tab/>Hello<office:annotation><dc:creator>Unknown Author</dc:creator><dc:date>2012-06-11T13:14:43.80</dc:date><text:p text:style-name="P27"><text:span text:style-name="T19">Note again that the value of the first input or argument REMAINS THE SAME</text:span></text:p></office:annotation></text:p>
      <text:p text:style-name="Standard">-5.4 Quiz square: Define a procedure, <text:span text:style-name="Strong_20_Emphasis">square</text:span>, that takes one number as its input, and outputs the square <text:tab/>of that number (result of multiplying the number by itself). For example: </text:p>
      <text:p text:style-name="P10"><text:bookmark text:name="CA-eaf07c4e336377bfea93223b1d23ab3a7f895207"/><text:bookmark text:name="CA-eaf07c4e336377bfea93223b1d23ab3a7f895207_1"/><text:bookmark text:name="line-1-32"/><text:tab/><text:tab/>print square(5)</text:p>
      <text:p text:style-name="Standard"><text:s text:c="3"/><text:bookmark text:name="CA-eaf07c4e336377bfea93223b1d23ab3a7f895207_2"/><text:bookmark text:name="line-2-16"/><text:tab/><text:tab/><text:span text:style-name="T9">25</text:span></text:p>
      <text:p text:style-name="P10"><text:tab/><text:tab/><text:tab/>def square(a):</text:p>
      <text:p text:style-name="P10"><text:tab/><text:tab/><text:tab/> <text:s text:c="3"/>a=a*a</text:p>
      <text:p text:style-name="P10"><text:tab/><text:tab/><text:tab/> <text:s text:c="3"/>return a</text:p>
      <text:p text:style-name="P10"><text:tab/>Answer</text:p>
      <text:p text:style-name="P10"><text:tab/><text:tab/>def square(n):</text:p>
      <text:p text:style-name="P10"><text:tab/><text:tab/> <text:s text:c="3"/>return n * n</text:p>
      <text:p text:style-name="P10"><text:tab/><text:tab/>print square(5) =&gt; 25</text:p>
      <text:p text:style-name="P10"/>
      <text:p text:style-name="Standard"><text:span text:style-name="T9"><text:tab/>x=37</text:span><text:span text:style-name="T9"><office:annotation><dc:creator>Unknown Author</dc:creator><dc:date>2012-06-11T13:23:30.80</dc:date><text:p text:style-name="P27"><text:span text:style-name="T20">Can use a variable</text:span></text:p></office:annotation></text:span></text:p>
      <text:p text:style-name="P10"><text:tab/>print square(x) =&gt; 1369</text:p>
      <text:p text:style-name="P10"><text:tab/>y = square (x)</text:p>
      <text:p text:style-name="P10"><text:tab/>print square(y) =&gt; 1874161</text:p>
      <text:p text:style-name="Standard"><text:span text:style-name="T9"><text:tab/><text:tab/>alternatively, print square(square(x)) =&gt; 1874161 </text:span><text:span text:style-name="T9"><office:annotation><dc:creator>Unknown Author</dc:creator><dc:date>2012-06-11T13:25:33.80</dc:date><text:p text:style-name="P27"><text:span text:style-name="T20">Square is called twice here – first time, we pass in 37 &amp; get the output of that, then we're passing it into square again</text:span></text:p></office:annotation></text:span></text:p>
      <text:p text:style-name="Standard">-<text:span text:style-name="T9">PROCEDURE COMPOSITION – the last line above -- </text:span>this kind of composition is common – <text:tab/>using outputs from one procedure as inputs in the next procedure</text:p>
      <text:p text:style-name="Standard">-5.5 quiz sum three: Define a procedure, <text:span text:style-name="Strong_20_Emphasis">sum3</text:span>, that takes three inputs, and outputs the sum of the three <text:tab/>input numbers</text:p>
      <text:p text:style-name="P10"><text:bookmark text:name="line-250"/><text:bookmark text:name="line-251"/><text:bookmark text:name="line-1-33"/><text:bookmark text:name="CA-405ac19b0e27b626d16f9c32881c08340abc9e05"/><text:bookmark text:name="CA-405ac19b0e27b626d16f9c32881c08340abc9e05_1"/><text:bookmark text:name="line-1-34"/><text:tab/><text:tab/>print sum3(1, 2, 3) → 6</text:p>
      <text:p text:style-name="Standard"><text:span text:style-name="T9"><text:tab/>def sum3(x,y,z ):</text:span><text:span text:style-name="T9"><office:annotation><dc:creator>Unknown Author</dc:creator><dc:date>2012-06-11T13:35:19.80</dc:date><text:p text:style-name="P27"><text:span text:style-name="T20">For most procedures we would want clearer names for our inputs, so that we could actually tell what they were from the names</text:span></text:p></office:annotation></text:span></text:p>
      <text:p text:style-name="P10"><text:tab/> <text:s text:c="3"/>return x+y+z</text:p>
      <text:p text:style-name="Standard"><text:span text:style-name="T9">-5.6 Quiz: Abbaize</text:span><text:bookmark text:name="line-253"/><text:span text:style-name="T9"> -- </text:span>Define a procedure, <text:span text:style-name="Strong_20_Emphasis">abbaize</text:span>, that takes two strings as its input, and outputs a string that is the first input followed by two repetitions of the second input, followed by the first input. <text:bookmark text:name="line-254"/><text:bookmark text:name="line-255"/></text:p>
      <text:p text:style-name="P10"><text:bookmark text:name="CA-8c19e1472de296c634e81a0a1af96381277a5087"/><text:bookmark text:name="CA-8c19e1472de296c634e81a0a1af96381277a5087_1"/><text:bookmark text:name="line-1-36"/><text:tab/><text:tab/>abbaize('a', 'b') → 'abba'</text:p>
      <text:p text:style-name="P10"><text:bookmark text:name="CA-8c19e1472de296c634e81a0a1af96381277a5087_2"/><text:bookmark text:name="line-2-17"/><text:tab/><text:tab/>abbaize('dog', 'cat') → 'dogcatcatdog'</text:p>
      <text:p text:style-name="P10"><text:tab/>def abbaize(s,t):</text:p>
      <text:p text:style-name="Standard"><text:soft-page-break/><text:span text:style-name="T9"><text:s text:c="3"/><text:tab/> <text:s text:c="3"/>return s+t+t+s</text:span> </text:p>
      <text:p text:style-name="Standard">-5.7 Quiz: find second – Define a procedure, <text:span text:style-name="Strong_20_Emphasis">find_second</text:span>, that takes two strings as its inputs: a <text:tab/><text:span text:style-name="T15">search string</text:span> and a <text:span text:style-name="T15">target string</text:span>. It should output a number located at the second occurrence <text:tab/>of the target string within the search string.<office:annotation><dc:creator>Unknown Author</dc:creator><dc:date>2012-06-11T13:51:53.80</dc:date><text:p><text:span text:style-name="T19">&lt;string&gt;.find(&lt;string&gt;,&lt;number&gt;)</text:span></text:p></office:annotation></text:p>
      <text:p text:style-name="Standard"><text:tab/><text:tab/>Example: </text:p>
      <text:p text:style-name="Standard"><text:bookmark text:name="CA-a0680d76d95c729e3728abeda91fd384b559095f"/><text:span text:style-name="T9"><text:tab/><text:tab/><text:tab/>1 </text:span><text:bookmark text:name="CA-a0680d76d95c729e3728abeda91fd384b559095f_1"/><text:bookmark text:name="line-1-38"/><text:span text:style-name="T9">danton = "De l'audace, encore de l'audace, toujours de l'audace."</text:span></text:p>
      <text:p text:style-name="Standard"><text:s text:c="3"/><text:tab/><text:tab/><text:tab/><text:span text:style-name="T9">2 </text:span><text:bookmark text:name="CA-a0680d76d95c729e3728abeda91fd384b559095f_2"/><text:bookmark text:name="line-2-18"/><text:span text:style-name="T9">print find_second(danton, 'audace')</text:span></text:p>
      <text:p text:style-name="Standard"><text:s text:c="3"/><text:tab/><text:tab/><text:tab/><text:span text:style-name="T9">3 </text:span><text:bookmark text:name="CA-a0680d76d95c729e3728abeda91fd384b559095f_3"/><text:bookmark text:name="line-3-11"/><text:span text:style-name="T9">25</text:span></text:p>
      <text:p text:style-name="P10"/>
      <text:p text:style-name="P10"><text:tab/><text:tab/>def find_second (search, target):</text:p>
      <text:p text:style-name="P10"><text:s text:c="3"/><text:tab/><text:tab/> <text:s text:c="3"/>first=search.find(target)</text:p>
      <text:p text:style-name="Standard"><text:span text:style-name="T9"><text:tab/><text:tab/> <text:s text:c="3"/>second=search.find(target, first+1)</text:span><text:span text:style-name="T9"><office:annotation><dc:creator>Unknown Author</dc:creator><dc:date>2012-06-11T14:29:14.81</dc:date><text:p text:style-name="P27"><text:span text:style-name="T20">Originally, I left off “target” here – which is clearly needed, since it needs to know WHAT to look for in addition to WHERE to look; error was a TypeError, smthing about expecting a buffer object . . . </text:span></text:p></office:annotation></text:span></text:p>
      <text:p text:style-name="P10"><text:tab/><text:tab/> <text:s text:c="3"/>return second</text:p>
      <text:p text:style-name="P10"><text:tab/>The procedure above looks just like the first “official” answer – possible simplifications: </text:p>
      <text:p text:style-name="P10"><text:tab/><text:tab/>def find_second (search, target):</text:p>
      <text:p text:style-name="P10"><text:s text:c="3"/><text:tab/><text:tab/> <text:s text:c="3"/>first=search.find(target)</text:p>
      <text:p text:style-name="Standard"><text:span text:style-name="T9"><text:tab/><text:tab/> <text:s text:c="3"/>return search.find(target, first+1)</text:span><text:span text:style-name="T9"><office:annotation><dc:creator>Unknown Author</dc:creator><dc:date>2012-06-11T14:33:56.81</dc:date><text:p text:style-name="P27"><text:span text:style-name="T20">No variable “second” -- just return directly</text:span></text:p></office:annotation></text:span></text:p>
      <text:p text:style-name="P10"/>
      <text:p text:style-name="P10"><text:tab/><text:tab/>def find_second (search, target):</text:p>
      <text:p text:style-name="Standard"><text:span text:style-name="T9"><text:tab/><text:tab/> <text:s text:c="3"/>return search.find(target, search.find(target)+1)</text:span><text:span text:style-name="T9"><office:annotation><dc:creator>Unknown Author</dc:creator><dc:date>2012-06-11T14:34:26.81</dc:date><text:p text:style-name="P27"><text:span text:style-name="T20">No variable “first” -- collapsed into the same line with second; ie, “first + 1” becomes [fully spelled-out search for first instance]+1 – some suggestion that this one is too complex/compressed to read easily</text:span></text:p></office:annotation></text:span></text:p>
      <text:p text:style-name="P11">EQUALITY COMPARISONS</text:p>
      <text:p text:style-name="P12">-so far, what we've done has been pretty limited – doing the same thing on all data, not doing <text:tab/>anything that really depended on what the data was</text:p>
      <text:p text:style-name="P10">-next step is to figure out a way to make code behave differently based on decisions</text:p>
      <text:p text:style-name="P10"><text:tab/>&gt;first, we're going to figure out some ways to make comparisons so that we have a way to <text:tab/><text:tab/>test &amp; decide what we should do </text:p>
      <text:p text:style-name="P10"><text:tab/>&gt;lots of different operators in Python for doing comparisons</text:p>
      <text:p text:style-name="P10"><text:tab/><text:tab/>&gt;&gt; less than &amp; greater than symbols -- &lt; &gt;, &lt;= less than or equal to, != not equal to, <text:tab/><text:tab/><text:tab/>== <text:s/>equal to, &amp; c.</text:p>
      <text:p text:style-name="P10"><text:tab/><text:tab/>&gt;&gt; all of these operate on numbers – so &lt;number&gt;&lt;comparison operator&gt;&lt;number&gt; <text:tab/><text:tab/><text:tab/>-- similar to the grammar we saw earlier for arithmetic expressions</text:p>
      <text:p text:style-name="P10"><text:tab/><text:tab/>&gt;&gt; output of a comparison is not a number – it's a Boolean value, True or False</text:p>
      <text:p text:style-name="P10"><text:tab/><text:tab/><text:tab/>print 2&lt;3 yields True in the interpreter </text:p>
      <text:p text:style-name="P10"><text:tab/><text:tab/><text:tab/>print 21&lt;3 yields false in the interpreter </text:p>
      <text:p text:style-name="Standard"><text:span text:style-name="T9"><text:tab/><text:tab/><text:tab/>print 7*3&lt;21 yields false in the interpreter</text:span><text:span text:style-name="T9"><office:annotation><dc:creator>Unknown Author</dc:creator><dc:date>2012-06-11T14:50:36.81</dc:date><text:p text:style-name="P27"><text:span text:style-name="T20">Note that we can have more complex expressions on one or both sides of the comparison operator</text:span></text:p></office:annotation></text:span><text:span text:style-name="T9"> </text:span></text:p>
      <text:p text:style-name="P10"><text:tab/><text:tab/><text:tab/>print 7*3 != 21 yields false in the interpreter </text:p>
      <text:p text:style-name="P10"><text:tab/><text:tab/><text:tab/>print 7*3==21 yields true</text:p>
      <text:p text:style-name="P10"><text:tab/>&gt; the == sign is used for “equal to” because the single equal sign means assignment – for <text:tab/><text:tab/>clarity in the code, we need a different way to indicate equality</text:p>
      <text:p text:style-name="P10"><text:tab/><text:tab/><text:tab/>i = 21 assigns the value 21 to i; there's nothing to evaluate here</text:p>
      <text:p text:style-name="P10"><text:tab/><text:tab/><text:tab/>i ==21 evaulates to either true or false, depending on whether the value of i is <text:tab/><text:tab/><text:tab/><text:tab/>21</text:p>
      <text:p text:style-name="P11">IF STATEMENTS</text:p>
      <text:p text:style-name="P12">- to make the code do something different depending on the result of a comparison, we need an if <text:tab/>statement: if &lt;test expression&gt;:</text:p>
      <text:p text:style-name="P12"><text:tab/>&gt; test expression is a comparison </text:p>
      <text:p text:style-name="P12"><text:tab/>&gt; if &lt;test expression&gt;:</text:p>
      <text:p text:style-name="P12"><text:tab/> <text:s text:c="6"/>&lt;block&gt;</text:p>
      <text:p text:style-name="P12"><text:tab/><text:tab/>**the block only executes if the test expression evaluates to true – thus the block <text:tab/><text:tab/>executes either 0 or 1 times, depending on whether the test expression is true; if the <text:tab/><text:tab/>test expression is false, we go right to the next instruction <text:s/></text:p>
      <text:p text:style-name="P1"><text:span text:style-name="T11"><text:tab/></text:span><text:span text:style-name="T13">after the block, the next statement that's not indented will be executed regardless of the <text:tab/></text:span><text:soft-page-break/><text:span text:style-name="T11"><text:tab/></text:span><text:span text:style-name="T13">outcome of the comparison</text:span></text:p>
      <text:p text:style-name="Standard"><text:span text:style-name="T9">-Here is an example where we use an </text:span><text:span text:style-name="Strong_20_Emphasis"><text:span text:style-name="T9">if</text:span></text:span><text:span text:style-name="T9"> statement to define a procedure that returns the absolute <text:tab/>value of its input: </text:span></text:p>
      <text:p text:style-name="Standard"><text:bookmark text:name="line-339"/><text:bookmark text:name="line-340"/><text:bookmark text:name="line-341"/><text:bookmark text:name="line-342"/><text:bookmark text:name="line-343"/><text:bookmark text:name="line-1-47"/><text:bookmark text:name="CA-25557f11b997058dcde7802fc3688f7993e8a8cf"/><text:span text:style-name="T9"><text:tab/><text:tab/>1 </text:span><text:bookmark text:name="CA-25557f11b997058dcde7802fc3688f7993e8a8cf_1"/><text:bookmark text:name="line-1-48"/><text:span text:style-name="T9">def absolute(x):</text:span></text:p>
      <text:p text:style-name="Standard"><text:s/><text:tab/><text:tab/><text:span text:style-name="T9">2 </text:span><text:bookmark text:name="CA-25557f11b997058dcde7802fc3688f7993e8a8cf_2"/><text:bookmark text:name="line-2-23"/><text:span text:style-name="T9"><text:s text:c="4"/>if x &lt; 0</text:span><text:span text:style-name="T9"><office:annotation><dc:creator>Unknown Author</dc:creator><dc:date>2012-06-11T15:02:36.82</dc:date><text:p text:style-name="P27"><text:span text:style-name="T20">X&lt;0 is the test expression</text:span></text:p></office:annotation></text:span><text:span text:style-name="T9">:</text:span></text:p>
      <text:p text:style-name="Standard"><text:s text:c="3"/><text:tab/><text:tab/><text:span text:style-name="T9">3 </text:span><text:bookmark text:name="CA-25557f11b997058dcde7802fc3688f7993e8a8cf_3"/><text:bookmark text:name="line-3-14"/><text:span text:style-name="T9"><text:s text:c="7"/>x = -x</text:span><text:span text:style-name="T9"><office:annotation><dc:creator>Unknown Author</dc:creator><dc:date>2012-06-11T15:02:57.82</dc:date><text:p text:style-name="P27"><text:span text:style-name="T20">The block contains one statement that changes the value of x to be negative x if x&lt;0 – note that if x is NOT less than 0, this block will not be executed and x's value will not be changed – we'll just go straight to return x</text:span></text:p></office:annotation></text:span></text:p>
      <text:p text:style-name="Standard"><text:s text:c="3"/><text:tab/><text:tab/><text:span text:style-name="T9">4 </text:span><text:bookmark text:name="CA-25557f11b997058dcde7802fc3688f7993e8a8cf_4"/><text:bookmark text:name="line-4-12"/><text:span text:style-name="T9"><text:s text:c="4"/></text:span><text:span text:style-name="T9"><office:annotation><dc:creator>Unknown Author</dc:creator><dc:date>2012-06-11T15:03:40.82</dc:date><text:p text:style-name="P27"><text:span text:style-name="T20">Here, the change in indentation returns us to outside the block offthe if statement and outside the definition of the procedure</text:span></text:p></office:annotation></text:span><text:span text:style-name="T9">return x</text:span></text:p>
      <text:p text:style-name="Standard"><text:span text:style-name="T9">-Quiz 7.1 If statements: Define a procedure, </text:span><text:span text:style-name="Strong_20_Emphasis"><text:span text:style-name="T9">bigger</text:span></text:span><text:span text:style-name="T9">, that takes in two numbers as inputs, and <text:tab/>outputs the greater of the two inputs. </text:span><text:bookmark text:name="line-346"/><text:bookmark text:name="line-347"/></text:p>
      <text:p text:style-name="Standard"><text:tab/><text:tab/>bigger(2, 7) → 7 <text:bookmark text:name="line-348"/></text:p>
      <text:p text:style-name="Standard"><text:tab/><text:tab/></text:p>
      <text:p text:style-name="Standard"><text:tab/>def bigger(x,y): </text:p>
      <text:p text:style-name="Standard"><text:tab/> <text:s text:c="3"/><office:annotation><dc:creator>Unknown Author</dc:creator><dc:date>2012-06-11T15:44:14.82</dc:date><text:p text:style-name="P27"><text:span text:style-name="T19">Indent 4</text:span></text:p></office:annotation>if x&lt;y</text:p>
      <text:p text:style-name="Standard"><text:tab/> <text:s text:c="7"/><office:annotation><dc:creator>Unknown Author</dc:creator><dc:date>2012-06-11T15:44:20.82</dc:date><text:p text:style-name="P27"><text:span text:style-name="T19">Indent 4 again, for a total of 8</text:span></text:p></office:annotation>return y</text:p>
      <text:p text:style-name="Standard"><text:tab/> <text:s text:c="3"/>if y&lt;x</text:p>
      <text:p text:style-name="Standard"><text:s text:c="20"/>return x</text:p>
      <text:p text:style-name="Standard"><text:tab/> <text:s text:c="3"/>if x==<office:annotation><dc:creator>Unknown Author</dc:creator><dc:date>2012-06-11T15:16:51.82</dc:date><text:p text:style-name="P27"><text:span text:style-name="T19">Remember the double equal sign</text:span></text:p></office:annotation>y</text:p>
      <text:p text:style-name="Standard"><text:tab/> <text:s text:c="7"/>return x</text:p>
      <text:p text:style-name="P1">ELSE EXPRESSIONS</text:p>
      <text:p text:style-name="Standard"><text:span text:style-name="T16">-</text:span><text:span text:style-name="T11">You can use an </text:span><text:span text:style-name="Strong_20_Emphasis"><text:span text:style-name="T10">else</text:span></text:span><text:span text:style-name="T11"> clause in addition to an </text:span><text:span text:style-name="Strong_20_Emphasis"><text:span text:style-name="T10">if</text:span></text:span><text:span text:style-name="T11"> statement to provide alternative code that will <text:tab/>execute when the test expression is false. The test expression determines whether to execute <text:tab/>the block inside the </text:span><text:span text:style-name="Strong_20_Emphasis"><text:span text:style-name="T10">if</text:span></text:span><text:span text:style-name="T11"> statement or the block inside the </text:span><text:span text:style-name="Strong_20_Emphasis"><text:span text:style-name="T10">else</text:span></text:span><text:span text:style-name="T11"> statement: </text:span></text:p>
      <text:p text:style-name="Standard"><text:span text:style-name="T11"><text:tab/><text:tab/>1 </text:span><text:span text:style-name="T9">if &lt;''TestExpression''&gt;:</text:span></text:p>
      <text:p text:style-name="Standard"><text:s text:c="3"/><text:tab/><text:tab/><text:span text:style-name="T9">2 </text:span><text:bookmark text:name="CA-4a02090e02e085ae4731297c6c1bf31babb218c7_2"/><text:bookmark text:name="line-2-24"/><text:span text:style-name="T9"><text:s text:c="3"/>&lt;''block''&gt;</text:span></text:p>
      <text:p text:style-name="Standard"><text:s text:c="3"/><text:tab/><text:tab/><text:span text:style-name="T9">3 </text:span><text:bookmark text:name="CA-4a02090e02e085ae4731297c6c1bf31babb218c7_3"/><text:bookmark text:name="line-3-15"/><text:span text:style-name="T9">else:</text:span></text:p>
      <text:p text:style-name="Standard"><text:s text:c="2"/><text:tab/><text:tab/><text:span text:style-name="T9">4 </text:span><text:bookmark text:name="CA-4a02090e02e085ae4731297c6c1bf31babb218c7_4"/><text:bookmark text:name="line-4-13"/><text:span text:style-name="T9"><text:s text:c="6"/>&lt;''block''&gt;</text:span></text:p>
      <text:p text:style-name="Standard"><text:span text:style-name="T9">- Using </text:span><text:span text:style-name="Strong_20_Emphasis"><text:span text:style-name="T9">else</text:span></text:span><text:span text:style-name="T9">, you can define </text:span><text:span text:style-name="Strong_20_Emphasis"><text:span text:style-name="T9">bigger</text:span></text:span><text:span text:style-name="T9"> in a more symmetrical way: </text:span><text:bookmark text:name="line-363"/><text:bookmark text:name="line-364"/></text:p>
      <text:p text:style-name="Standard"><text:span text:style-name="T9"><text:s/></text:span><text:bookmark text:name="CA-4fe88e106befbb6db434093d7bf3cd17daed03ef"/><text:span text:style-name="T9"><text:tab/>1 </text:span><text:bookmark text:name="CA-4fe88e106befbb6db434093d7bf3cd17daed03ef_1"/><text:bookmark text:name="line-1-52"/><text:span text:style-name="T9">def bigger(a, b):</text:span></text:p>
      <text:p text:style-name="Standard"><text:s text:c="3"/><text:tab/><text:span text:style-name="T9">2 </text:span><text:bookmark text:name="CA-4fe88e106befbb6db434093d7bf3cd17daed03ef_2"/><text:bookmark text:name="line-2-25"/><text:span text:style-name="T9"><text:s text:c="4"/>if a &gt; b:</text:span></text:p>
      <text:p text:style-name="Standard"><text:s text:c="2"/><text:tab/><text:span text:style-name="T9">3 </text:span><text:bookmark text:name="CA-4fe88e106befbb6db434093d7bf3cd17daed03ef_3"/><text:bookmark text:name="line-3-16"/><text:span text:style-name="T9"><text:s text:c="7"/>return a</text:span></text:p>
      <text:p text:style-name="Standard"><text:s text:c="3"/><text:tab/><text:span text:style-name="T9">4 </text:span><text:bookmark text:name="CA-4fe88e106befbb6db434093d7bf3cd17daed03ef_4"/><text:bookmark text:name="line-4-14"/><text:span text:style-name="T9"><text:s text:c="5"/>else:</text:span></text:p>
      <text:p text:style-name="Standard"><text:s text:c="3"/><text:tab/><text:span text:style-name="T9">5 </text:span><text:bookmark text:name="CA-4fe88e106befbb6db434093d7bf3cd17daed03ef_5"/><text:bookmark text:name="line-5-11"/><text:span text:style-name="T9"><text:s text:c="8"/>return b</text:span></text:p>
      <text:p text:style-name="P10"/>
      <text:p text:style-name="Standard"><text:span text:style-name="T9">-Quiz 8.1: Friends -- Define a procedure, </text:span><text:span text:style-name="Strong_20_Emphasis"><text:span text:style-name="T9">is_friend</text:span></text:span><text:span text:style-name="T9">, that takes a string as its input, and outputs a <text:tab/>Boolean indicating if the input string is the name of a friend. Assume I am friends with <text:tab/>everyone whose name starts with </text:span><text:span text:style-name="Strong_20_Emphasis"><text:span text:style-name="T9">D</text:span></text:span><text:span text:style-name="T9"> and no one else. </text:span><text:bookmark text:name="line-383"/><text:bookmark text:name="line-384"/></text:p>
      <text:p text:style-name="Standard"><text:bookmark text:name="CA-1115de698f81bbe27e454ce8c7783804e9e83918"/><text:span text:style-name="T9"><text:tab/><text:tab/>1 </text:span><text:bookmark text:name="CA-1115de698f81bbe27e454ce8c7783804e9e83918_1"/><text:bookmark text:name="line-1-56"/><text:span text:style-name="T9"><text:s text:c="4"/>print is_friend('Diane') → True</text:span></text:p>
      <text:p text:style-name="Standard"><text:s text:c="3"/><text:tab/><text:tab/><text:span text:style-name="T9">2 </text:span><text:bookmark text:name="CA-1115de698f81bbe27e454ce8c7783804e9e83918_2"/><text:bookmark text:name="line-2-27"/><text:span text:style-name="T9"><text:s text:c="4"/>print is_friend('Fred') → False</text:span></text:p>
      <text:p text:style-name="P10"><text:tab/>def is_friend(name):</text:p>
      <text:p text:style-name="P10"><text:tab/> <text:s text:c="3"/>if name[0] = “D”:</text:p>
      <text:p text:style-name="Standard"><text:span text:style-name="T9"><text:s text:c="20"/>return True</text:span><text:span text:style-name="T9"><office:annotation><dc:creator>Unknown Author</dc:creator><dc:date>2012-06-11T15:42:37.83</dc:date><text:p text:style-name="P27"><text:span text:style-name="T20">Capital letter, no quotation marks – to show this is Boolean value and not a data string</text:span></text:p></office:annotation></text:span></text:p>
      <text:p text:style-name="P10"><text:s text:c="15"/>else: </text:p>
      <text:p text:style-name="P10"><text:s text:c="21"/>return False</text:p>
      <text:p text:style-name="P10"><text:tab/>SIMPLIFICATION: </text:p>
      <text:p text:style-name="P10"><text:tab/><text:tab/>def is_friend(name):</text:p>
      <text:p text:style-name="Standard"><text:span text:style-name="T9"><text:tab/><text:tab/> <text:s text:c="3"/>return name[0] = “D”</text:span><text:span text:style-name="T9"><office:annotation><dc:creator>Unknown Author</dc:creator><dc:date>2012-06-11T15:48:53.83</dc:date><text:p text:style-name="P27"><text:span text:style-name="T20">Note that the expression itself evaluates to a Boolean value – even though we have test conditions here, an if statement is not required – it's simpler to jsut return the results of the equality test directly</text:span></text:p></office:annotation></text:span></text:p>
      <text:p text:style-name="P10"><text:tab/></text:p>
      <text:p text:style-name="Standard">-Quiz 8.2: More Friends – Define a procedure, <text:span text:style-name="Strong_20_Emphasis">is_friend</text:span>, that takes a string as its input, and outputs <text:tab/>a Boolean indicating if the input string is the name of a friend. Assume I am friends with <text:tab/>everyone whose name starts with either <text:span text:style-name="Strong_20_Emphasis">D</text:span> or <text:span text:style-name="Strong_20_Emphasis">N</text:span>, but no one else. </text:p>
      <text:p text:style-name="Standard"/>
      <text:p text:style-name="Standard"><text:tab/><text:span text:style-name="T9">def is_friend(name):</text:span></text:p>
      <text:p text:style-name="Standard"><text:soft-page-break/><text:span text:style-name="T9"><text:tab/> <text:s text:c="3"/>if name[0] ==</text:span><text:span text:style-name="T9"><office:annotation><dc:creator>Unknown Author</dc:creator><dc:date>2012-06-11T15:55:12.83</dc:date><text:p text:style-name="P27"><text:span text:style-name="T20">SERIOUSLY PAY ATTENTION TO THE DOUBLE EQUAL SIGN</text:span></text:p></office:annotation></text:span><text:span text:style-name="T9"> “D”:</text:span></text:p>
      <text:p text:style-name="P10"><text:s text:c="20"/>return True</text:p>
      <text:p text:style-name="P10"><text:s text:c="14"/>if name[0]==”N”:</text:p>
      <text:p text:style-name="P10"><text:s text:c="18"/>return True</text:p>
      <text:p text:style-name="P10"><text:s text:c="13"/>else: </text:p>
      <text:p text:style-name="P10"><text:s text:c="18"/>return False</text:p>
      <text:p text:style-name="P10"><text:tab/></text:p>
      <text:p text:style-name="P10"><text:tab/>ALTERNATIVES</text:p>
      <text:p text:style-name="Standard"><text:span text:style-name="T9"><text:tab/><text:tab/>def is_friend(name):</text:span><text:span text:style-name="T9"><office:annotation><dc:creator>Unknown Author</dc:creator><dc:date>2012-06-11T15:58:40.84</dc:date><text:p text:style-name="P27"><text:span text:style-name="T20">This alternative may show the structure better than the option above</text:span></text:p></office:annotation></text:span></text:p>
      <text:p text:style-name="P10"><text:tab/> <text:s text:c="15"/>if name[0] == “D”:</text:p>
      <text:p text:style-name="P10"><text:s text:c="31"/>return True</text:p>
      <text:p text:style-name="P10"><text:s text:c="27"/>else: </text:p>
      <text:p text:style-name="P10"><text:tab/><text:tab/><text:tab/>if name[0]==”N”:</text:p>
      <text:p text:style-name="P10"><text:s text:c="39"/>return True</text:p>
      <text:p text:style-name="P10"><text:s text:c="11"/><text:tab/><text:tab/><text:tab/>else: </text:p>
      <text:p text:style-name="P10"><text:s text:c="18"/><text:tab/><text:tab/> <text:s text:c="3"/>return False</text:p>
      <text:p text:style-name="P10"><text:tab/></text:p>
      <text:p text:style-name="P10"><text:tab/>&gt;we could also return the result right away, but to do that, we need Python's or operator, <text:tab/><text:tab/>which we haven't used yet</text:p>
      <text:p text:style-name="P11">OR</text:p>
      <text:p text:style-name="P12">- &lt;expression&gt; or &lt;expression&gt; -- if the first expression evaluates to True, then the second operand <text:tab/>is not evaluated and the value of the whole or expression is True; if the value of the first <text:tab/>expresion is false, then the value of the hwole or construct is that of the second expression -- <text:tab/>truth value here is just like in logic</text:p>
      <text:p text:style-name="P12"><text:tab/>print True or True ==&gt; True</text:p>
      <text:p text:style-name="P12"><text:tab/>print True or False ==&gt; True</text:p>
      <text:p text:style-name="P12"><text:tab/>print False or True ==&gt; True</text:p>
      <text:p text:style-name="P1"><text:span text:style-name="T11"><text:tab/>print False or False ==&gt; False</text:span><text:span text:style-name="T11"><office:annotation><dc:creator>Unknown Author</dc:creator><dc:date>2012-06-11T17:49:30.84</dc:date><text:p text:style-name="P27"><text:span text:style-name="T20">These are shown with Boolean literals, but they can be any expression we like</text:span></text:p></office:annotation></text:span></text:p>
      <text:p text:style-name="P12">- how to do the previous procedure with immediate return of the result</text:p>
      <text:p text:style-name="P12"><text:tab/>def is_friend(name):</text:p>
      <text:p text:style-name="P12"><text:tab/> <text:s text:c="3"/>return name[0]==”D” or name[0]==”N”</text:p>
      <text:p text:style-name="P12"><text:tab/>&gt;&gt;or gives us the logical or of its two operands</text:p>
      <text:p text:style-name="P12">-the one important thing or does that is different from other operators is that it only evaluates what it <text:tab/>needs to </text:p>
      <text:p text:style-name="P12"><text:tab/>&gt; print True or this_is_an_error ==&gt; this evaluates to True – even though print <text:tab/><text:tab/><text:tab/><text:tab/>this_is_an_error taken alone returns an error because of an undefined variable <text:tab/><text:tab/><text:tab/>(NameError: 'this_is_an_error' is not defined)</text:p>
      <text:p text:style-name="P12"><text:tab/>&gt; print False or this_is_an_error will return the NameError of this_is_an_error considereed <text:tab/><text:tab/>alone – since the first operand is false, it's necessary to look at the second operand, <text:tab/><text:tab/>and this is when the error arises</text:p>
      <text:p text:style-name="P12"><text:tab/>&gt; this behavior of or will turn out to be very useful – we'll see places where we rely on the </text:p>
      <text:p text:style-name="P12"><text:tab/><text:tab/>operand not getting evaluated if the first one is true</text:p>
      <text:p text:style-name="Standard"><text:span text:style-name="T11">-Quiz </text:span><text:bookmark text:name="Quiz:_Biggest"/><text:span text:style-name="T11">9.1. Quiz: Biggest</text:span><text:bookmark text:name="line-425"/><text:span text:style-name="T11"> -- </text:span>Define a procedure, biggest, that takes three numbers as inputs, and outputs the greatest of the three numbers. <text:bookmark text:name="line-426"/><text:bookmark text:name="line-427"/></text:p>
      <text:p text:style-name="Standard"><text:bookmark text:name="CA-dfccfa0b65a8fa10b97487b029fc8dbd9ae92b39"/><text:span text:style-name="T9"><text:tab/><text:tab/>1 </text:span><text:bookmark text:name="CA-dfccfa0b65a8fa10b97487b029fc8dbd9ae92b39_1"/><text:bookmark text:name="line-1-64"/><text:span text:style-name="T9">biggest (6, 2, 3) <text:s/>→ <text:s text:c="2"/>6</text:span></text:p>
      <text:p text:style-name="Standard"><text:s text:c="3"/><text:tab/><text:tab/><text:span text:style-name="T9">2 </text:span><text:bookmark text:name="CA-dfccfa0b65a8fa10b97487b029fc8dbd9ae92b39_2"/><text:bookmark text:name="line-2-31"/><text:span text:style-name="T9">biggest (2, 7, 6) <text:s/>→ <text:s text:c="2"/>7</text:span></text:p>
      <text:p text:style-name="Standard"><text:s text:c="3"/><text:tab/><text:tab/><text:span text:style-name="T9">3 </text:span><text:bookmark text:name="CA-dfccfa0b65a8fa10b97487b029fc8dbd9ae92b39_3"/><text:bookmark text:name="line-3-19"/><text:span text:style-name="T9">biggest (6, 3, 9) <text:s/>→ <text:s text:c="2"/>9</text:span></text:p>
      <text:p text:style-name="P10"/>
      <text:p text:style-name="Standard"><text:s/><text:span text:style-name="T9">The comparison has this basic shape: comparison #1 – decide whether x or y is bigger;</text:span></text:p>
      <text:p text:style-name="P10"><text:tab/>comparison #2 – decide whether the bigger number from comparison #1 is bigger than z</text:p>
      <text:p text:style-name="Text_20_body"><text:tab/></text:p>
      <text:p text:style-name="Standard"><text:tab/>def biggest(x,y,z): <text:s/></text:p>
      <text:p text:style-name="Standard"><text:soft-page-break/><text:tab/> <text:s text:c="3"/>if x&gt;=y:</text:p>
      <text:p text:style-name="Standard"><text:tab/> <text:s text:c="7"/>if x&gt;=z: <office:annotation><dc:creator>Unknown Author</dc:creator><dc:date>2012-06-11T20:17:08.84</dc:date><text:p text:style-name="P27"><text:span text:style-name="T19">This comparison will only execute when x&gt;=y</text:span></text:p></office:annotation></text:p>
      <text:p text:style-name="Standard"><text:s text:c="5"/><text:tab/> <text:s text:c="11"/>return x</text:p>
      <text:p text:style-name="Standard"><text:tab/> <text:s text:c="6"/>else: </text:p>
      <text:p text:style-name="Standard"><text:tab/> <text:s text:c="11"/>return z<office:annotation><dc:creator>Unknown Author</dc:creator><dc:date>2012-06-11T20:18:08.84</dc:date><text:p text:style-name="P27"><text:span text:style-name="T19">When return z, z&gt;=x&gt;y</text:span></text:p></office:annotation></text:p>
      <text:p text:style-name="Standard"><text:tab/> <text:s text:c="3"/>else:<office:annotation><dc:creator>Unknown Author</dc:creator><dc:date>2012-06-11T20:19:40.85</dc:date><text:p text:style-name="P27"><text:span text:style-name="T19">When this else executes, y&gt;=x</text:span></text:p></office:annotation></text:p>
      <text:p text:style-name="Standard"><text:tab/> <text:s text:c="7"/>ify&gt;=x:</text:p>
      <text:p text:style-name="Standard"><text:s text:c="3"/><text:tab/> <text:s text:c="11"/>ify&gt;=z:</text:p>
      <text:p text:style-name="Standard"><text:s text:c="3"/><text:tab/> <text:s text:c="15"/>return y</text:p>
      <text:p text:style-name="Standard"><text:tab/><text:tab/>else:<office:annotation><dc:creator>Unknown Author</dc:creator><dc:date>2012-06-11T20:20:34.85</dc:date><text:p text:style-name="P27"><text:span text:style-name="T19">z&gt;=y&gt;=x</text:span></text:p></office:annotation> </text:p>
      <text:p text:style-name="Standard"><text:s text:c="28"/>return z<office:annotation><dc:creator>Unknown Author</dc:creator><dc:date>2012-06-11T20:18:56.85</dc:date><text:p text:style-name="P27"><text:span text:style-name="T19">When return z, z&gt;=y&gt;x</text:span></text:p></office:annotation></text:p>
      <text:p text:style-name="Standard"><text:tab/>&gt; when you get a lot of nested if expressions, you should try to find a clearer way to do the <text:tab/><text:tab/>thing you're trying to do – smaller, simpler, easier to understand &amp; easier to write <text:tab/><text:tab/>correctly</text:p>
      <text:p text:style-name="Standard">def biggest(x,y,z)</text:p>
      <text:p text:style-name="Standard"><text:s text:c="4"/>num=x</text:p>
      <text:p text:style-name="Standard"><text:s text:c="4"/>if num&lt;y:</text:p>
      <text:p text:style-name="Standard"><text:s text:c="8"/>num=y</text:p>
      <text:p text:style-name="Standard"><text:s text:c="4"/>if num&lt;z:</text:p>
      <text:p text:style-name="Standard"><text:s text:c="7"/>num=z</text:p>
      <text:p text:style-name="Standard"><text:s text:c="4"/>return num</text:p>
      <text:p text:style-name="Standard"><text:tab/>&gt; composing two calls to bigger – make the output of the first call one of the inputs for the <text:tab/><text:tab/>next call <text:s text:c="2"/></text:p>
      <text:p text:style-name="Standard"><text:span text:style-name="T9"><text:tab/><text:tab/>def bigger(x, y):</text:span><text:span text:style-name="T9"><office:annotation><dc:creator>Unknown Author</dc:creator><dc:date>2012-06-11T20:24:14.85</dc:date><text:p text:style-name="P27"><text:span text:style-name="T20">Bigger defined to use below</text:span></text:p></office:annotation></text:span></text:p>
      <text:p text:style-name="P10"><text:bookmark text:name="CA-4fe88e106befbb6db434093d7bf3cd17daed03ef_21"/><text:bookmark text:name="line-2-251"/><text:s text:c="4"/><text:tab/><text:tab/> <text:s text:c="3"/>if x &gt; y:</text:p>
      <text:p text:style-name="P10"><text:bookmark text:name="CA-4fe88e106befbb6db434093d7bf3cd17daed03ef_31"/><text:bookmark text:name="line-3-161"/><text:s text:c="31"/>return x</text:p>
      <text:p text:style-name="P10"><text:bookmark text:name="CA-4fe88e106befbb6db434093d7bf3cd17daed03ef_41"/><text:bookmark text:name="line-4-141"/><text:s text:c="3"/><text:tab/><text:tab/> <text:s text:c="2"/>else:</text:p>
      <text:p text:style-name="P12"><text:s text:c="4"/><text:tab/><text:tab/> <text:s text:c="6"/>return y</text:p>
      <text:p text:style-name="P12"><text:tab/><text:tab/>def biggest(x,y,z):</text:p>
      <text:p text:style-name="Standard"><text:span text:style-name="T11"><text:tab/><text:tab/> <text:s text:c="3"/>return bigger (bigger(</text:span><text:span text:style-name="T11"><office:annotation><dc:creator>Unknown Author</dc:creator><dc:date>2012-06-11T20:23:49.85</dc:date><text:p text:style-name="P27"><text:span text:style-name="T20">Output here is the bigger of x and y, which is then compared with z</text:span></text:p></office:annotation></text:span><text:span text:style-name="T12">bigger(x,y)</text:span><text:span text:style-name="T11">,z)</text:span></text:p>
      <text:p text:style-name="P12"><text:tab/>&gt; when we do composition, it's as though the procedure we do last comes “first” (outermost <text:tab/><text:tab/>here) – because it needs the outputs from the previous calls for its inputs</text:p>
      <text:p text:style-name="P12">- Python max procedure will do this same thing – max(x,y,z)</text:p>
      <text:p text:style-name="P12">- with arithmetic, procedures, comparisons, and if statements, you have all the tools to write any computer program</text:p>
      <text:p text:style-name="P11">WHILE LOOPS</text:p>
      <text:p text:style-name="P12">- a way to do things repeatedly </text:p>
      <text:p text:style-name="P12">- while &lt;test expression&gt;:</text:p>
      <text:p text:style-name="P12"><text:s text:c="7"/>&lt;block&gt;</text:p>
      <text:p text:style-name="P12"><text:tab/>** the block can execute multiple times – it will keep going as long as the test expression is <text:tab/><text:tab/>true (vs. an if statement, <text:s/>in which the block executes only 1 or 0 times)</text:p>
      <text:p text:style-name="P12"><text:tab/>** just keeps returning from the block to the text expression until the test expression is no <text:tab/><text:tab/>longer true – when/if this happens, we go to the next instruction </text:p>
      <text:p text:style-name="P12"><text:tab/>&gt; could keep going forever – no requirement that it ever be false</text:p>
      <text:p text:style-name="Standard"><text:span text:style-name="T11"><text:tab/>&gt;</text:span><text:span text:style-name="T9">Here is an example </text:span><text:span text:style-name="T9">while</text:span><text:span text:style-name="T9"> loop: </text:span><text:bookmark text:name="line-515"/><text:bookmark text:name="line-516"/></text:p>
      <text:p text:style-name="P10"><text:bookmark text:name="CA-bbf2fc7085aa7e8f942b9fbecb9f8e1e6e6a066c"/><text:bookmark text:name="CA-bbf2fc7085aa7e8f942b9fbecb9f8e1e6e6a066c_1"/><text:bookmark text:name="line-1-74"/><text:tab/><text:tab/>i = 0</text:p>
      <text:p text:style-name="P10"><text:bookmark text:name="CA-bbf2fc7085aa7e8f942b9fbecb9f8e1e6e6a066c_2"/><text:bookmark text:name="line-2-35"/><text:tab/><text:tab/>while i &lt; 10:</text:p>
      <text:p text:style-name="P10"><text:bookmark text:name="CA-bbf2fc7085aa7e8f942b9fbecb9f8e1e6e6a066c_3"/><text:bookmark text:name="line-3-22"/><text:tab/><text:tab/> <text:s text:c="4"/>print i</text:p>
      <text:p text:style-name="Standard"><text:s/><text:bookmark text:name="CA-bbf2fc7085aa7e8f942b9fbecb9f8e1e6e6a066c_4"/><text:bookmark text:name="line-4-19"/><text:tab/><text:tab/> <text:s text:c="4"/><text:span text:style-name="T9">i = i + 1</text:span><text:span text:style-name="T9"><office:annotation><dc:creator>Unknown Author</dc:creator><dc:date>2012-06-11T20:56:33.86</dc:date><text:p text:style-name="P27"><text:span text:style-name="T20">If this were an if statement, we'd be done at this step – but because it's a while statement, we return to the test expression and execute the block again</text:span></text:p></office:annotation></text:span></text:p>
      <text:p text:style-name="Standard"><text:bookmark text:name="line-522"/><text:tab/>This code will execute the inner block as long as the test expression, while i &lt; 10, is True. <text:tab/>Inside the block, it prints i and then adds 1 to i. In this example, the while loop repeats 10 <text:tab/>times, printing the numbers from 0 to 9. At the end of the loop, the value of i is 10. </text:p>
      <text:p text:style-name="Standard"><text:soft-page-break/><text:span text:style-name="T9">-</text:span><text:bookmark text:name="Quiz:_While_Loops"/><text:span text:style-name="T9">11.1. Quiz: While Loops -- </text:span>What does this program do? <text:span text:style-name="T9"><text:s/></text:span></text:p>
      <text:p text:style-name="Standard"><text:bookmark text:name="CA-43dcd73357bf8a11c53d06b7a5b2f43f73056c0d"/><text:s text:c="3"/><text:bookmark text:name="CA-43dcd73357bf8a11c53d06b7a5b2f43f73056c0d_1"/><text:bookmark text:name="line-1-76"/><text:tab/><text:span text:style-name="T9">i = 0</text:span></text:p>
      <text:p text:style-name="Standard"><text:s text:c="3"/><text:bookmark text:name="CA-43dcd73357bf8a11c53d06b7a5b2f43f73056c0d_2"/><text:bookmark text:name="line-2-36"/><text:tab/><text:span text:style-name="T9">while i != 10:</text:span></text:p>
      <text:p text:style-name="Standard"><text:s text:c="3"/><text:bookmark text:name="CA-43dcd73357bf8a11c53d06b7a5b2f43f73056c0d_3"/><text:bookmark text:name="line-3-23"/><text:tab/> <text:s text:c="2"/><text:span text:style-name="T9"><text:s/>i = i + 1</text:span><text:span text:style-name="T9"><office:annotation><dc:creator>Unknown Author</dc:creator><dc:date>2012-06-11T21:12:08.86</dc:date><text:p text:style-name="P27"><text:span text:style-name="T20">Note how this differs from the previous example – the print step occurs AFTER the addition step, and the test expression is <text:s text:c="3"/>i !=10</text:span></text:p></office:annotation></text:span></text:p>
      <text:p text:style-name="Standard"><text:s text:c="3"/><text:bookmark text:name="CA-43dcd73357bf8a11c53d06b7a5b2f43f73056c0d_4"/><text:bookmark text:name="line-4-20"/><text:tab/> <text:s text:c="3"/><text:span text:style-name="T9">print i</text:span></text:p>
      <text:p text:style-name="Standard"><text:bookmark text:name="line-533"/><text:tab/>Produce an error <text:bookmark text:name="line-534"/><office:annotation><dc:creator>Unknown Author</dc:creator><dc:date>2012-06-11T21:25:06.86</dc:date><text:p text:style-name="P27"><text:span text:style-name="T19">No – runs fine</text:span></text:p></office:annotation></text:p>
      <text:p text:style-name="Standard"><text:tab/>Print out the numbers from 0 to 9. <text:bookmark text:name="line-535"/><office:annotation><dc:creator>Unknown Author</dc:creator><dc:date>2012-06-11T21:25:22.86</dc:date><text:p text:style-name="P27"><text:span text:style-name="T19">No – will never print 0</text:span></text:p></office:annotation></text:p>
      <text:p text:style-name="Standard"><text:tab/>Print out the numbers from 1 to 9. <text:bookmark text:name="line-536"/><office:annotation><dc:creator>Unknown Author</dc:creator><dc:date>2012-06-11T21:26:00.86</dc:date><text:p text:style-name="P27"><text:span text:style-name="T19">No – these are (most of) the permitted values of i (less 0), not the numbers that will be printed, which run through 10</text:span></text:p></office:annotation></text:p>
      <text:p text:style-name="Standard"><text:tab/><text:span text:style-name="T4">Print out the numbers from 1 to 10. </text:span><text:bookmark text:name="line-537"/></text:p>
      <text:p text:style-name="Standard"><text:tab/>Run forever<office:annotation><dc:creator>Unknown Author</dc:creator><dc:date>2012-06-11T21:25:37.86</dc:date><text:p text:style-name="P27"><text:span text:style-name="T19">No – cuts off when I = 10</text:span></text:p></office:annotation></text:p>
      <text:p text:style-name="Standard"/>
      <text:p text:style-name="Standard">-<text:bookmark text:name="Quiz:_While_Loops-2"/>11.2. Quiz: While Loops-2<text:bookmark text:name="line-542"/> What does the following code do? <text:bookmark text:name="line-543"/><text:bookmark text:name="line-544"/></text:p>
      <text:p text:style-name="P10"><text:bookmark text:name="CA-96d0dc79ede699ba841081373c1411fc4734fbde"/><text:bookmark text:name="CA-96d0dc79ede699ba841081373c1411fc4734fbde_1"/><text:bookmark text:name="line-1-78"/><text:tab/>i = 1</text:p>
      <text:p text:style-name="P10"><text:bookmark text:name="CA-96d0dc79ede699ba841081373c1411fc4734fbde_2"/><text:bookmark text:name="line-2-37"/><text:tab/>while i != 10:</text:p>
      <text:p text:style-name="P10"><text:bookmark text:name="CA-96d0dc79ede699ba841081373c1411fc4734fbde_3"/><text:bookmark text:name="line-3-24"/><text:tab/> <text:s text:c="3"/>i = i + 2</text:p>
      <text:p text:style-name="P10"><text:bookmark text:name="CA-96d0dc79ede699ba841081373c1411fc4734fbde_4"/><text:bookmark text:name="line-4-21"/><text:tab/> <text:s text:c="3"/>print i</text:p>
      <text:p text:style-name="P21"><text:bookmark text:name="line-550"/><text:tab/>Produce an error. <text:bookmark text:name="line-551"/></text:p>
      <text:p text:style-name="P21"><text:tab/>Print out 2, 4, 6, 8. <text:bookmark text:name="line-552"/><office:annotation><dc:creator>Unknown Author</dc:creator><dc:date>2012-06-11T21:24:42.87</dc:date><text:p text:style-name="P27"><text:span text:style-name="T19">Never correct – will never print even numbers</text:span></text:p></office:annotation></text:p>
      <text:p text:style-name="P21"><text:tab/>Print out 1, 3, 5, 7, 9. <text:bookmark text:name="line-553"/><office:annotation><dc:creator>Unknown Author</dc:creator><dc:date>2012-06-11T21:24:28.87</dc:date><text:p text:style-name="P27"><text:span text:style-name="T19">Never correct – will never print 1</text:span></text:p></office:annotation></text:p>
      <text:p text:style-name="P21"><text:tab/><text:span text:style-name="T5">Print out 3, 5, 7, 9. </text:span><text:bookmark text:name="line-554"/><text:span text:style-name="T5"><office:annotation><dc:creator>Unknown Author</dc:creator><dc:date>2012-06-11T21:21:39.87</dc:date><text:p text:style-name="P27"><text:span text:style-name="T19">This would be right if the test expression were i&lt;10</text:span></text:p></office:annotation></text:span></text:p>
      <text:p text:style-name="Text_20_body"><text:tab/><text:span text:style-name="T4">Run forever.</text:span> <office:annotation><dc:creator>Unknown Author</dc:creator><dc:date>2012-06-11T21:19:52.87</dc:date><text:p text:style-name="P27"><text:span text:style-name="T19">Because the test expression is <text:s text:c="2"/>i !=10 and I will never be equal to 10 here – there is never an even value for I, so it just keeps going – this is an infinite loop, a la when software hangs, and will just keep puttering away as long as it's allowed to do so</text:span></text:p></office:annotation></text:p>
      <text:p text:style-name="Text_20_body">-<text:bookmark text:name="Quiz:_Print_Numbers"/>11.3. Quiz: Print Numbers<text:bookmark text:name="line-559"/> – Define a procedure, print_numbers, that takes as input a positive <text:tab/>whole number, and prints out all the whole numbers from 1 up to and including the input <text:tab/>number. </text:p>
      <text:p text:style-name="P10"><text:bookmark text:name="CA-a94904f6d365c84df4c3eb3c1874d65e3c4886da"/><text:bookmark text:name="CA-a94904f6d365c84df4c3eb3c1874d65e3c4886da_1"/><text:bookmark text:name="line-1-80"/><text:tab/>print_numbers(3)</text:p>
      <text:p text:style-name="P10"><text:bookmark text:name="CA-a94904f6d365c84df4c3eb3c1874d65e3c4886da_2"/><text:bookmark text:name="line-2-38"/><text:tab/>1</text:p>
      <text:p text:style-name="Standard"><text:s text:c="3"/><text:bookmark text:name="CA-a94904f6d365c84df4c3eb3c1874d65e3c4886da_3"/><text:bookmark text:name="line-3-25"/><text:tab/><text:span text:style-name="T9">2</text:span></text:p>
      <text:p text:style-name="Standard"><text:s text:c="3"/><text:bookmark text:name="CA-a94904f6d365c84df4c3eb3c1874d65e3c4886da_4"/><text:bookmark text:name="line-4-22"/><text:tab/><text:span text:style-name="T9">3</text:span></text:p>
      <text:p text:style-name="P10"/>
      <text:p text:style-name="P10"><text:tab/>def print_numbers(num):</text:p>
      <text:p text:style-name="P10"><text:tab/> <text:s text:c="3"/>x=0</text:p>
      <text:p text:style-name="P10"><text:tab/> <text:s text:c="3"/>while x&lt;num:</text:p>
      <text:p text:style-name="Standard"><text:span text:style-name="T9"><text:tab/> <text:s text:c="7"/>x=x+1</text:span><text:span text:style-name="T9"><office:annotation><dc:creator>Unknown Author</dc:creator><dc:date>2012-06-11T21:40:15.87</dc:date><text:p text:style-name="P27"><text:span text:style-name="T20">Originally num=x+1, which hung &amp; got killed – because it keeps adding 1 to num and x will always be less than num, so the while loop will never conclude</text:span></text:p></office:annotation></text:span></text:p>
      <text:p text:style-name="P10"><text:s text:c="5"/><text:tab/> <text:s text:c="7"/>print x</text:p>
      <text:p text:style-name="P10"><text:tab/></text:p>
      <text:p text:style-name="P10"><text:tab/>BAD VERSION</text:p>
      <text:p text:style-name="P10"><text:tab/>def print_numbers(num):</text:p>
      <text:p text:style-name="P10"><text:tab/> <text:s text:c="3"/>x=0</text:p>
      <text:p text:style-name="P10"><text:tab/> <text:s text:c="3"/>while x&lt;num:</text:p>
      <text:p text:style-name="P10"><text:s text:c="4"/><text:tab/> <text:s text:c="7"/>x=x+1</text:p>
      <text:p text:style-name="Standard"><text:span text:style-name="T9"><text:tab/> <text:s text:c="3"/></text:span><text:span text:style-name="T9"><office:annotation><dc:creator>Unknown Author</dc:creator><dc:date>2012-06-12T09:34:05.87</dc:date><text:p text:style-name="P27"><text:span text:style-name="T20">Note that this is not indented properly – the print command reads as being outside the loop</text:span></text:p></office:annotation></text:span><text:span text:style-name="T9">print x</text:span></text:p>
      <text:p text:style-name="P10"/>
      <text:p text:style-name="Standard"><text:span text:style-name="T9"><text:tab/>print</text:span><text:span text:style-name="T9"><office:annotation><dc:creator>Unknown Author</dc:creator><dc:date>2012-06-11T22:31:06.88</dc:date><text:p text:style-name="P27"><text:span text:style-name="T20">The first print request – print x – yields 4, but that's before the SECOND print request – print print_numbers(4)which yields None, because there's no single value returned by the procedure to print here </text:span></text:p></office:annotation></text:span><text:span text:style-name="T9"> print_numbers(4)</text:span><text:span text:style-name="T9"><office:annotation><dc:creator>Unknown Author</dc:creator><dc:date>2012-06-12T09:35:17.88</dc:date><text:p text:style-name="P27"><text:span text:style-name="T20">Need return in the procedure above to output the data for use in a nother procedure like this one print print_numbers()</text:span></text:p></office:annotation></text:span></text:p>
      <text:p text:style-name="Standard"><text:span text:style-name="T9"><text:tab/><text:tab/>in the interpreter, this yields: 4</text:span><text:span text:style-name="T9"><office:annotation><dc:creator>Unknown Author</dc:creator><dc:date>2012-06-11T22:06:17.88</dc:date><text:p text:style-name="P27"><text:span text:style-name="T20">Only prints 4 because the addition step is happening inside the loop – NB this is caused by the print line not being properly indented</text:span></text:p></office:annotation></text:span></text:p>
      <text:p text:style-name="P10"><text:tab/><text:tab/><text:tab/><text:tab/><text:tab/><text:tab/>None</text:p>
      <text:p text:style-name="Standard">ANSWERS</text:p>
      <text:p text:style-name="Standard">def print_numbers(n)</text:p>
      <text:p text:style-name="Standard"><text:s text:c="4"/>i = 1</text:p>
      <text:p text:style-name="P10"><text:s text:c="4"/>while i &lt;= n:</text:p>
      <text:p text:style-name="P10"><text:s text:c="8"/>print i</text:p>
      <text:p text:style-name="P10"><text:s text:c="8"/>i=i+1</text:p>
      <text:p text:style-name="P10"><text:soft-page-break/></text:p>
      <text:p text:style-name="P10">def print_numbers(n)</text:p>
      <text:p text:style-name="P10"><text:s text:c="4"/>i=0</text:p>
      <text:p text:style-name="P10"><text:s text:c="4"/>while i&lt;n:</text:p>
      <text:p text:style-name="P10"><text:s text:c="8"/>i=i+1</text:p>
      <text:p text:style-name="P10"><text:s text:c="8"/>print i</text:p>
      <text:p text:style-name="P16">-if n = 0, none of these options will print anything, because the test expression is never true and the <text:tab/>loop never executes – which makes sense, because there are no whole numbers between 0 <text:tab/>and 0, which is what the problem asks you to print</text:p>
      <text:p text:style-name="P10">On the difference between “print” and “return”: </text:p>
      <text:p text:style-name="P24"/>
      <text:p text:style-name="P24">A)</text:p>
      <text:p text:style-name="P24">return outputs the data from procedure - so you can use it somewhere else. </text:p>
      <text:p text:style-name="Text_20_body">print is simply a "side effect" that prints the data to the screen. </text:p>
      <text:p text:style-name="Text_20_body">print is helpful for debugging your code. Use print to find out the value of variables and they will get printed to the screen. </text:p>
      <text:p text:style-name="Text_20_body">But <text:span text:style-name="T4">you can't print something in a procedure and then use it in another procedure. Print only puts the data on screen. </text:span></text:p>
      <text:p text:style-name="Text_20_body">Consider the following:</text:p>
      <text:p text:style-name="Preformatted_20_Text"><text:span text:style-name="Source_20_Text">def foo():</text:span></text:p>
      <text:p text:style-name="Preformatted_20_Text"><text:span text:style-name="Source_20_Text"><text:s text:c="4"/>print 5</text:span></text:p>
      <text:p text:style-name="Preformatted_20_Text"/>
      <text:p text:style-name="Preformatted_20_Text"><text:span text:style-name="Source_20_Text">def bar():</text:span></text:p>
      <text:p text:style-name="Preformatted_20_Text"><text:span text:style-name="Source_20_Text"><text:s text:c="4"/>return 7</text:span></text:p>
      <text:p text:style-name="Preformatted_20_Text"/>
      <text:p text:style-name="Preformatted_20_Text"><text:span text:style-name="Source_20_Text">x = foo() </text:span></text:p>
      <text:p text:style-name="Preformatted_20_Text"><text:span text:style-name="Source_20_Text">#when you make this assignment "5" will print on the screen </text:span></text:p>
      <text:p text:style-name="Preformatted_20_Text"><text:span text:style-name="Source_20_Text">#this is because that is when the function is called.</text:span></text:p>
      <text:p text:style-name="Preformatted_20_Text"/>
      <text:p text:style-name="Preformatted_20_Text"><text:span text:style-name="Source_20_Text">y = bar()</text:span></text:p>
      <text:p text:style-name="Preformatted_20_Text"/>
      <text:p text:style-name="Preformatted_20_Text"><text:span text:style-name="Source_20_Text">print x </text:span></text:p>
      <text:p text:style-name="Preformatted_20_Text"><text:span text:style-name="Source_20_Text"># will equal "None" because foo() does not return a value</text:span></text:p>
      <text:p text:style-name="Preformatted_20_Text"><text:span text:style-name="Source_20_Text">print y </text:span></text:p>
      <text:p text:style-name="P22"><text:span text:style-name="Source_20_Text"># will equal "7" because "7" was output from the bar() function by the return statement.</text:span></text:p>
      <text:p text:style-name="P10">B) </text:p>
      <text:p text:style-name="Standard">'print' and 'return' are very different. '<text:span text:style-name="T4">print' displays something on the screen</text:span> while <text:span text:style-name="T4">return actually passes a value to be used elsewhere.</text:span> A function (procedure) usually 'returns' a value. Here is an example of the difference: (my commands are typed in after the '&gt;&gt;&gt;' and python's response occurs on lines without '&gt;&gt;&gt;')</text:p>
      <text:p text:style-name="Preformatted_20_Text"><text:span text:style-name="Source_20_Text">&gt;&gt;&gt; def myfunction():</text:span></text:p>
      <text:p text:style-name="Preformatted_20_Text"><text:span text:style-name="Source_20_Text">... <text:s text:c="2"/>return 2</text:span><text:span text:style-name="Source_20_Text"><office:annotation><dc:creator>Unknown Author</dc:creator><dc:date>2012-06-12T09:38:38.88</dc:date><text:p text:style-name="P27"><text:span text:style-name="T19">Myfunction() returns 2</text:span></text:p></office:annotation></text:span></text:p>
      <text:p text:style-name="Preformatted_20_Text"><text:span text:style-name="Source_20_Text">... </text:span></text:p>
      <text:p text:style-name="Preformatted_20_Text"><text:span text:style-name="Source_20_Text">&gt;&gt;&gt; def pfunction():</text:span><text:span text:style-name="Source_20_Text"><office:annotation><dc:creator>Unknown Author</dc:creator><dc:date>2012-06-12T09:39:00.89</dc:date><text:p text:style-name="P27"><text:span text:style-name="T19">Pfunction(0) PRINTS 2</text:span></text:p></office:annotation></text:span></text:p>
      <text:p text:style-name="Preformatted_20_Text"><text:span text:style-name="Source_20_Text">... <text:s text:c="2"/>print 2</text:span></text:p>
      <text:p text:style-name="Preformatted_20_Text"><text:span text:style-name="Source_20_Text">... </text:span></text:p>
      <text:p text:style-name="Preformatted_20_Text"><text:span text:style-name="Source_20_Text">&gt;&gt;&gt; variable1 = myfunction()</text:span></text:p>
      <text:p text:style-name="Preformatted_20_Text"><text:span text:style-name="Source_20_Text">&gt;&gt;&gt; variable1</text:span></text:p>
      <text:p text:style-name="Preformatted_20_Text"><text:span text:style-name="Source_20_Text">2</text:span></text:p>
      <text:p text:style-name="Preformatted_20_Text"><text:span text:style-name="Source_20_Text">&gt;&gt;&gt; variable2 = pfunction()</text:span></text:p>
      <text:p text:style-name="Preformatted_20_Text"><text:span text:style-name="Source_20_Text">2</text:span></text:p>
      <text:p text:style-name="Preformatted_20_Text"><text:span text:style-name="Source_20_Text">&gt;&gt;&gt; variable2</text:span></text:p>
      <text:p text:style-name="Preformatted_20_Text"><text:soft-page-break/><text:span text:style-name="Source_20_Text">&gt;&gt;&gt; </text:span></text:p>
      <text:p text:style-name="Preformatted_20_Text"><text:span text:style-name="Source_20_Text">&gt;&gt;&gt; variable2 == 2</text:span></text:p>
      <text:p text:style-name="Preformatted_20_Text"><text:span text:style-name="Source_20_Text">False</text:span></text:p>
      <text:p text:style-name="Preformatted_20_Text"><text:span text:style-name="Source_20_Text">&gt;&gt;&gt; variable2 == None</text:span></text:p>
      <text:p text:style-name="Preformatted_20_Text"><text:span text:style-name="Source_20_Text">True</text:span></text:p>
      <text:p text:style-name="Preformatted_20_Text"><text:span text:style-name="Source_20_Text">&gt;&gt;&gt; variable1 == 2</text:span></text:p>
      <text:p text:style-name="Preformatted_20_Text"><text:span text:style-name="Source_20_Text">True</text:span></text:p>
      <text:p text:style-name="P22"><text:span text:style-name="Source_20_Text">&gt;&gt;&gt;</text:span></text:p>
      <text:p text:style-name="Text_20_body">So I created 2 functions, one of them RETURNS a value of 2 (myfunction) and the other one PRINTS the value 2 (pfunction). Then I assign each of them to a variable. Variable1 is assigned to myfunction and variable2 is assigned to pfunction. After I assign variable1 to myfunciton notice how the interpreter does not show anything on the following line, but when I assign variable2 to pfunction the interpreter shows the number 2 on the following line. <text:span text:style-name="T4">This is because when I assign the functions to a variable python runs the functions first and assigns the returned value to the variable.</text:span> <text:span text:style-name="T1">So when I assign variable1 to myfunction it runs myfunction, which does not print anything, it simply returns the value 2 and python then assigns that value to variable1.</text:span> Now, when I assign variable2 to pfunction, notice how on the following line python shows the number 2. As I mentioned before, that is because<text:span text:style-name="T1"> python runs pfunction first so it can take the returned value and assign it to variable2, and since all pfunction does is 'print' 2, it displays 2 when I assign it and python returns None by default since I have not specified a value to return</text:span>. So when I run the tests in the last few lines we see that variable2 is equal to None and not equal to 2.</text:p>
      <text:p text:style-name="Text_20_body">To re-iterate...</text:p>
      <text:p text:style-name="Text_20_body">When you try to run some tests on the variables is when you really see what is going on. When I type in variable1 it shows me 2 but when I type in variable 2 it shows nothing. This is because the function pfunction does not RETURN anything so python automatically returns the value None. I try to see if variable 2 equals 2 but python says False, that is because None is the new value for variable2 since the function returns nothing. But if we RETURN 2, like in variable1, we see that variable1 is equal to 2.</text:p>
      <text:p text:style-name="Text_20_body">print is generally used to observe python behavior, like when you need to debug or just want to learn python (like all of us in this class). All it does is display something inside the python interpreter window. Return, however, actually sends/assigns a value instead of just display it.</text:p>
      <text:p text:style-name="P15">Python expects functions to return values which is evidenced by the fact that python returns the value None by default if no value is explicitly returned.</text:p>
      <text:p text:style-name="Standard"><text:span text:style-name="T9">-</text:span><text:bookmark text:name="Quiz:_Factorial"/><text:span text:style-name="T9">12.1. Quiz: Factorial</text:span><text:bookmark text:name="line-581"/><text:span text:style-name="T9"> -- </text:span>Define a procedure, factorial, that takes one number as its input and outputs <text:tab/>the factorial of that number.</text:p>
      <text:p text:style-name="Standard"><text:tab/><text:span text:style-name="Strong_20_Emphasis">factorial</text:span>(<text:span text:style-name="Emphasis">n</text:span>) = <text:span text:style-name="Emphasis">n</text:span> · (<text:span text:style-name="Emphasis">n</text:span>-1) · (<text:span text:style-name="Emphasis">n</text:span>-2) · … · 2 · 1 </text:p>
      <text:p text:style-name="Standard"/>
      <text:p text:style-name="Standard"><text:tab/>def factorial(num): </text:p>
      <text:p text:style-name="Standard"><text:tab/> <text:s text:c="3"/>i=num</text:p>
      <text:p text:style-name="Standard"><text:tab/> <text:s text:c="3"/>while i&gt;0:</text:p>
      <text:p text:style-name="Standard"><text:tab/> <text:s text:c="7"/>i=i-1</text:p>
      <text:p text:style-name="Standard"><text:s text:c="20"/>print num * i</text:p>
      <text:p text:style-name="Standard"/>
      <text:p text:style-name="Standard"><text:tab/>&gt;right now, this code prints out 4 stacked instances of the same number – for example, <text:tab/><text:tab/><text:tab/>factorial(4) yields 4</text:p>
      <text:p text:style-name="Standard"><text:tab/><text:tab/><text:tab/><text:tab/> <text:s text:c="5"/>4<office:annotation><dc:creator>Unknown Author</dc:creator><dc:date>2012-06-13T14:31:08.89</dc:date><text:p text:style-name="P27"><text:span text:style-name="T19">The value of num never gets changed here, b/c num starts &gt;0 and stays that way – you get four 4s because it prints num 4 times (num * 4)</text:span></text:p></office:annotation></text:p>
      <text:p text:style-name="Standard"><text:s text:c="53"/>4</text:p>
      <text:p text:style-name="Standard"><text:s text:c="53"/>4</text:p>
      <text:p text:style-name="Standard"><text:tab/><text:tab/>&gt;&gt; if you move the print line out, so it's indented in line with the loop, it just prints 4 <text:tab/><text:tab/><text:tab/>once</text:p>
      <text:p text:style-name="Standard"><text:soft-page-break/><text:tab/>&gt;So this won't do at all</text:p>
      <text:p text:style-name="Standard"/>
      <text:p text:style-name="P9">def factorial(n):</text:p>
      <text:p text:style-name="P9"><text:s text:c="4"/>fact = 1<office:annotation><dc:creator>Unknown Author</dc:creator><dc:date>2012-06-12T10:09:49.89</dc:date><text:p text:style-name="P27"><text:span text:style-name="T19">Set fact equal to 1</text:span></text:p></office:annotation></text:p>
      <text:p text:style-name="P9"><text:s text:c="4"/>while n&gt;=1:<office:annotation><dc:creator>Unknown Author</dc:creator><dc:date>2012-06-12T10:10:00.89</dc:date><text:p text:style-name="P27"><text:span text:style-name="T19">While the number being factored is 1 or greater</text:span></text:p></office:annotation></text:p>
      <text:p text:style-name="P9"><text:s text:c="8"/>fact = fact * n<office:annotation><dc:creator>Unknown Author</dc:creator><dc:date>2012-06-12T10:10:19.90</dc:date><text:p text:style-name="P27"><text:span text:style-name="T19">Fact <text:s/>equals fact <text:s/>times n – if n = 4, then fact =1 on the first loop, 12 on the second loop, and 24 on the 3</text:span><text:span text:style-name="T22">rd</text:span><text:span text:style-name="T19">, 4</text:span><text:span text:style-name="T22">th</text:span><text:span text:style-name="T19">, and 5</text:span><text:span text:style-name="T22">th</text:span><text:span text:style-name="T19"> loops; n=4 on the first loop, 3 on the second loop, 2 on the 3</text:span><text:span text:style-name="T22">rd</text:span><text:span text:style-name="T19"> loop, 1 on the 4</text:span><text:span text:style-name="T22">th</text:span><text:span text:style-name="T19"> loop, and 0 on the 5</text:span><text:span text:style-name="T22">th</text:span><text:span text:style-name="T19"> loop</text:span></text:p></office:annotation></text:p>
      <text:p text:style-name="P9"><text:s text:c="8"/>n=n-1<office:annotation><dc:creator>Unknown Author</dc:creator><dc:date>2012-06-12T10:12:58.90</dc:date><text:p text:style-name="P27"><text:span text:style-name="T19">This reduces n by one on each iteration of the loop, so that the next value of fact*n is reduced by 1</text:span></text:p></office:annotation></text:p>
      <text:p text:style-name="P9"><text:s text:c="4"/>return fact</text:p>
      <text:p text:style-name="Standard"/>
      <text:p text:style-name="Standard">factorial(4)</text:p>
      <text:p text:style-name="P7">#loop 1</text:p>
      <text:p text:style-name="Standard">fact=1</text:p>
      <text:p text:style-name="Standard">while 4&gt;=1: (loop executes)</text:p>
      <text:p text:style-name="Standard"><text:s text:c="4"/>1 (fact) assigned 1*4 <text:s/>→ so after loop 1, fact =4</text:p>
      <text:p text:style-name="Standard"><text:s text:c="4"/>4 (n) assigned 4-1 <text:s text:c="2"/>→ after loop 1, n=3</text:p>
      <text:p text:style-name="Standard">return fact as input for next iteration of loop, fact = 4</text:p>
      <text:p text:style-name="P7">#loop2</text:p>
      <text:p text:style-name="Standard">fact=4</text:p>
      <text:p text:style-name="Standard">while 3&gt;=1: (loop executes)</text:p>
      <text:p text:style-name="Standard"><text:s text:c="4"/>4 (fact) assigned 4*3 → after loop 2, fact = 12</text:p>
      <text:p text:style-name="Standard"><text:s text:c="4"/>3 (n) assigned 3-1 → after loop 2, n = 2</text:p>
      <text:p text:style-name="Standard">return fact</text:p>
      <text:p text:style-name="P7">#loop3</text:p>
      <text:p text:style-name="Standard">fact=12</text:p>
      <text:p text:style-name="Standard">while 2&gt;=1: (loop executes)</text:p>
      <text:p text:style-name="Standard"><text:s text:c="4"/>12 (fact) assigned 12*2 → after loop, fact =24</text:p>
      <text:p text:style-name="Standard"><text:s text:c="4"/>2 (n) assigned 2-1 → after loop, n=1</text:p>
      <text:p text:style-name="Standard">return fact</text:p>
      <text:p text:style-name="P7">#loop 4</text:p>
      <text:p text:style-name="P8">fact = 24</text:p>
      <text:p text:style-name="P8">while 1&gt;=1: (loop executes)</text:p>
      <text:p text:style-name="P8"><text:s text:c="4"/>24 (fact) assigned 24*1 –&gt; after loop, fact = 24</text:p>
      <text:p text:style-name="P8"><text:s text:c="4"/>1(n) assigned 1-1 → after loop, n=0</text:p>
      <text:p text:style-name="P8">return fact</text:p>
      <text:p text:style-name="P7">#loop5</text:p>
      <text:p text:style-name="P8">fact = 24</text:p>
      <text:p text:style-name="P8">while 0&gt;=1: (loop DOES NOT execute)</text:p>
      <text:p text:style-name="P8"/>
      <text:p text:style-name="Standard">return fact → 24</text:p>
      <text:p text:style-name="Standard"/>
      <text:p text:style-name="P10">ANSWER</text:p>
      <text:p text:style-name="P10">&gt;&gt; we need a variable to keep track of the results as we go, as well as a variable to keep track of <text:tab/>how many times we go</text:p>
      <text:p text:style-name="P10"><text:tab/>def factorial(n):</text:p>
      <text:p text:style-name="Standard"><text:span text:style-name="T9"><text:tab/> <text:s text:c="3"/>result = 1</text:span><text:span text:style-name="T9"><office:annotation><dc:creator>Unknown Author</dc:creator><dc:date>2012-06-12T10:52:36.90</dc:date><text:p text:style-name="P27"><text:span text:style-name="T20">This variable keeps track of the result so far – it's like “fact” in the code above</text:span></text:p></office:annotation></text:span></text:p>
      <text:p text:style-name="Standard"><text:span text:style-name="T9"><text:tab/> <text:s text:c="3"/>while n&gt;=1: </text:span><text:span text:style-name="T9"><office:annotation><dc:creator>Unknown Author</dc:creator><dc:date>2012-06-12T10:53:58.90</dc:date><text:p text:style-name="P27"><text:span text:style-name="T20">Now, we'll subtract 1 each time we go through the loop &amp; keep updating the result</text:span></text:p></office:annotation></text:span></text:p>
      <text:p text:style-name="Standard"><text:span text:style-name="T9"><text:s text:c="19"/>result = result*n</text:span><text:span text:style-name="T9"><office:annotation><dc:creator>Unknown Author</dc:creator><dc:date>2012-06-12T10:54:54.91</dc:date><text:p text:style-name="P27"><text:span text:style-name="T20">Here, the result is multiplied by the current value of n</text:span></text:p></office:annotation></text:span><text:span text:style-name="T9"> <text:s text:c="5"/></text:span></text:p>
      <text:p text:style-name="Standard"><text:span text:style-name="T9"><text:s text:c="19"/>n=n-1</text:span><text:span text:style-name="T9"><office:annotation><dc:creator>Unknown Author</dc:creator><dc:date>2012-06-12T10:56:12.91</dc:date><text:p text:style-name="P27"><text:span text:style-name="T20">Keep changing the value of n, to reduce the value of n as we go</text:span></text:p></office:annotation></text:span></text:p>
      <text:p text:style-name="P10"><text:s text:c="15"/>return result</text:p>
      <text:p text:style-name="P11">BREAK</text:p>
      <text:p text:style-name="P12">-break statement – gives us a way to stop the loop, even while the test condition is true</text:p>
      <text:p text:style-name="P12">-Typical structure of the loop with a break looks like this: </text:p>
      <text:p text:style-name="P12"><text:bookmark text:name="line-587"/><text:bookmark text:name="line-588"/><text:bookmark text:name="CA-a057fca8f75b35b7a7f54dac8441f8a6035f2af7"/><text:soft-page-break/><text:tab/></text:p>
      <text:p text:style-name="P19"><text:a xlink:type="simple" xlink:href="http://wiki.udacity.com/CS101%20Unit%202#CA-a057fca8f75b35b7a7f54dac8441f8a6035f2af7_1"><text:s text:c="3"/></text:a><text:a xlink:type="simple" xlink:href="http://wiki.udacity.com/CS101%20Unit%202#CA-a057fca8f75b35b7a7f54dac8441f8a6035f2af7_1"><text:span text:style-name="T9">1</text:span></text:a><text:span text:style-name="T9"> </text:span><text:bookmark text:name="CA-a057fca8f75b35b7a7f54dac8441f8a6035f2af7_1"/><text:bookmark text:name="line-1-82"/><text:span text:style-name="T9">while &lt;''TestExpression''&gt;:</text:span></text:p>
      <text:p text:style-name="P19"><text:a xlink:type="simple" xlink:href="http://wiki.udacity.com/CS101%20Unit%202#CA-a057fca8f75b35b7a7f54dac8441f8a6035f2af7_2"><text:s text:c="3"/></text:a><text:a xlink:type="simple" xlink:href="http://wiki.udacity.com/CS101%20Unit%202#CA-a057fca8f75b35b7a7f54dac8441f8a6035f2af7_2"><text:span text:style-name="T9">2</text:span></text:a><text:span text:style-name="T9"> </text:span><text:bookmark text:name="CA-a057fca8f75b35b7a7f54dac8441f8a6035f2af7_2"/><text:bookmark text:name="line-2-39"/><text:span text:style-name="T9"><text:s text:c="6"/>&lt;''Code''&gt;</text:span><text:span text:style-name="T9"><office:annotation><dc:creator>Unknown Author</dc:creator><dc:date>2012-06-12T11:08:26.94</dc:date><text:p text:style-name="P27"><text:span text:style-name="T20">This is inside the block for the while statement</text:span></text:p></office:annotation></text:span></text:p>
      <text:p text:style-name="P19"><text:a xlink:type="simple" xlink:href="http://wiki.udacity.com/CS101%20Unit%202#CA-a057fca8f75b35b7a7f54dac8441f8a6035f2af7_3"><text:s text:c="3"/></text:a><text:a xlink:type="simple" xlink:href="http://wiki.udacity.com/CS101%20Unit%202#CA-a057fca8f75b35b7a7f54dac8441f8a6035f2af7_3"><text:span text:style-name="T9">3</text:span></text:a><text:span text:style-name="T9"> </text:span><text:bookmark text:name="CA-a057fca8f75b35b7a7f54dac8441f8a6035f2af7_3"/><text:bookmark text:name="line-3-26"/><text:span text:style-name="T9"><text:s text:c="6"/>if &lt;''BreakTest''&gt;:</text:span><text:span text:style-name="T9"><office:annotation><dc:creator>Unknown Author</dc:creator><dc:date>2012-06-12T11:08:49.95</dc:date><text:p text:style-name="P27"><text:span text:style-name="T20">This break test tells whether it's time to break – if the test expression here is true, then the program will leave the loop &amp; its block and proceed to the code after the while loop </text:span></text:p></office:annotation></text:span></text:p>
      <text:p text:style-name="P19"><text:a xlink:type="simple" xlink:href="http://wiki.udacity.com/CS101%20Unit%202#CA-a057fca8f75b35b7a7f54dac8441f8a6035f2af7_4"><text:s text:c="3"/></text:a><text:a xlink:type="simple" xlink:href="http://wiki.udacity.com/CS101%20Unit%202#CA-a057fca8f75b35b7a7f54dac8441f8a6035f2af7_4"><text:span text:style-name="T9">4</text:span></text:a><text:span text:style-name="T9"> </text:span><text:bookmark text:name="CA-a057fca8f75b35b7a7f54dac8441f8a6035f2af7_4"/><text:bookmark text:name="line-4-23"/><text:span text:style-name="T9"><text:s text:c="9"/>break # stop executing the while loop</text:span></text:p>
      <text:p text:style-name="P19"><text:a xlink:type="simple" xlink:href="http://wiki.udacity.com/CS101%20Unit%202#CA-a057fca8f75b35b7a7f54dac8441f8a6035f2af7_5"><text:s text:c="3"/></text:a><text:a xlink:type="simple" xlink:href="http://wiki.udacity.com/CS101%20Unit%202#CA-a057fca8f75b35b7a7f54dac8441f8a6035f2af7_5"><text:span text:style-name="T9">5</text:span></text:a><text:span text:style-name="T9"> </text:span><text:bookmark text:name="CA-a057fca8f75b35b7a7f54dac8441f8a6035f2af7_5"/><text:bookmark text:name="line-5-16"/><text:span text:style-name="T9"><text:s text:c="6"/>&lt;</text:span><text:span text:style-name="T9"><office:annotation><dc:creator>Unknown Author</dc:creator><dc:date>2012-06-12T11:11:07.95</dc:date><text:p text:style-name="P27"><text:span text:style-name="T20">If the break test is false, then we just contiune with “more code” inside the loop, execute the test expression again, etc. until the break test returns True, at which point we execute the break</text:span></text:p></office:annotation></text:span><text:span text:style-name="T9">''More Code''&gt;</text:span></text:p>
      <text:p text:style-name="P23"><text:a xlink:type="simple" xlink:href="http://wiki.udacity.com/CS101%20Unit%202#CA-a057fca8f75b35b7a7f54dac8441f8a6035f2af7_6"><text:s text:c="3"/></text:a><text:a xlink:type="simple" xlink:href="http://wiki.udacity.com/CS101%20Unit%202#CA-a057fca8f75b35b7a7f54dac8441f8a6035f2af7_6"><text:span text:style-name="T9">6</text:span></text:a><text:span text:style-name="T9"> </text:span><text:bookmark text:name="CA-a057fca8f75b35b7a7f54dac8441f8a6035f2af7_6"/><text:bookmark text:name="line-6-11"/><text:span text:style-name="T9">&lt;''After While''&gt;</text:span></text:p>
      <text:p text:style-name="Standard"><text:tab/>The break statement jumps out of the loop to &lt;After While&gt;.</text:p>
      <text:p text:style-name="Standard">-old code for print_numbers</text:p>
      <text:p text:style-name="P20"><text:bookmark text:name="CA-a738ad6a205789878ea663b816c3c884c6dba313"/>def print_numbers(n):</text:p>
      <text:p text:style-name="P19"><text:a xlink:type="simple" xlink:href="http://wiki.udacity.com/CS101%20Unit%202#CA-a738ad6a205789878ea663b816c3c884c6dba313_2"><text:s text:c="3"/></text:a><text:a xlink:type="simple" xlink:href="http://wiki.udacity.com/CS101%20Unit%202#CA-a738ad6a205789878ea663b816c3c884c6dba313_2"><text:span text:style-name="T9">2</text:span></text:a><text:span text:style-name="T9"> </text:span><text:bookmark text:name="CA-a738ad6a205789878ea663b816c3c884c6dba313_2"/><text:bookmark text:name="line-2-77"/><text:span text:style-name="T9"><text:s text:c="6"/>i = 1</text:span></text:p>
      <text:p text:style-name="P19"><text:a xlink:type="simple" xlink:href="http://wiki.udacity.com/CS101%20Unit%202#CA-a738ad6a205789878ea663b816c3c884c6dba313_3"><text:s text:c="3"/></text:a><text:a xlink:type="simple" xlink:href="http://wiki.udacity.com/CS101%20Unit%202#CA-a738ad6a205789878ea663b816c3c884c6dba313_3"><text:span text:style-name="T9">3</text:span></text:a><text:span text:style-name="T9"> </text:span><text:bookmark text:name="CA-a738ad6a205789878ea663b816c3c884c6dba313_3"/><text:bookmark text:name="line-3-55"/><text:span text:style-name="T9"><text:s text:c="6"/>while i &lt;= n:</text:span></text:p>
      <text:p text:style-name="P19"><text:a xlink:type="simple" xlink:href="http://wiki.udacity.com/CS101%20Unit%202#CA-a738ad6a205789878ea663b816c3c884c6dba313_4"><text:s text:c="3"/></text:a><text:a xlink:type="simple" xlink:href="http://wiki.udacity.com/CS101%20Unit%202#CA-a738ad6a205789878ea663b816c3c884c6dba313_4"><text:span text:style-name="T9">4</text:span></text:a><text:span text:style-name="T9"> </text:span><text:bookmark text:name="CA-a738ad6a205789878ea663b816c3c884c6dba313_4"/><text:bookmark text:name="line-4-48"/><text:span text:style-name="T9"><text:s text:c="10"/>print i</text:span></text:p>
      <text:p text:style-name="P19"><text:a xlink:type="simple" xlink:href="http://wiki.udacity.com/CS101%20Unit%202#CA-a738ad6a205789878ea663b816c3c884c6dba313_5"><text:s text:c="3"/></text:a><text:a xlink:type="simple" xlink:href="http://wiki.udacity.com/CS101%20Unit%202#CA-a738ad6a205789878ea663b816c3c884c6dba313_5"><text:span text:style-name="T9">5</text:span></text:a><text:span text:style-name="T9"> </text:span><text:bookmark text:name="CA-a738ad6a205789878ea663b816c3c884c6dba313_5"/><text:bookmark text:name="line-5-38"/><text:span text:style-name="T9"><text:s text:c="10"/>i = i + 1</text:span></text:p>
      <text:p text:style-name="P19"><text:a xlink:type="simple" xlink:href="http://wiki.udacity.com/CS101%20Unit%202#CA-a738ad6a205789878ea663b816c3c884c6dba313_6"><text:s text:c="3"/></text:a><text:a xlink:type="simple" xlink:href="http://wiki.udacity.com/CS101%20Unit%202#CA-a738ad6a205789878ea663b816c3c884c6dba313_6"><text:span text:style-name="T9">6</text:span></text:a><text:span text:style-name="T9"> </text:span><text:bookmark text:name="CA-a738ad6a205789878ea663b816c3c884c6dba313_6"/><text:bookmark text:name="line-6-28"/></text:p>
      <text:p text:style-name="P19"><text:a xlink:type="simple" xlink:href="http://wiki.udacity.com/CS101%20Unit%202#CA-a738ad6a205789878ea663b816c3c884c6dba313_7"><text:s text:c="3"/></text:a><text:a xlink:type="simple" xlink:href="http://wiki.udacity.com/CS101%20Unit%202#CA-a738ad6a205789878ea663b816c3c884c6dba313_7"><text:span text:style-name="T9">7</text:span></text:a><text:span text:style-name="T9"> </text:span><text:bookmark text:name="CA-a738ad6a205789878ea663b816c3c884c6dba313_7"/><text:bookmark text:name="line-7-20"/><text:span text:style-name="T9">print_numbers(3)</text:span></text:p>
      <text:p text:style-name="P19"><text:a xlink:type="simple" xlink:href="http://wiki.udacity.com/CS101%20Unit%202#CA-a738ad6a205789878ea663b816c3c884c6dba313_8"><text:s text:c="3"/></text:a><text:a xlink:type="simple" xlink:href="http://wiki.udacity.com/CS101%20Unit%202#CA-a738ad6a205789878ea663b816c3c884c6dba313_8"><text:span text:style-name="T9">8</text:span></text:a><text:span text:style-name="T9"> </text:span><text:bookmark text:name="CA-a738ad6a205789878ea663b816c3c884c6dba313_8"/><text:bookmark text:name="line-8-17"/><text:span text:style-name="T9">1</text:span></text:p>
      <text:p text:style-name="P19"><text:a xlink:type="simple" xlink:href="http://wiki.udacity.com/CS101%20Unit%202#CA-a738ad6a205789878ea663b816c3c884c6dba313_9"><text:s text:c="3"/></text:a><text:a xlink:type="simple" xlink:href="http://wiki.udacity.com/CS101%20Unit%202#CA-a738ad6a205789878ea663b816c3c884c6dba313_9"><text:span text:style-name="T9">9</text:span></text:a><text:span text:style-name="T9"> </text:span><text:bookmark text:name="CA-a738ad6a205789878ea663b816c3c884c6dba313_9"/><text:bookmark text:name="line-9-12"/><text:span text:style-name="T9">2</text:span></text:p>
      <text:p text:style-name="P23"><text:a xlink:type="simple" xlink:href="http://wiki.udacity.com/CS101%20Unit%202#CA-a738ad6a205789878ea663b816c3c884c6dba313_10"><text:s text:c="2"/></text:a><text:a xlink:type="simple" xlink:href="http://wiki.udacity.com/CS101%20Unit%202#CA-a738ad6a205789878ea663b816c3c884c6dba313_10"><text:span text:style-name="T9">10</text:span></text:a><text:span text:style-name="T9"> </text:span><text:bookmark text:name="CA-a738ad6a205789878ea663b816c3c884c6dba313_10"/><text:bookmark text:name="line-10-9"/><text:span text:style-name="T9">3</text:span></text:p>
      <text:p text:style-name="Standard">- defining print_numbers using break <text:bookmark text:name="line-599"/><text:bookmark text:name="line-600"/><office:annotation><dc:creator>Unknown Author</dc:creator><dc:date>2012-06-12T11:19:28.97</dc:date><text:p text:style-name="P27"><text:span text:style-name="T19">This code is in no way preferable to the old code above – it simply shows how to use break</text:span></text:p></office:annotation></text:p>
      <text:p text:style-name="P19"><text:bookmark text:name="CA-4f218ccad472ec679d19839953266809cbdf4c09"/><text:a xlink:type="simple" xlink:href="http://wiki.udacity.com/CS101%20Unit%202#CA-4f218ccad472ec679d19839953266809cbdf4c09_1"><text:s text:c="3"/></text:a><text:a xlink:type="simple" xlink:href="http://wiki.udacity.com/CS101%20Unit%202#CA-4f218ccad472ec679d19839953266809cbdf4c09_1"><text:span text:style-name="T9">1</text:span></text:a><text:span text:style-name="T9"> </text:span><text:bookmark text:name="CA-4f218ccad472ec679d19839953266809cbdf4c09_1"/><text:bookmark text:name="line-1-84"/><text:span text:style-name="T9">def print_numbers(n):</text:span></text:p>
      <text:p text:style-name="P19"><text:a xlink:type="simple" xlink:href="http://wiki.udacity.com/CS101%20Unit%202#CA-4f218ccad472ec679d19839953266809cbdf4c09_2"><text:s text:c="3"/></text:a><text:a xlink:type="simple" xlink:href="http://wiki.udacity.com/CS101%20Unit%202#CA-4f218ccad472ec679d19839953266809cbdf4c09_2"><text:span text:style-name="T9">2</text:span></text:a><text:span text:style-name="T9"> </text:span><text:bookmark text:name="CA-4f218ccad472ec679d19839953266809cbdf4c09_2"/><text:bookmark text:name="line-2-40"/><text:span text:style-name="T9"><text:s text:c="4"/>i = 1</text:span></text:p>
      <text:p text:style-name="P19"><text:a xlink:type="simple" xlink:href="http://wiki.udacity.com/CS101%20Unit%202#CA-4f218ccad472ec679d19839953266809cbdf4c09_3"><text:s text:c="3"/></text:a><text:a xlink:type="simple" xlink:href="http://wiki.udacity.com/CS101%20Unit%202#CA-4f218ccad472ec679d19839953266809cbdf4c09_3"><text:span text:style-name="T9">3</text:span></text:a><text:span text:style-name="T9"> </text:span><text:bookmark text:name="CA-4f218ccad472ec679d19839953266809cbdf4c09_3"/><text:bookmark text:name="line-3-27"/><text:span text:style-name="T9"><text:s text:c="4"/>while True:</text:span><text:span text:style-name="T9"><office:annotation><dc:creator>Unknown Author</dc:creator><dc:date>2012-06-12T11:17:41.97</dc:date><text:p text:style-name="P27"><text:span text:style-name="T20">The test expression for the while statement is simply True – this will always be true &amp; never false, so the loop will run on indefinitely unless we do something – the while text cannot stop the loop on its own</text:span></text:p></office:annotation></text:span></text:p>
      <text:p text:style-name="P19"><text:a xlink:type="simple" xlink:href="http://wiki.udacity.com/CS101%20Unit%202#CA-4f218ccad472ec679d19839953266809cbdf4c09_4"><text:s text:c="3"/></text:a><text:a xlink:type="simple" xlink:href="http://wiki.udacity.com/CS101%20Unit%202#CA-4f218ccad472ec679d19839953266809cbdf4c09_4"><text:span text:style-name="T9">4</text:span></text:a><text:span text:style-name="T9"> </text:span><text:bookmark text:name="CA-4f218ccad472ec679d19839953266809cbdf4c09_4"/><text:bookmark text:name="line-4-24"/><text:span text:style-name="T9"><text:s text:c="10"/>if i &gt; n:</text:span></text:p>
      <text:p text:style-name="P19"><text:a xlink:type="simple" xlink:href="http://wiki.udacity.com/CS101%20Unit%202#CA-4f218ccad472ec679d19839953266809cbdf4c09_5"><text:s text:c="3"/></text:a><text:a xlink:type="simple" xlink:href="http://wiki.udacity.com/CS101%20Unit%202#CA-4f218ccad472ec679d19839953266809cbdf4c09_5"><text:span text:style-name="T9">5</text:span></text:a><text:span text:style-name="T9"> </text:span><text:bookmark text:name="CA-4f218ccad472ec679d19839953266809cbdf4c09_5"/><text:bookmark text:name="line-5-17"/><text:span text:style-name="T9"><text:s text:c="13"/>break</text:span></text:p>
      <text:p text:style-name="P19"><text:a xlink:type="simple" xlink:href="http://wiki.udacity.com/CS101%20Unit%202#CA-4f218ccad472ec679d19839953266809cbdf4c09_6"><text:s text:c="3"/></text:a><text:a xlink:type="simple" xlink:href="http://wiki.udacity.com/CS101%20Unit%202#CA-4f218ccad472ec679d19839953266809cbdf4c09_6"><text:span text:style-name="T9">6</text:span></text:a><text:span text:style-name="T9"> </text:span><text:bookmark text:name="CA-4f218ccad472ec679d19839953266809cbdf4c09_6"/><text:bookmark text:name="line-6-12"/><text:span text:style-name="T9"><text:s text:c="10"/>print i</text:span></text:p>
      <text:p text:style-name="P23"><text:a xlink:type="simple" xlink:href="http://wiki.udacity.com/CS101%20Unit%202#CA-4f218ccad472ec679d19839953266809cbdf4c09_7"><text:s text:c="3"/></text:a><text:a xlink:type="simple" xlink:href="http://wiki.udacity.com/CS101%20Unit%202#CA-4f218ccad472ec679d19839953266809cbdf4c09_7"><text:span text:style-name="T9">7</text:span></text:a><text:span text:style-name="T9"> </text:span><text:bookmark text:name="CA-4f218ccad472ec679d19839953266809cbdf4c09_7"/><text:bookmark text:name="line-7-8"/><text:span text:style-name="T9"><text:s text:c="10"/>i = i + 1</text:span></text:p>
      <text:p text:style-name="Standard"><text:tab/>&gt;&gt; sometimes, although not in the print_numbers case, it's easier to write the code using <text:tab/><text:tab/>break than it is without it – e.g., sometimes it's more difficult to write the loop <text:tab/><text:tab/><text:tab/>without using break, since it's not clear before executing part of the block if the loop <text:tab/><text:tab/>should continue repeating. </text:p>
      <text:p text:style-name="Standard">-<text:bookmark text:name="Quiz:_Break"/>13.1. Quiz: Break<text:bookmark text:name="line-612"/><text:bookmark text:name="line-613"/><text:bookmark text:name="line-614"/><text:bookmark text:name="line-1-85"/> – Which of the following are always equivalent to: </text:p>
      <text:p text:style-name="Standard"><text:tab/>while &lt;T&gt;:<office:annotation><dc:creator>Unknown Author</dc:creator><dc:date>2012-06-12T11:50:08.98</dc:date><text:p text:style-name="P27"><text:span text:style-name="T19">OK – this says – if T is true, do S; repeat until T is false</text:span></text:p></office:annotation></text:p>
      <text:p text:style-name="Standard"><text:tab/> <text:s text:c="3"/>&lt;S&gt;</text:p>
      <text:p text:style-name="Standard"><text:span text:style-name="T17">a.</text:span> while &lt;T&gt;:</text:p>
      <text:p text:style-name="Standard"><text:s text:c="8"/><text:span text:style-name="T4">if False: </text:span><text:span text:style-name="T4"><office:annotation><dc:creator>Unknown Author</dc:creator><dc:date>2012-06-12T11:51:07.98</dc:date><text:p text:style-name="P27"><text:span text:style-name="T19">This highlighted part will never be executed – b/c the test expression is set to False, so this says the same thing as the comparison expression EQUIVALENT</text:span></text:p></office:annotation></text:span></text:p>
      <text:p text:style-name="Standard"><text:s text:c="11"/><text:span text:style-name="T4"><text:s/>break</text:span></text:p>
      <text:p text:style-name="Standard"><text:s text:c="8"/>&lt;S&gt;</text:p>
      <text:p text:style-name="Standard"/>
      <text:p text:style-name="Standard">b. while &lt;T&gt;:</text:p>
      <text:p text:style-name="Standard"><text:s text:c="8"/>&lt;S&gt;</text:p>
      <text:p text:style-name="Standard"><text:s text:c="8"/>break<office:annotation><dc:creator>Unknown Author</dc:creator><dc:date>2012-06-12T11:52:16.98</dc:date><text:p text:style-name="P27"><text:span text:style-name="T19">I think this says to break after the first execution of &lt;S&gt; – there's no other test expression for the break – so the loop will only run once NOT EQUIVALENT</text:span></text:p></office:annotation></text:p>
      <text:p text:style-name="Standard"/>
      <text:p text:style-name="Standard">c. while True:</text:p>
      <text:p text:style-name="Standard"><text:s text:c="8"/>if &lt;T&gt;:<office:annotation><dc:creator>Unknown Author</dc:creator><dc:date>2012-06-12T11:53:01.98</dc:date><text:p text:style-name="P27"><text:span text:style-name="T19">If True, do this other stuff (ie, </text:span></text:p><text:p text:style-name="P27"><text:span text:style-name="T19">always do this other stuff) – then, if T is True, break – the test condition for the break is the same as the test condition for the while statement – NOT EQUIVALENT – if the second line said if not &lt;T&gt;, then this would equivalent to the comparison statement</text:span></text:p></office:annotation></text:p>
      <text:p text:style-name="Standard"><text:s text:c="11"/>break</text:p>
      <text:p text:style-name="Standard"><text:s text:c="8"/>&lt;S&gt;</text:p>
      <text:p text:style-name="Standard"><text:span text:style-name="T17">d</text:span>. while &lt;T&gt;:<office:annotation><dc:creator>Unknown Author</dc:creator><dc:date>2012-06-12T11:54:23.98</dc:date><text:p text:style-name="P27"><text:span text:style-name="T19">This is basically two iterations of the loop – as long as T is True both times, which it has to be for the if statement to execute, these should be the same – although it's kind of like this one runs in double time – EQUIVALENT</text:span></text:p></office:annotation></text:p>
      <text:p text:style-name="Standard"><text:s text:c="9"/>&lt;S&gt;</text:p>
      <text:p text:style-name="Standard"><text:s text:c="13"/>if &lt;T&gt;:</text:p>
      <text:p text:style-name="Standard"><text:s text:c="17"/>&lt;S&gt;</text:p>
      <text:p text:style-name="Standard"><text:s text:c="8"/>else: </text:p>
      <text:p text:style-name="Standard"><text:s text:c="12"/>break</text:p>
      <text:p text:style-name="P11"><text:soft-page-break/>MULTIPLE ASSIGNMENT</text:p>
      <text:p text:style-name="P12">- now we have break, while loops, and using if statements to make decisions– these are the tools we <text:tab/>need to extract all the URLs on a Web page</text:p>
      <text:p text:style-name="P12">- recall the code for getting a link and returning the outputs needed to advance to the next URL</text:p>
      <text:p text:style-name="P12"><text:tab/>page = . . . contents of some web page . . . </text:p>
      <text:p text:style-name="Standard"><text:tab/>start_link = page.find('&lt;a href='&gt;)</text:p>
      <text:p text:style-name="Standard"><text:tab/>start_quote=page.find('”', start_link)</text:p>
      <text:p text:style-name="Standard"><text:tab/>end_quote=page.find('”', start_quote+1)</text:p>
      <text:p text:style-name="Standard"><text:tab/>url=page[start_quote+1:end_quote]</text:p>
      <text:p text:style-name="Standard"><text:tab/>print url</text:p>
      <text:p text:style-name="Standard"><text:tab/>page=page[end_quote:]<office:annotation><dc:creator>Unknown Author</dc:creator><dc:date>2012-06-11T09:37:21.99</dc:date><text:p text:style-name="P27"><text:span text:style-name="T19">To find the next URL</text:span></text:p></office:annotation></text:p>
      <text:p text:style-name="Standard"><text:tab/>start_link = page.find('&lt;a href='&gt;)</text:p>
      <text:p text:style-name="Standard"><text:tab/>start_quote=page.find('”', start_link)</text:p>
      <text:p text:style-name="Standard"><text:tab/>end_quote=page.find('”', start_quote+1)</text:p>
      <text:p text:style-name="Standard"><text:tab/>url=page[start_quote+1:end_quote]</text:p>
      <text:p text:style-name="Standard"><text:tab/>print url</text:p>
      <text:p text:style-name="Standard"><text:tab/>.</text:p>
      <text:p text:style-name="Standard"><text:tab/>.</text:p>
      <text:p text:style-name="Standard"><text:tab/>.</text:p>
      <text:p text:style-name="Standard"><text:tab/>url=page[start_quote+1:end_quote]</text:p>
      <text:p text:style-name="Standard"><text:tab/>print url</text:p>
      <text:p text:style-name="P12"><text:tab/>page=page[end_quote:]</text:p>
      <text:p text:style-name="P12"><text:tab/>.</text:p>
      <text:p text:style-name="P12"><text:tab/>.</text:p>
      <text:p text:style-name="P12"><text:tab/>.</text:p>
      <text:p text:style-name="P12">-we can keep doing this code over &amp; over, finding as many URLs as there are on the page, or . . . </text:p>
      <text:p text:style-name="P12">-we can extract part of the code into a procedure </text:p>
      <text:p text:style-name="Standard"><text:span text:style-name="T11"><text:tab/></text:span><text:span text:style-name="T3">start_link = page.find('&lt;a href='&gt;)</text:span></text:p>
      <text:p text:style-name="P2"><text:tab/>start_quote=page.find('”', start_link)</text:p>
      <text:p text:style-name="P2"><text:tab/>end_quote=page.find('”', start_quote+1)</text:p>
      <text:p text:style-name="P3"><text:tab/>url=page[start_quote+1:end_quote]</text:p>
      <text:p text:style-name="P12"/>
      <text:p text:style-name="Standard"><text:span text:style-name="T11"><text:tab/></text:span><text:span text:style-name="T8">def get_next_target (page)</text:span></text:p>
      <text:p text:style-name="Standard"><text:span text:style-name="T6"><text:tab/><text:tab/> </text:span><text:span text:style-name="T2"><text:s text:c="3"/>start_link = page.find('&lt;a href='&gt;)</text:span></text:p>
      <text:p text:style-name="P2"><text:tab/><text:tab/> <text:s text:c="3"/>start_quote = page.find('”', start_link)</text:p>
      <text:p text:style-name="P2"><text:tab/><text:tab/> <text:s text:c="3"/>end_quote = page.find('”', start_quote+1)</text:p>
      <text:p text:style-name="P2"><text:tab/><text:tab/> <text:s text:c="3"/>url = page[start_quote+1:end_quote]</text:p>
      <text:p text:style-name="P2"><text:span text:style-name="T8"><text:tab/><text:tab/> <text:s text:c="2"/></text:span><text:span text:style-name="T11"><text:s/>return url</text:span><text:span text:style-name="T11"><office:annotation><dc:creator>Unknown Author</dc:creator><dc:date>2012-06-11T11:31:26.99</dc:date><text:p text:style-name="P27"><text:span text:style-name="T19">String – note that these return values are a change to the previous code</text:span></text:p></office:annotation></text:span><text:span text:style-name="T11">, end_quote</text:span></text:p>
      <text:p text:style-name="P6">-and then we want to make it so that we can keep going, via a while loop – we want to write a <text:tab/>while loop that keeps looking for links until we reach the end of the page</text:p>
      <text:p text:style-name="P6"><text:tab/>&gt; we haven't yet used a procedure that returns two things, but it's convenient and simple to <text:tab/><text:tab/>do this – we just need two values on the left side of an assignment statment</text:p>
      <text:p text:style-name="P6"><text:tab/>&gt; simple assignment rule: &lt;name&gt; = &lt;expression&gt; -- assigns the value of expression to <text:tab/><text:tab/><text:tab/>name</text:p>
      <text:p text:style-name="P6"><text:tab/>&gt; multiple assignment rule -- we can have multiple names on the left side and multiple <text:tab/><text:tab/><text:tab/>expressions on the right side : &lt;name1&gt;, &lt;name2&gt;, . . . &lt;name n&gt; = &lt;expression1&gt;, <text:tab/><text:tab/>&lt;expression2&gt;, . . . &lt;expression n&gt;</text:p>
      <text:p text:style-name="P6"><text:tab/><text:tab/>** can have any number of either names or expressions, as long as they match and <text:tab/><text:tab/><text:tab/>are separated by commas</text:p>
      <text:p text:style-name="P6"><text:tab/><text:tab/>** value of the first expression is assigned to the first name, etc.</text:p>
      <text:p text:style-name="P6"><text:tab/><text:tab/>** for example, a,b = 1,2 – assigns to a the value 1 and to b the value 2</text:p>
      <text:p text:style-name="P4"><text:span text:style-name="T11"><text:tab/>&gt;so to get the two return outputs from the procedure above, we want two variables on the </text:span><text:soft-page-break/><text:span text:style-name="T11"><text:tab/><text:tab/>left side and the procedure call on the right </text:span></text:p>
      <text:p text:style-name="P4"><text:span text:style-name="T11"><text:tab/><text:tab/>**</text:span><text:span text:style-name="T11"><office:annotation><dc:creator>Unknown Author</dc:creator><dc:date>2012-06-12T13:25:43.99</dc:date><text:p text:style-name="P27"><text:span text:style-name="T20">Two variables</text:span></text:p></office:annotation></text:span><text:span text:style-name="T11"> url, endpos = get_next_target(page)</text:span><text:span text:style-name="T11"><office:annotation><dc:creator>Unknown Author</dc:creator><dc:date>2012-06-12T13:25:55</dc:date><text:p text:style-name="P27"><text:span text:style-name="T20">Procedure call that returns two values – so it's like listing two expressions; first value returned will be assigned to url, second value returned will be assigned to endpos</text:span></text:p></office:annotation></text:span></text:p>
      <text:p text:style-name="Standard"><text:bookmark text:name="Quiz:_Multiple_Assignments"/><text:span text:style-name="T8">-</text:span><text:span text:style-name="T9">14.1. Quiz: Multiple Assignments</text:span><text:bookmark text:name="line-681"/><text:bookmark text:name="line-682"/><text:bookmark text:name="line-683"/><text:bookmark text:name="line-1-100"/><text:span text:style-name="T9"> -- </text:span>What does this do? <text:bookmark text:name="line-684"/></text:p>
      <text:p text:style-name="Standard"><text:span text:style-name="T9"><text:s/></text:span><text:bookmark text:name="CA-bc0bf1378d38ef2613e90509517269fbc41daabb"/><text:bookmark text:name="CA-bc0bf1378d38ef2613e90509517269fbc41daabb_1"/><text:bookmark text:name="line-1-102"/><text:span text:style-name="T9"><text:tab/>s, t = t, s</text:span></text:p>
      <text:p text:style-name="Standard"><text:bookmark text:name="line-687"/><text:tab/><text:tab/>Nothing <text:bookmark text:name="line-688"/></text:p>
      <text:p text:style-name="Standard"><text:tab/><text:tab/>Makes s and t both refer to the original value of t <text:bookmark text:name="line-689"/></text:p>
      <text:p text:style-name="Standard"><text:tab/><text:tab/><text:span text:style-name="T4">Swaps the values of s and t </text:span><text:bookmark text:name="line-690"/></text:p>
      <text:p text:style-name="Standard"><text:tab/><text:tab/>Error </text:p>
      <text:p text:style-name="Standard"><text:tab/>&gt;both values on the right side get evaluated first, before we do any assignments – so <text:tab/><text:tab/><text:tab/>initially, s = <text:span text:style-name="T18">▲ and t =◄; and thus s,t = ◄,▲; after assignment, s= ◄ and t = ▲, the <text:tab/><text:tab/>opposite of the values they started with</text:span></text:p>
      <text:p text:style-name="P13"><text:tab/>&gt; note that this has very different behavior than an assignment like this one: </text:p>
      <text:p text:style-name="P13"><text:tab/><text:tab/>s = t</text:p>
      <text:p text:style-name="P13"><text:tab/><text:tab/>t = s </text:p>
      <text:p text:style-name="P13"><text:tab/><text:tab/><text:tab/>s = t → s = ◄</text:p>
      <text:p text:style-name="P13"><text:tab/><text:tab/><text:tab/>t = s → t = ◄</text:p>
      <text:p text:style-name="P13"><text:tab/><text:tab/>here, both t and s send up having the same value</text:p>
      <text:p text:style-name="P14">NO LINKS</text:p>
      <text:p text:style-name="P10">- currently, the get_next_target procedure looks like this:</text:p>
      <text:p text:style-name="Standard"><text:span text:style-name="T9"><text:tab/></text:span><text:span text:style-name="T8">def get_next_target (page)</text:span></text:p>
      <text:p text:style-name="Standard"><text:span text:style-name="T6"><text:tab/><text:tab/> </text:span><text:span text:style-name="T2"><text:s text:c="3"/>start_link = page.find('&lt;a href='&gt;)</text:span></text:p>
      <text:p text:style-name="P2"><text:tab/><text:tab/> <text:s text:c="3"/>start_quote = page.find('”', start_link)</text:p>
      <text:p text:style-name="P2"><text:tab/><text:tab/> <text:s text:c="3"/>end_quote = page.find('”', start_quote+1)</text:p>
      <text:p text:style-name="P2"><text:tab/><text:tab/> <text:s text:c="3"/>url = page[start_quote+1:end_quote]</text:p>
      <text:p text:style-name="P2"><text:span text:style-name="T8"><text:tab/><text:tab/> <text:s text:c="2"/></text:span><text:span text:style-name="T11"><text:s/>return url, end_quote</text:span></text:p>
      <text:p text:style-name="P3"/>
      <text:p text:style-name="P2"><text:span text:style-name="T11"><text:tab/></text:span><text:span text:style-name="T8"> url, endpos = get_next_target(page)</text:span><text:span text:style-name="T8"><office:annotation><dc:creator>Unknown Author</dc:creator><dc:date>2012-06-12T13:58:23</dc:date><text:p text:style-name="P27"><text:span text:style-name="T20">Multiple assignment</text:span></text:p></office:annotation></text:span></text:p>
      <text:p text:style-name="P6"/>
      <text:p text:style-name="P6">-there's a problem, though – we need to think about what will happen if the input does not have <text:tab/>another link</text:p>
      <text:p text:style-name="Standard"><text:span text:style-name="T8">-Test the code in the interpreter using a test link to print </text:span><text:span text:style-name="Strong_20_Emphasis"><text:span text:style-name="T7">get_next_target</text:span></text:span><text:span text:style-name="T8">: </text:span><text:span text:style-name="T9"><text:s/></text:span></text:p>
      <text:p text:style-name="P19"><text:bookmark text:name="CA-479fd40aa42aa0cc22e417432473889dfc71573c"/><text:a xlink:type="simple" xlink:href="http://wiki.udacity.com/CS101%20Unit%202#CA-479fd40aa42aa0cc22e417432473889dfc71573c_1"><text:s text:c="3"/></text:a><text:a xlink:type="simple" xlink:href="http://wiki.udacity.com/CS101%20Unit%202#CA-479fd40aa42aa0cc22e417432473889dfc71573c_1"><text:span text:style-name="T9">1</text:span></text:a><text:span text:style-name="T9"> </text:span><text:bookmark text:name="CA-479fd40aa42aa0cc22e417432473889dfc71573c_1"/><text:bookmark text:name="line-1-104"/><text:span text:style-name="T9">def get_next_target(page):</text:span></text:p>
      <text:p text:style-name="P19"><text:a xlink:type="simple" xlink:href="http://wiki.udacity.com/CS101%20Unit%202#CA-479fd40aa42aa0cc22e417432473889dfc71573c_2"><text:s text:c="3"/></text:a><text:a xlink:type="simple" xlink:href="http://wiki.udacity.com/CS101%20Unit%202#CA-479fd40aa42aa0cc22e417432473889dfc71573c_2"><text:span text:style-name="T9">2</text:span></text:a><text:span text:style-name="T9"> </text:span><text:bookmark text:name="CA-479fd40aa42aa0cc22e417432473889dfc71573c_2"/><text:bookmark text:name="line-2-46"/><text:span text:style-name="T9"><text:s text:c="4"/>start_link = page.find('&lt;a href=')</text:span></text:p>
      <text:p text:style-name="P19"><text:a xlink:type="simple" xlink:href="http://wiki.udacity.com/CS101%20Unit%202#CA-479fd40aa42aa0cc22e417432473889dfc71573c_3"><text:s text:c="3"/></text:a><text:a xlink:type="simple" xlink:href="http://wiki.udacity.com/CS101%20Unit%202#CA-479fd40aa42aa0cc22e417432473889dfc71573c_3"><text:span text:style-name="T9">3</text:span></text:a><text:span text:style-name="T9"> </text:span><text:bookmark text:name="CA-479fd40aa42aa0cc22e417432473889dfc71573c_3"/><text:bookmark text:name="line-3-33"/><text:span text:style-name="T9"><text:s text:c="4"/>start_quote = page.find('"', start_link)</text:span></text:p>
      <text:p text:style-name="P19"><text:a xlink:type="simple" xlink:href="http://wiki.udacity.com/CS101%20Unit%202#CA-479fd40aa42aa0cc22e417432473889dfc71573c_4"><text:s text:c="3"/></text:a><text:a xlink:type="simple" xlink:href="http://wiki.udacity.com/CS101%20Unit%202#CA-479fd40aa42aa0cc22e417432473889dfc71573c_4"><text:span text:style-name="T9">4</text:span></text:a><text:span text:style-name="T9"> </text:span><text:bookmark text:name="CA-479fd40aa42aa0cc22e417432473889dfc71573c_4"/><text:bookmark text:name="line-4-29"/><text:span text:style-name="T9"><text:s text:c="4"/>end_quote = page.find('"', start_quote + 1)</text:span></text:p>
      <text:p text:style-name="P19"><text:a xlink:type="simple" xlink:href="http://wiki.udacity.com/CS101%20Unit%202#CA-479fd40aa42aa0cc22e417432473889dfc71573c_5"><text:s text:c="3"/></text:a><text:a xlink:type="simple" xlink:href="http://wiki.udacity.com/CS101%20Unit%202#CA-479fd40aa42aa0cc22e417432473889dfc71573c_5"><text:span text:style-name="T9">5</text:span></text:a><text:span text:style-name="T9"> </text:span><text:bookmark text:name="CA-479fd40aa42aa0cc22e417432473889dfc71573c_5"/><text:bookmark text:name="line-5-21"/><text:span text:style-name="T9"><text:s text:c="4"/>url = page[start_quote + 1:end_quote]</text:span></text:p>
      <text:p text:style-name="P19"><text:a xlink:type="simple" xlink:href="http://wiki.udacity.com/CS101%20Unit%202#CA-479fd40aa42aa0cc22e417432473889dfc71573c_6"><text:s text:c="3"/></text:a><text:a xlink:type="simple" xlink:href="http://wiki.udacity.com/CS101%20Unit%202#CA-479fd40aa42aa0cc22e417432473889dfc71573c_6"><text:span text:style-name="T9">6</text:span></text:a><text:span text:style-name="T9"> </text:span><text:bookmark text:name="CA-479fd40aa42aa0cc22e417432473889dfc71573c_6"/><text:bookmark text:name="line-6-16"/><text:span text:style-name="T9"><text:s text:c="4"/>return url, end_quote</text:span></text:p>
      <text:p text:style-name="P19"><text:a xlink:type="simple" xlink:href="http://wiki.udacity.com/CS101%20Unit%202#CA-479fd40aa42aa0cc22e417432473889dfc71573c_7"><text:s text:c="3"/></text:a><text:a xlink:type="simple" xlink:href="http://wiki.udacity.com/CS101%20Unit%202#CA-479fd40aa42aa0cc22e417432473889dfc71573c_7"><text:span text:style-name="T9">7</text:span></text:a><text:span text:style-name="T9"> </text:span><text:bookmark text:name="CA-479fd40aa42aa0cc22e417432473889dfc71573c_7"/><text:bookmark text:name="line-7-10"/></text:p>
      <text:p text:style-name="P19"><text:a xlink:type="simple" xlink:href="http://wiki.udacity.com/CS101%20Unit%202#CA-479fd40aa42aa0cc22e417432473889dfc71573c_8"><text:s text:c="3"/></text:a><text:a xlink:type="simple" xlink:href="http://wiki.udacity.com/CS101%20Unit%202#CA-479fd40aa42aa0cc22e417432473889dfc71573c_8"><text:span text:style-name="T9">8</text:span></text:a><text:span text:style-name="T9"> </text:span><text:bookmark text:name="CA-479fd40aa42aa0cc22e417432473889dfc71573c_8"/><text:bookmark text:name="line-8-8"/><text:span text:style-name="T9">print get_next_target('this is a &lt;a href="http://udacity.com"&gt;link!&lt;/a&gt;')</text:span></text:p>
      <text:p text:style-name="P23"><text:a xlink:type="simple" xlink:href="http://wiki.udacity.com/CS101%20Unit%202#CA-479fd40aa42aa0cc22e417432473889dfc71573c_9"><text:s text:c="3"/></text:a><text:a xlink:type="simple" xlink:href="http://wiki.udacity.com/CS101%20Unit%202#CA-479fd40aa42aa0cc22e417432473889dfc71573c_9"><text:span text:style-name="T9">9</text:span></text:a><text:span text:style-name="T9"> </text:span><text:bookmark text:name="CA-479fd40aa42aa0cc22e417432473889dfc71573c_9"/><text:bookmark text:name="line-9-4"/><text:span text:style-name="T9"><text:s text:c="4"/>('http://udacity.com'</text:span><text:span text:style-name="T9"><office:annotation><dc:creator>Unknown Author</dc:creator><dc:date>2012-06-12T14:09:23.01</dc:date><text:p text:style-name="P27"><text:span text:style-name="T20">string</text:span></text:p></office:annotation></text:span><text:span text:style-name="T9">, 37)</text:span></text:p>
      <text:p text:style-name="Text_20_body"><text:bookmark text:name="line-712"/><text:tab/>&gt;<text:span text:style-name="T4">When you run this code you get both outputs as a tuple</text:span>,<text:span text:style-name="T1"> that is, the link followed by the</text:span> <office:annotation><dc:creator>Unknown Author</dc:creator><dc:date>2012-06-12T14:02:04.01</dc:date><text:p text:style-name="P27"><text:span text:style-name="T19">The code as currently written gives both outputs as a tuple – the link followed by the number indicating the position of the end quote</text:span></text:p></office:annotation><text:tab/><text:tab/><text:span text:style-name="T1">position of the end quote.</text:span> A tuple is an immutable list, meaning it cannot be <text:tab/><text:tab/><text:tab/>modified. In the same way a list is enumerated with brackets, a tuple definition is <text:tab/><text:tab/>bounded by parentheses.</text:p>
      <text:p text:style-name="P25">Or you can write this using a double assignment to return just the url: </text:p>
      <text:p text:style-name="P19"><text:bookmark text:name="CA-2b479bb0e0ee27989f1d627ffd8dc4167be23cc5"/><text:a xlink:type="simple" xlink:href="http://wiki.udacity.com/CS101%20Unit%202#CA-2b479bb0e0ee27989f1d627ffd8dc4167be23cc5_1"><text:s text:c="3"/></text:a><text:a xlink:type="simple" xlink:href="http://wiki.udacity.com/CS101%20Unit%202#CA-2b479bb0e0ee27989f1d627ffd8dc4167be23cc5_1"><text:span text:style-name="T9">1</text:span></text:a><text:span text:style-name="T9"> </text:span><text:bookmark text:name="CA-2b479bb0e0ee27989f1d627ffd8dc4167be23cc5_1"/><text:bookmark text:name="line-1-106"/><text:span text:style-name="T9">def get_next_target(page):</text:span></text:p>
      <text:p text:style-name="P19"><text:a xlink:type="simple" xlink:href="http://wiki.udacity.com/CS101%20Unit%202#CA-2b479bb0e0ee27989f1d627ffd8dc4167be23cc5_2"><text:s text:c="3"/></text:a><text:a xlink:type="simple" xlink:href="http://wiki.udacity.com/CS101%20Unit%202#CA-2b479bb0e0ee27989f1d627ffd8dc4167be23cc5_2"><text:span text:style-name="T9">2</text:span></text:a><text:span text:style-name="T9"> </text:span><text:bookmark text:name="CA-2b479bb0e0ee27989f1d627ffd8dc4167be23cc5_2"/><text:bookmark text:name="line-2-47"/><text:span text:style-name="T9"><text:s text:c="4"/>start_link = page.find('&lt;a href=')</text:span></text:p>
      <text:p text:style-name="P19"><text:a xlink:type="simple" xlink:href="http://wiki.udacity.com/CS101%20Unit%202#CA-2b479bb0e0ee27989f1d627ffd8dc4167be23cc5_3"><text:s text:c="3"/></text:a><text:a xlink:type="simple" xlink:href="http://wiki.udacity.com/CS101%20Unit%202#CA-2b479bb0e0ee27989f1d627ffd8dc4167be23cc5_3"><text:span text:style-name="T9">3</text:span></text:a><text:span text:style-name="T9"> </text:span><text:bookmark text:name="CA-2b479bb0e0ee27989f1d627ffd8dc4167be23cc5_3"/><text:bookmark text:name="line-3-34"/><text:span text:style-name="T9"><text:s text:c="4"/>start_quote = page.find('"', start_link)</text:span></text:p>
      <text:p text:style-name="P19"><text:a xlink:type="simple" xlink:href="http://wiki.udacity.com/CS101%20Unit%202#CA-2b479bb0e0ee27989f1d627ffd8dc4167be23cc5_4"><text:s text:c="3"/></text:a><text:a xlink:type="simple" xlink:href="http://wiki.udacity.com/CS101%20Unit%202#CA-2b479bb0e0ee27989f1d627ffd8dc4167be23cc5_4"><text:span text:style-name="T9">4</text:span></text:a><text:span text:style-name="T9"> </text:span><text:bookmark text:name="CA-2b479bb0e0ee27989f1d627ffd8dc4167be23cc5_4"/><text:bookmark text:name="line-4-30"/><text:span text:style-name="T9"><text:s text:c="4"/>end_quote = page.find('"', start_quote + 1)</text:span></text:p>
      <text:p text:style-name="P19"><text:a xlink:type="simple" xlink:href="http://wiki.udacity.com/CS101%20Unit%202#CA-2b479bb0e0ee27989f1d627ffd8dc4167be23cc5_5"><text:s text:c="3"/></text:a><text:a xlink:type="simple" xlink:href="http://wiki.udacity.com/CS101%20Unit%202#CA-2b479bb0e0ee27989f1d627ffd8dc4167be23cc5_5"><text:span text:style-name="T9">5</text:span></text:a><text:span text:style-name="T9"> </text:span><text:bookmark text:name="CA-2b479bb0e0ee27989f1d627ffd8dc4167be23cc5_5"/><text:bookmark text:name="line-5-22"/><text:span text:style-name="T9"><text:s text:c="4"/>url = page[start_quote + 1:end_quote]</text:span></text:p>
      <text:p text:style-name="P19"><text:a xlink:type="simple" xlink:href="http://wiki.udacity.com/CS101%20Unit%202#CA-2b479bb0e0ee27989f1d627ffd8dc4167be23cc5_6"><text:s text:c="3"/></text:a><text:a xlink:type="simple" xlink:href="http://wiki.udacity.com/CS101%20Unit%202#CA-2b479bb0e0ee27989f1d627ffd8dc4167be23cc5_6"><text:span text:style-name="T9">6</text:span></text:a><text:span text:style-name="T9"> </text:span><text:bookmark text:name="CA-2b479bb0e0ee27989f1d627ffd8dc4167be23cc5_6"/><text:bookmark text:name="line-6-17"/><text:span text:style-name="T9"><text:s text:c="4"/>return url, end_quote</text:span></text:p>
      <text:p text:style-name="P19"><text:a xlink:type="simple" xlink:href="http://wiki.udacity.com/CS101%20Unit%202#CA-2b479bb0e0ee27989f1d627ffd8dc4167be23cc5_7"><text:s text:c="3"/></text:a><text:a xlink:type="simple" xlink:href="http://wiki.udacity.com/CS101%20Unit%202#CA-2b479bb0e0ee27989f1d627ffd8dc4167be23cc5_7"><text:span text:style-name="T9">7</text:span></text:a><text:span text:style-name="T9"> </text:span><text:bookmark text:name="CA-2b479bb0e0ee27989f1d627ffd8dc4167be23cc5_7"/><text:bookmark text:name="line-7-11"/></text:p>
      <text:p text:style-name="P19"><text:a xlink:type="simple" xlink:href="http://wiki.udacity.com/CS101%20Unit%202#CA-2b479bb0e0ee27989f1d627ffd8dc4167be23cc5_8"><text:s text:c="3"/></text:a><text:a xlink:type="simple" xlink:href="http://wiki.udacity.com/CS101%20Unit%202#CA-2b479bb0e0ee27989f1d627ffd8dc4167be23cc5_8"><text:span text:style-name="T9">8</text:span></text:a><text:span text:style-name="T9"> </text:span><text:bookmark text:name="CA-2b479bb0e0ee27989f1d627ffd8dc4167be23cc5_8"/><text:bookmark text:name="line-8-9"/><text:span text:style-name="T9"><office:annotation><dc:creator>Unknown Author</dc:creator><dc:date>2012-06-12T14:03:05.02</dc:date><text:p text:style-name="P27"><text:span text:style-name="T20">Here's the double assignment created above</text:span></text:p></office:annotation></text:span><text:span text:style-name="T9">url, endpos = get_next_target('this is a &lt;a href="http://udacity.com"&gt;link!&lt;/a&gt;')</text:span></text:p>
      <text:p text:style-name="P19"><text:soft-page-break/><text:a xlink:type="simple" xlink:href="http://wiki.udacity.com/CS101%20Unit%202#CA-2b479bb0e0ee27989f1d627ffd8dc4167be23cc5_9"><text:s text:c="3"/></text:a><text:a xlink:type="simple" xlink:href="http://wiki.udacity.com/CS101%20Unit%202#CA-2b479bb0e0ee27989f1d627ffd8dc4167be23cc5_9"><text:span text:style-name="T9">9</text:span></text:a><text:span text:style-name="T9"> </text:span><text:bookmark text:name="CA-2b479bb0e0ee27989f1d627ffd8dc4167be23cc5_9"/><text:bookmark text:name="line-9-5"/></text:p>
      <text:p text:style-name="P19"><text:a xlink:type="simple" xlink:href="http://wiki.udacity.com/CS101%20Unit%202#CA-2b479bb0e0ee27989f1d627ffd8dc4167be23cc5_10"><text:s text:c="2"/></text:a><text:a xlink:type="simple" xlink:href="http://wiki.udacity.com/CS101%20Unit%202#CA-2b479bb0e0ee27989f1d627ffd8dc4167be23cc5_10"><text:span text:style-name="T9">10</text:span></text:a><text:span text:style-name="T9"> </text:span><text:bookmark text:name="CA-2b479bb0e0ee27989f1d627ffd8dc4167be23cc5_10"/><text:bookmark text:name="line-10-3"/><text:span text:style-name="T9">print url</text:span></text:p>
      <text:p text:style-name="P23"><text:a xlink:type="simple" xlink:href="http://wiki.udacity.com/CS101%20Unit%202#CA-2b479bb0e0ee27989f1d627ffd8dc4167be23cc5_11"><text:s text:c="2"/></text:a><text:a xlink:type="simple" xlink:href="http://wiki.udacity.com/CS101%20Unit%202#CA-2b479bb0e0ee27989f1d627ffd8dc4167be23cc5_11"><text:span text:style-name="T9">11</text:span></text:a><text:span text:style-name="T9"> </text:span><text:bookmark text:name="CA-2b479bb0e0ee27989f1d627ffd8dc4167be23cc5_11"/><text:bookmark text:name="line-11-3"/><text:span text:style-name="T9">http://udacity.com</text:span><text:span text:style-name="T9"><office:annotation><dc:creator>Unknown Author</dc:creator><dc:date>2012-06-12T14:03:29.02</dc:date><text:p text:style-name="P27"><text:span text:style-name="T20">Using the double assignment, we get back a single output, a string, <text:s/>rather than the list above</text:span></text:p></office:annotation></text:span></text:p>
      <text:p text:style-name="Text_20_body"><text:bookmark text:name="line-729"/>What happens if we pass in a page that doesn’t have a link at all? </text:p>
      <text:p text:style-name="P19"><text:bookmark text:name="CA-cb7bdc62dfb2d183b510e5664d2862fcbcf61900"/><text:a xlink:type="simple" xlink:href="http://wiki.udacity.com/CS101%20Unit%202#CA-cb7bdc62dfb2d183b510e5664d2862fcbcf61900_1"><text:s text:c="3"/></text:a><text:a xlink:type="simple" xlink:href="http://wiki.udacity.com/CS101%20Unit%202#CA-cb7bdc62dfb2d183b510e5664d2862fcbcf61900_1"><text:span text:style-name="T9">1</text:span></text:a><text:span text:style-name="T9"> </text:span><text:bookmark text:name="CA-cb7bdc62dfb2d183b510e5664d2862fcbcf61900_1"/><text:bookmark text:name="line-1-108"/><text:span text:style-name="T9">def get_next_target(page):</text:span></text:p>
      <text:p text:style-name="P19"><text:a xlink:type="simple" xlink:href="http://wiki.udacity.com/CS101%20Unit%202#CA-cb7bdc62dfb2d183b510e5664d2862fcbcf61900_2"><text:s text:c="3"/></text:a><text:a xlink:type="simple" xlink:href="http://wiki.udacity.com/CS101%20Unit%202#CA-cb7bdc62dfb2d183b510e5664d2862fcbcf61900_2"><text:span text:style-name="T9">2</text:span></text:a><text:span text:style-name="T9"> </text:span><text:bookmark text:name="CA-cb7bdc62dfb2d183b510e5664d2862fcbcf61900_2"/><text:bookmark text:name="line-2-48"/><text:span text:style-name="T9"><text:s text:c="4"/>start_link = page.find('&lt;a href=')</text:span><text:span text:style-name="T9"><office:annotation><dc:creator>Unknown Author</dc:creator><dc:date>2012-06-12T14:07:17.02</dc:date><text:p text:style-name="P27"><text:span text:style-name="T20">start_link = -1</text:span></text:p></office:annotation></text:span></text:p>
      <text:p text:style-name="P19"><text:a xlink:type="simple" xlink:href="http://wiki.udacity.com/CS101%20Unit%202#CA-cb7bdc62dfb2d183b510e5664d2862fcbcf61900_3"><text:s text:c="3"/></text:a><text:a xlink:type="simple" xlink:href="http://wiki.udacity.com/CS101%20Unit%202#CA-cb7bdc62dfb2d183b510e5664d2862fcbcf61900_3"><text:span text:style-name="T9">3</text:span></text:a><text:span text:style-name="T9"> </text:span><text:bookmark text:name="CA-cb7bdc62dfb2d183b510e5664d2862fcbcf61900_3"/><text:bookmark text:name="line-3-35"/><text:span text:style-name="T9"><text:s text:c="4"/>start_quote = page.find('"', start_link)</text:span><text:span text:style-name="T9"><office:annotation><dc:creator>Unknown Author</dc:creator><dc:date>2012-06-12T14:11:55.02</dc:date><text:p text:style-name="P27"><text:span text:style-name="T20">start_quote=-1</text:span></text:p></office:annotation></text:span></text:p>
      <text:p text:style-name="P19"><text:a xlink:type="simple" xlink:href="http://wiki.udacity.com/CS101%20Unit%202#CA-cb7bdc62dfb2d183b510e5664d2862fcbcf61900_4"><text:s text:c="3"/></text:a><text:a xlink:type="simple" xlink:href="http://wiki.udacity.com/CS101%20Unit%202#CA-cb7bdc62dfb2d183b510e5664d2862fcbcf61900_4"><text:span text:style-name="T9">4</text:span></text:a><text:span text:style-name="T9"> </text:span><text:bookmark text:name="CA-cb7bdc62dfb2d183b510e5664d2862fcbcf61900_4"/><text:bookmark text:name="line-4-31"/><text:span text:style-name="T9"><text:s text:c="4"/>end_quote = page.find('"', start_quote + 1)</text:span><text:span text:style-name="T9"><office:annotation><dc:creator>Unknown Author</dc:creator><dc:date>2012-06-12T14:12:17.03</dc:date><text:p text:style-name="P27"><text:span text:style-name="T20">end_quote=-1</text:span></text:p></office:annotation></text:span></text:p>
      <text:p text:style-name="P19"><text:a xlink:type="simple" xlink:href="http://wiki.udacity.com/CS101%20Unit%202#CA-cb7bdc62dfb2d183b510e5664d2862fcbcf61900_5"><text:s text:c="3"/></text:a><text:a xlink:type="simple" xlink:href="http://wiki.udacity.com/CS101%20Unit%202#CA-cb7bdc62dfb2d183b510e5664d2862fcbcf61900_5"><text:span text:style-name="T9">5</text:span></text:a><text:span text:style-name="T9"> </text:span><text:bookmark text:name="CA-cb7bdc62dfb2d183b510e5664d2862fcbcf61900_5"/><text:bookmark text:name="line-5-23"/><text:span text:style-name="T9"><text:s text:c="4"/>url = page[start_quote + 1:end_quote]</text:span><text:span text:style-name="T9"><office:annotation><dc:creator>Unknown Author</dc:creator><dc:date>2012-06-12T14:12:33.03</dc:date><text:p text:style-name="P27"><text:span text:style-name="T20">Url = page[-1+1:-1] so url = page[0:-1] -- “good”[0:-1] = “goo” -- 0</text:span><text:span text:style-name="T21">th</text:span><text:span text:style-name="T20"> place through next-to-last place</text:span></text:p></office:annotation></text:span></text:p>
      <text:p text:style-name="P19"><text:a xlink:type="simple" xlink:href="http://wiki.udacity.com/CS101%20Unit%202#CA-cb7bdc62dfb2d183b510e5664d2862fcbcf61900_6"><text:s text:c="3"/></text:a><text:a xlink:type="simple" xlink:href="http://wiki.udacity.com/CS101%20Unit%202#CA-cb7bdc62dfb2d183b510e5664d2862fcbcf61900_6"><text:span text:style-name="T9">6</text:span></text:a><text:span text:style-name="T9"> </text:span><text:bookmark text:name="CA-cb7bdc62dfb2d183b510e5664d2862fcbcf61900_6"/><text:bookmark text:name="line-6-18"/><text:span text:style-name="T9"><text:s text:c="4"/>return url, end_quote</text:span></text:p>
      <text:p text:style-name="P19"><text:a xlink:type="simple" xlink:href="http://wiki.udacity.com/CS101%20Unit%202#CA-cb7bdc62dfb2d183b510e5664d2862fcbcf61900_7"><text:s text:c="3"/></text:a><text:a xlink:type="simple" xlink:href="http://wiki.udacity.com/CS101%20Unit%202#CA-cb7bdc62dfb2d183b510e5664d2862fcbcf61900_7"><text:span text:style-name="T9">7</text:span></text:a><text:span text:style-name="T9"> </text:span><text:bookmark text:name="CA-cb7bdc62dfb2d183b510e5664d2862fcbcf61900_7"/><text:bookmark text:name="line-7-12"/></text:p>
      <text:p text:style-name="P19"><text:a xlink:type="simple" xlink:href="http://wiki.udacity.com/CS101%20Unit%202#CA-cb7bdc62dfb2d183b510e5664d2862fcbcf61900_8"><text:s text:c="3"/></text:a><text:a xlink:type="simple" xlink:href="http://wiki.udacity.com/CS101%20Unit%202#CA-cb7bdc62dfb2d183b510e5664d2862fcbcf61900_8"><text:span text:style-name="T9">8</text:span></text:a><text:span text:style-name="T9"> </text:span><text:bookmark text:name="CA-cb7bdc62dfb2d183b510e5664d2862fcbcf61900_8"/><text:bookmark text:name="line-8-10"/><text:span text:style-name="T9">url, endpos = get_next_target('good')</text:span></text:p>
      <text:p text:style-name="P19"><text:a xlink:type="simple" xlink:href="http://wiki.udacity.com/CS101%20Unit%202#CA-cb7bdc62dfb2d183b510e5664d2862fcbcf61900_9"><text:s text:c="3"/></text:a><text:a xlink:type="simple" xlink:href="http://wiki.udacity.com/CS101%20Unit%202#CA-cb7bdc62dfb2d183b510e5664d2862fcbcf61900_9"><text:span text:style-name="T9">9</text:span></text:a><text:span text:style-name="T9"> </text:span><text:bookmark text:name="CA-cb7bdc62dfb2d183b510e5664d2862fcbcf61900_9"/><text:bookmark text:name="line-9-6"/></text:p>
      <text:p text:style-name="P19"><text:a xlink:type="simple" xlink:href="http://wiki.udacity.com/CS101%20Unit%202#CA-cb7bdc62dfb2d183b510e5664d2862fcbcf61900_10"><text:s text:c="2"/></text:a><text:a xlink:type="simple" xlink:href="http://wiki.udacity.com/CS101%20Unit%202#CA-cb7bdc62dfb2d183b510e5664d2862fcbcf61900_10"><text:span text:style-name="T9">10</text:span></text:a><text:span text:style-name="T9"> </text:span><text:bookmark text:name="CA-cb7bdc62dfb2d183b510e5664d2862fcbcf61900_10"/><text:bookmark text:name="line-10-4"/><text:span text:style-name="T9">print url</text:span></text:p>
      <text:p text:style-name="P23"><text:a xlink:type="simple" xlink:href="http://wiki.udacity.com/CS101%20Unit%202#CA-cb7bdc62dfb2d183b510e5664d2862fcbcf61900_11"><text:s text:c="2"/></text:a><text:a xlink:type="simple" xlink:href="http://wiki.udacity.com/CS101%20Unit%202#CA-cb7bdc62dfb2d183b510e5664d2862fcbcf61900_11"><text:span text:style-name="T9">11</text:span></text:a><text:span text:style-name="T9"> </text:span><text:bookmark text:name="CA-cb7bdc62dfb2d183b510e5664d2862fcbcf61900_11"/><text:bookmark text:name="line-11-4"/><text:span text:style-name="T9">goo</text:span></text:p>
      <text:p text:style-name="Text_20_body"><text:bookmark text:name="line-744"/>The program<text:span text:style-name="T4"> returns “goo” because when the find operation does not find what it is looking for it</text:span><text:span text:style-name="T4"><office:annotation><dc:creator>Unknown Author</dc:creator><dc:date>2012-06-12T14:04:37.03</dc:date><text:p text:style-name="P27"><text:span text:style-name="T19">If we apply this code to a page that has no links, things go wrong, however – the find operation tries to return -1 <text:s/>numerous time for the variables because it can't find &lt;a href= or any quotation marks, but when those -1 get used as an index in the url step, when it's trying to identify that substring, they pick out weird parts of the page string</text:span></text:p></office:annotation></text:span><text:span text:style-name="T4"> <text:tab/>returns -1. When -1 is used as an index, it eliminates the last character of the string. </text:span></text:p>
      <text:p text:style-name="P26"/>
      <text:p text:style-name="Text_20_body">Compare with a string that includes double quotes (this has some of the things the code is looking <text:tab/>for): </text:p>
      <text:p text:style-name="P19"><text:bookmark text:name="CA-afd1f54fb1584bc862f12df22b7dd68de561fd0f"/><text:a xlink:type="simple" xlink:href="http://wiki.udacity.com/CS101%20Unit%202#CA-afd1f54fb1584bc862f12df22b7dd68de561fd0f_1"><text:s text:c="3"/></text:a><text:a xlink:type="simple" xlink:href="http://wiki.udacity.com/CS101%20Unit%202#CA-afd1f54fb1584bc862f12df22b7dd68de561fd0f_1"><text:span text:style-name="T9">1</text:span></text:a><text:span text:style-name="T9"> </text:span><text:bookmark text:name="CA-afd1f54fb1584bc862f12df22b7dd68de561fd0f_1"/><text:bookmark text:name="line-1-110"/><text:span text:style-name="T9">def get_next_target(page):</text:span></text:p>
      <text:p text:style-name="P19"><text:a xlink:type="simple" xlink:href="http://wiki.udacity.com/CS101%20Unit%202#CA-afd1f54fb1584bc862f12df22b7dd68de561fd0f_2"><text:s text:c="3"/></text:a><text:a xlink:type="simple" xlink:href="http://wiki.udacity.com/CS101%20Unit%202#CA-afd1f54fb1584bc862f12df22b7dd68de561fd0f_2"><text:span text:style-name="T9">2</text:span></text:a><text:span text:style-name="T9"> </text:span><text:bookmark text:name="CA-afd1f54fb1584bc862f12df22b7dd68de561fd0f_2"/><text:bookmark text:name="line-2-49"/><text:span text:style-name="T9"><text:tab/><text:tab/> start_link = page.find('&lt;a href=')</text:span><text:span text:style-name="T9"><office:annotation><dc:creator>Unknown Author</dc:creator><dc:date>2012-06-12T14:24:56.04</dc:date><text:p text:style-name="P27"><text:span text:style-name="T20">-1</text:span></text:p></office:annotation></text:span></text:p>
      <text:p text:style-name="P19"><text:a xlink:type="simple" xlink:href="http://wiki.udacity.com/CS101%20Unit%202#CA-afd1f54fb1584bc862f12df22b7dd68de561fd0f_3"><text:s text:c="3"/></text:a><text:a xlink:type="simple" xlink:href="http://wiki.udacity.com/CS101%20Unit%202#CA-afd1f54fb1584bc862f12df22b7dd68de561fd0f_3"><text:span text:style-name="T9">3</text:span></text:a><text:span text:style-name="T9"> </text:span><text:bookmark text:name="CA-afd1f54fb1584bc862f12df22b7dd68de561fd0f_3"/><text:bookmark text:name="line-3-36"/><text:span text:style-name="T9"><text:s text:c="8"/>start_quote = page.find('"', start_link)</text:span><text:span text:style-name="T9"><office:annotation><dc:creator>Unknown Author</dc:creator><dc:date>2012-06-12T14:25:34.04</dc:date><text:p text:style-name="P27"><text:span text:style-name="T20">Start looking for “ at -1 – <text:s/>this only looks forward in the string, so start_quote=-1</text:span></text:p></office:annotation></text:span></text:p>
      <text:p text:style-name="P19"><text:a xlink:type="simple" xlink:href="http://wiki.udacity.com/CS101%20Unit%202#CA-afd1f54fb1584bc862f12df22b7dd68de561fd0f_4"><text:s text:c="3"/></text:a><text:a xlink:type="simple" xlink:href="http://wiki.udacity.com/CS101%20Unit%202#CA-afd1f54fb1584bc862f12df22b7dd68de561fd0f_4"><text:span text:style-name="T9">4</text:span></text:a><text:span text:style-name="T9"> </text:span><text:bookmark text:name="CA-afd1f54fb1584bc862f12df22b7dd68de561fd0f_4"/><text:bookmark text:name="line-4-32"/><text:span text:style-name="T9"><text:s text:c="8"/>end_quote = page.find('"', start_quote + 1)</text:span><text:span text:style-name="T9"><office:annotation><dc:creator>Unknown Author</dc:creator><dc:date>2012-06-12T14:26:21.04</dc:date><text:p text:style-name="P27"><text:span text:style-name="T20">Start looking for “ at -1+1, 0, the beginning of the string – this will find the quotation mark <text:s/>at place 4, to the left of good, the starting quotation mark</text:span></text:p></office:annotation></text:span></text:p>
      <text:p text:style-name="P19"><text:a xlink:type="simple" xlink:href="http://wiki.udacity.com/CS101%20Unit%202#CA-afd1f54fb1584bc862f12df22b7dd68de561fd0f_5"><text:s text:c="3"/></text:a><text:a xlink:type="simple" xlink:href="http://wiki.udacity.com/CS101%20Unit%202#CA-afd1f54fb1584bc862f12df22b7dd68de561fd0f_5"><text:span text:style-name="T9">5</text:span></text:a><text:span text:style-name="T9"> </text:span><text:bookmark text:name="CA-afd1f54fb1584bc862f12df22b7dd68de561fd0f_5"/><text:bookmark text:name="line-5-24"/><text:span text:style-name="T9"><text:s text:c="8"/>url = page[start_quote + 1:end_quote]</text:span><text:span text:style-name="T9"><office:annotation><dc:creator>Unknown Author</dc:creator><dc:date>2012-06-12T14:32:47.04</dc:date><text:p text:style-name="P27"><text:span text:style-name="T20">Url = page[0:4] <text:s/>-- and what's between the 0</text:span><text:span text:style-name="T21">th</text:span><text:span text:style-name="T20"> and 4</text:span><text:span text:style-name="T21">th</text:span><text:span text:style-name="T20"> place in the page here? -- Not – so that's the result we get, even though this isn't a URL</text:span></text:p></office:annotation></text:span></text:p>
      <text:p text:style-name="P19"><text:a xlink:type="simple" xlink:href="http://wiki.udacity.com/CS101%20Unit%202#CA-afd1f54fb1584bc862f12df22b7dd68de561fd0f_6"><text:s text:c="3"/></text:a><text:a xlink:type="simple" xlink:href="http://wiki.udacity.com/CS101%20Unit%202#CA-afd1f54fb1584bc862f12df22b7dd68de561fd0f_6"><text:span text:style-name="T9">6</text:span></text:a><text:span text:style-name="T9"> </text:span><text:bookmark text:name="CA-afd1f54fb1584bc862f12df22b7dd68de561fd0f_6"/><text:bookmark text:name="line-6-19"/><text:span text:style-name="T9"><text:s text:c="8"/>return url, end_quote</text:span></text:p>
      <text:p text:style-name="P19"><text:a xlink:type="simple" xlink:href="http://wiki.udacity.com/CS101%20Unit%202#CA-afd1f54fb1584bc862f12df22b7dd68de561fd0f_7"><text:s text:c="3"/></text:a><text:a xlink:type="simple" xlink:href="http://wiki.udacity.com/CS101%20Unit%202#CA-afd1f54fb1584bc862f12df22b7dd68de561fd0f_7"><text:span text:style-name="T9">7</text:span></text:a><text:span text:style-name="T9"> </text:span><text:bookmark text:name="CA-afd1f54fb1584bc862f12df22b7dd68de561fd0f_7"/><text:bookmark text:name="line-7-13"/></text:p>
      <text:p text:style-name="P19"><text:a xlink:type="simple" xlink:href="http://wiki.udacity.com/CS101%20Unit%202#CA-afd1f54fb1584bc862f12df22b7dd68de561fd0f_8"><text:s text:c="3"/></text:a><text:a xlink:type="simple" xlink:href="http://wiki.udacity.com/CS101%20Unit%202#CA-afd1f54fb1584bc862f12df22b7dd68de561fd0f_8"><text:span text:style-name="T9">8</text:span></text:a><text:span text:style-name="T9"> </text:span><text:bookmark text:name="CA-afd1f54fb1584bc862f12df22b7dd68de561fd0f_8"/><text:bookmark text:name="line-8-11"/><text:span text:style-name="T9">url, endpos = get_next_target('Not </text:span><text:span text:style-name="T14">"</text:span><text:span text:style-name="T9">good</text:span><text:span text:style-name="T14">"</text:span><text:span text:style-name="T9"> at all!')</text:span></text:p>
      <text:p text:style-name="P19"><text:a xlink:type="simple" xlink:href="http://wiki.udacity.com/CS101%20Unit%202#CA-afd1f54fb1584bc862f12df22b7dd68de561fd0f_9"><text:s text:c="3"/></text:a><text:a xlink:type="simple" xlink:href="http://wiki.udacity.com/CS101%20Unit%202#CA-afd1f54fb1584bc862f12df22b7dd68de561fd0f_9"><text:span text:style-name="T9">9</text:span></text:a><text:span text:style-name="T9"> </text:span><text:bookmark text:name="CA-afd1f54fb1584bc862f12df22b7dd68de561fd0f_9"/><text:bookmark text:name="line-9-7"/></text:p>
      <text:p text:style-name="P19"><text:a xlink:type="simple" xlink:href="http://wiki.udacity.com/CS101%20Unit%202#CA-afd1f54fb1584bc862f12df22b7dd68de561fd0f_10"><text:s text:c="2"/></text:a><text:a xlink:type="simple" xlink:href="http://wiki.udacity.com/CS101%20Unit%202#CA-afd1f54fb1584bc862f12df22b7dd68de561fd0f_10"><text:span text:style-name="T9">10</text:span></text:a><text:span text:style-name="T9"> </text:span><text:bookmark text:name="CA-afd1f54fb1584bc862f12df22b7dd68de561fd0f_10"/><text:bookmark text:name="line-10-5"/><text:span text:style-name="T9">print url</text:span></text:p>
      <text:p text:style-name="P23"><text:a xlink:type="simple" xlink:href="http://wiki.udacity.com/CS101%20Unit%202#CA-afd1f54fb1584bc862f12df22b7dd68de561fd0f_11"><text:s text:c="2"/></text:a><text:a xlink:type="simple" xlink:href="http://wiki.udacity.com/CS101%20Unit%202#CA-afd1f54fb1584bc862f12df22b7dd68de561fd0f_11"><text:span text:style-name="T9">11</text:span></text:a><text:span text:style-name="T9"> </text:span><text:bookmark text:name="CA-afd1f54fb1584bc862f12df22b7dd68de561fd0f_11"/><text:bookmark text:name="line-11-5"/><text:span text:style-name="T9">Not</text:span></text:p>
      <text:p text:style-name="Text_20_body"><text:bookmark text:name="line-759"/><text:tab/>&gt; In the end, the code above is not very useful. It is going to be very hard to tell when you <text:tab/><text:tab/>get to the last target because maybe Not could be a valid URL, but we don’t know <text:tab/><text:tab/>that.</text:p>
      <text:p text:style-name="Text_20_body"><text:tab/>&gt; We want to make get_next_target return something more useful in the case where the input <text:tab/><text:tab/>does not contain any link </text:p>
      <text:p text:style-name="Text_20_body">-<text:bookmark text:name="Quiz:_No_Links"/>15.1. Quiz: No Links<text:bookmark text:name="line-762"/> – Think about making <text:span text:style-name="Strong_20_Emphasis">get_next_target</text:span> more useful in the case where the input does not contain any link. This is something you can do! Modify the <text:span text:style-name="Strong_20_Emphasis">get_next_target</text:span> procedure so that if there is a link it behaves as before, but if there is no link tag in the input string, it outputs <text:span text:style-name="Emphasis">None, 0</text:span>. </text:p>
      <text:p text:style-name="P18">def get_next_target(page):</text:p>
      <text:p text:style-name="P18"><text:tab/>start_link = page.find('&lt;a href=') </text:p>
      <text:p text:style-name="P17"><text:span text:style-name="T9"><text:tab/>if start_link==</text:span><text:span text:style-name="T9"><office:annotation><dc:creator>Unknown Author</dc:creator><dc:date>2012-06-12T15:09:53.05</dc:date><text:p text:style-name="P27"><text:span text:style-name="T20">Double equals sign</text:span></text:p></office:annotation></text:span><text:span text:style-name="T9">-1:</text:span></text:p>
      <text:p text:style-name="P18"><text:tab/><text:tab/>return None, 0</text:p>
      <text:p text:style-name="P18"><text:tab/>else:</text:p>
      <text:p text:style-name="P18"><text:bookmark text:name="CA-8cada2684c03b1abdcb02a0f87e8f8c39d6e7152_21"/><text:bookmark text:name="line-2-501"/><text:tab/><text:tab/>start_link = page.find('&lt;a href=') </text:p>
      <text:p text:style-name="P10"><text:bookmark text:name="CA-8cada2684c03b1abdcb02a0f87e8f8c39d6e7152_41"/><text:bookmark text:name="line-4-331"/><text:tab/><text:tab/>start_quote = page.find('"', start_link)</text:p>
      <text:p text:style-name="Standard"><text:tab/><text:tab/><text:span text:style-name="T9">end_quote = page.find('"', start_quote + 1)</text:span></text:p>
      <text:p text:style-name="Standard"><text:tab/><text:bookmark text:name="CA-8cada2684c03b1abdcb02a0f87e8f8c39d6e7152_61"/><text:bookmark text:name="line-6-201"/><text:tab/><text:span text:style-name="T9">url = page[start_quote + 1:end_quote]</text:span></text:p>
      <text:p text:style-name="Standard"><text:tab/><text:bookmark text:name="CA-8cada2684c03b1abdcb02a0f87e8f8c39d6e7152_71"/><text:bookmark text:name="line-7-141"/><text:tab/><text:span text:style-name="T9">return url, end_quote</text:span></text:p>
      <text:p text:style-name="Standard"><text:span text:style-name="T9"><text:tab/>&gt;&gt; get_next_target('Not “good” at all!') yields (None,0) – get back outputs as a tuple, an </text:span><text:soft-page-break/><text:span text:style-name="T9"><text:tab/><text:tab/>immutable list enclosed in parens</text:span></text:p>
      <text:p text:style-name="P10"/>
      <text:p text:style-name="P18">def get_next_target(page):</text:p>
      <text:p text:style-name="P18"><text:tab/>start_link = page.find('&lt;a href=') </text:p>
      <text:p text:style-name="P17"><text:span text:style-name="T9"><text:tab/>if start_link==</text:span><text:span text:style-name="T9"><office:annotation><dc:creator>Unknown Author</dc:creator><dc:date>2012-06-12T15:09:53.05</dc:date><text:p text:style-name="P27"><text:span text:style-name="T20">Double equals sign</text:span></text:p></office:annotation></text:span><text:span text:style-name="T9">-1:</text:span></text:p>
      <text:p text:style-name="P18"><text:tab/><text:tab/>return None, 0</text:p>
      <text:p text:style-name="P17"><text:span text:style-name="T9"><text:tab/></text:span><text:bookmark text:name="CA-8cada2684c03b1abdcb02a0f87e8f8c39d6e7152_211"/><text:bookmark text:name="line-2-5011"/><text:span text:style-name="T9"><office:annotation><dc:creator>Unknown Author</dc:creator><dc:date>2012-06-12T15:39:15.06</dc:date><text:p text:style-name="P27"><text:span text:style-name="T20">Not sure how much difference the else statement above made re output</text:span></text:p></office:annotation></text:span><text:span text:style-name="T9">start_link = page.find('&lt;a href=') </text:span></text:p>
      <text:p text:style-name="P10"><text:bookmark text:name="CA-8cada2684c03b1abdcb02a0f87e8f8c39d6e7152_411"/><text:bookmark text:name="line-4-3311"/><text:tab/>start_quote = page.find('"', start_link)</text:p>
      <text:p text:style-name="Standard"><text:tab/><text:span text:style-name="T9">end_quote = page.find('"', start_quote + 1)</text:span></text:p>
      <text:p text:style-name="Standard"><text:tab/><text:span text:style-name="T9">url = page[start_quote + 1:end_quote]</text:span></text:p>
      <text:p text:style-name="P10"><text:tab/>return url, end_quote</text:p>
      <text:p text:style-name="P10"/>
      <text:p text:style-name="P10">url, endpos = get_next_target('Not "good" at all!')</text:p>
      <text:p text:style-name="P10">print url</text:p>
      <text:p text:style-name="P10"/>
      <text:p text:style-name="P10">yields None</text:p>
      <text:p text:style-name="P10"/>
      <text:p text:style-name="P10"/>
      <text:p text:style-name="P18">def get_next_target(page):</text:p>
      <text:p text:style-name="P18"><text:tab/>start_link = page.find('&lt;a href=') </text:p>
      <text:p text:style-name="P17"><text:span text:style-name="T9"><text:tab/>if start_link==</text:span><text:span text:style-name="T9"><office:annotation><dc:creator>Unknown Author</dc:creator><dc:date>2012-06-12T15:09:53.06</dc:date><text:p text:style-name="P27"><text:span text:style-name="T20">Double equals sign</text:span></text:p></office:annotation></text:span><text:span text:style-name="T9">-1:</text:span></text:p>
      <text:p text:style-name="P18"><text:tab/><text:tab/>return None, 0</text:p>
      <text:p text:style-name="P18"><text:tab/>start_link = page.find('&lt;a href=') </text:p>
      <text:p text:style-name="P10"><text:bookmark text:name="CA-8cada2684c03b1abdcb02a0f87e8f8c39d6e7152_4111"/><text:bookmark text:name="line-4-33111"/><text:tab/>start_quote = page.find('"', start_link)</text:p>
      <text:p text:style-name="Standard"><text:tab/><text:span text:style-name="T9">end_quote = page.find('"', start_quote + 1)</text:span></text:p>
      <text:p text:style-name="Standard"><text:tab/><text:span text:style-name="T9">url = page[start_quote + 1:end_quote]</text:span></text:p>
      <text:p text:style-name="P10"><text:tab/>return url, end_quote</text:p>
      <text:p text:style-name="P10"/>
      <text:p text:style-name="P10">url, endpos = get_next_target('this is a &lt;a href="http://udacity.com"&gt;link!&lt;/a&gt;')</text:p>
      <text:p text:style-name="P10">print url</text:p>
      <text:p text:style-name="P10"/>
      <text:p text:style-name="Standard"><text:span text:style-name="T9">yields </text:span><text:a xlink:type="simple" xlink:href="http://udacity.com/">http://udacity.com</text:a></text:p>
      <text:p text:style-name="P10"/>
      <text:p text:style-name="P10">&lt;&lt;code as above followed by&gt;&gt;</text:p>
      <text:p text:style-name="P10">url, endpos = get_next_target('this is a &lt;a href="http://udacity.com"&gt;link!&lt;/a&gt;')</text:p>
      <text:p text:style-name="P10"><text:tab/>if url:</text:p>
      <text:p text:style-name="P10"><text:s text:c="16"/>print “Here!”</text:p>
      <text:p text:style-name="P10"><text:s text:c="12"/>else: </text:p>
      <text:p text:style-name="P10"><text:tab/> <text:s text:c="3"/>print “Not here!”</text:p>
      <text:p text:style-name="P10"/>
      <text:p text:style-name="P10">yields Here!</text:p>
      <text:p text:style-name="P10"/>
      <text:p text:style-name="P10">&lt;&lt;code as above followed by&gt;&gt;</text:p>
      <text:p text:style-name="Standard"><text:span text:style-name="T9">url, endpos = get_next_target('Not "good" at all!</text:span><text:span text:style-name="T9"><office:annotation><dc:creator>Unknown Author</dc:creator><dc:date>2012-06-12T15:48:42.07</dc:date><text:p text:style-name="P27"><text:span text:style-name="T20">None is sort of like false – since None is the output for the test condition in the larger code above, this pseudo-False can be used to make None the value of the test expression in an if statement, which is treated the same way as false – here, this deploys the else execution, because the url returned here is None</text:span></text:p></office:annotation></text:span><text:span text:style-name="T9">')</text:span></text:p>
      <text:p text:style-name="P10"><text:tab/>if url:</text:p>
      <text:p text:style-name="P10"><text:s text:c="16"/>print “Here!”</text:p>
      <text:p text:style-name="P10"><text:s text:c="12"/>else: </text:p>
      <text:p text:style-name="P10"><text:tab/> <text:s text:c="3"/>print “Not here!”</text:p>
      <text:p text:style-name="P10"/>
      <text:p text:style-name="P10">yields Not here!</text:p>
      <text:p text:style-name="Standard"><text:span text:style-name="T9">- as in comment to the right, the test condition for a Boolean doesn't have to be just true or false – Python will interpret different values as True or False; in the code immediately above, any </text:span><text:soft-page-break/><text:span text:style-name="T9"><text:tab/>string value other than the empty string is treated as True and will go through the first part of <text:tab/>the if statement <text:s/>-- the value None is treated as false goes through the second part of the if <text:tab/>statement</text:span></text:p>
      <text:p text:style-name="P10"/>
      <text:p text:style-name="P11">PRINT ALL LINKS</text:p>
      <text:p text:style-name="P12">- we've modified our get_next_target procedure – it will return None as the first output if <text:tab/><text:tab/>there's no next target</text:p>
      <text:p text:style-name="P12"><text:tab/>&gt;otherwise, it will return url and end_quote</text:p>
      <text:p text:style-name="P12">- now what we need to do is figure out how to keep going</text:p>
      <text:p text:style-name="P12"/>
      <text:p text:style-name="P12"><text:tab/>page = &lt;&lt;contents of page as a string&gt;&gt;</text:p>
      <text:p text:style-name="P12"><text:tab/><text:tab/>**the four lines of code that used to be here have been turned into our get_net_target <text:tab/><text:tab/><text:tab/>procedure – so instead of all this code, we'll call the procedure and assign the <text:tab/><text:tab/><text:tab/>results</text:p>
      <text:p text:style-name="P12"><text:tab/>url, endpos = get_next_target(page)</text:p>
      <text:p text:style-name="P12"><text:tab/>print url</text:p>
      <text:p text:style-name="P1"><text:span text:style-name="T11"><text:tab/>page=page[endpos</text:span><text:span text:style-name="T11"><office:annotation><dc:creator>Unknown Author</dc:creator><dc:date>2012-06-12T16:04:52.07</dc:date><text:p text:style-name="P27"><text:span text:style-name="T20">We still want to update the value of the page here, but we want to chage end_quote in the old code to endpos, the variable that was assigned 2 lines earlier</text:span></text:p></office:annotation></text:span><text:span text:style-name="T11">:]</text:span></text:p>
      <text:p text:style-name="P12"><text:tab/><text:tab/>** then we just want to call the procedure again</text:p>
      <text:p text:style-name="P12"><text:tab/>url, endpos = get_next_target(page)</text:p>
      <text:p text:style-name="P12"><text:tab/>print url</text:p>
      <text:p text:style-name="P12"><text:tab/>page=page[endpos:]</text:p>
      <text:p text:style-name="P12"><text:tab/>.</text:p>
      <text:p text:style-name="P12"><text:tab/>.</text:p>
      <text:p text:style-name="P12"><text:tab/>.</text:p>
      <text:p text:style-name="P12"><text:tab/> ** we want to keep going until we get to the end – how to decide wheh we're done?</text:p>
      <text:p text:style-name="P12"><text:tab/> ** we know we're at the end when the url returned is None – so when the call to <text:tab/><text:tab/><text:tab/>get_next_target returns None for the url, we know we're done</text:p>
      <text:p text:style-name="P12">-this is effectively a while loop – keep going as long as url returns a value other than None; we <text:tab/>already have a test for the url – the if statement from the previous section</text:p>
      <text:p text:style-name="P12"><text:tab/>&gt; this test needs to intervene before the print url step above</text:p>
      <text:p text:style-name="P12"/>
      <text:p text:style-name="Standard"><text:span text:style-name="T11">-</text:span><text:bookmark text:name="Quiz:_Print_All_Links"/><text:span text:style-name="T11">16.1. Quiz: Print All Links</text:span><text:bookmark text:name="line-796"/><text:bookmark text:name="line-797"/><text:bookmark text:name="line-798"/><text:bookmark text:name="line-1-115"/><text:span text:style-name="T11"> -- </text:span>In the following code, fill in the test condition for the while loop and <text:tab/>the rest of the else statement: <text:bookmark text:name="line-799"/></text:p>
      <text:p text:style-name="P19"><text:bookmark text:name="CA-22b8f76202af61ea2cd48e59d3ba1d674cbdcd92"/><text:a xlink:type="simple" xlink:href="http://wiki.udacity.com/CS101%20Unit%202#CA-22b8f76202af61ea2cd48e59d3ba1d674cbdcd92_1"><text:s text:c="3"/></text:a><text:a xlink:type="simple" xlink:href="http://wiki.udacity.com/CS101%20Unit%202#CA-22b8f76202af61ea2cd48e59d3ba1d674cbdcd92_1"><text:span text:style-name="T9">1</text:span></text:a><text:span text:style-name="T9"> </text:span><text:bookmark text:name="CA-22b8f76202af61ea2cd48e59d3ba1d674cbdcd92_1"/><text:bookmark text:name="line-1-117"/><text:span text:style-name="T9">def print_all_links(page):</text:span></text:p>
      <text:p text:style-name="P19"><text:a xlink:type="simple" xlink:href="http://wiki.udacity.com/CS101%20Unit%202#CA-22b8f76202af61ea2cd48e59d3ba1d674cbdcd92_2"><text:s text:c="3"/></text:a><text:a xlink:type="simple" xlink:href="http://wiki.udacity.com/CS101%20Unit%202#CA-22b8f76202af61ea2cd48e59d3ba1d674cbdcd92_2"><text:span text:style-name="T9">2</text:span></text:a><text:span text:style-name="T9"> </text:span><text:bookmark text:name="CA-22b8f76202af61ea2cd48e59d3ba1d674cbdcd92_2"/><text:bookmark text:name="line-2-52"/><text:span text:style-name="T9"><text:s text:c="4"/>while ________: # what goes as the test condition for the while?</text:span></text:p>
      <text:p text:style-name="P19"><text:a xlink:type="simple" xlink:href="http://wiki.udacity.com/CS101%20Unit%202#CA-22b8f76202af61ea2cd48e59d3ba1d674cbdcd92_3"><text:s text:c="3"/></text:a><text:a xlink:type="simple" xlink:href="http://wiki.udacity.com/CS101%20Unit%202#CA-22b8f76202af61ea2cd48e59d3ba1d674cbdcd92_3"><text:span text:style-name="T9">3</text:span></text:a><text:span text:style-name="T9"> </text:span><text:bookmark text:name="CA-22b8f76202af61ea2cd48e59d3ba1d674cbdcd92_3"/><text:bookmark text:name="line-3-39"/><text:span text:style-name="T9"><text:s text:c="4"/>url, endpos = get_next_target(page)</text:span></text:p>
      <text:p text:style-name="P19"><text:a xlink:type="simple" xlink:href="http://wiki.udacity.com/CS101%20Unit%202#CA-22b8f76202af61ea2cd48e59d3ba1d674cbdcd92_4"><text:s text:c="3"/></text:a><text:a xlink:type="simple" xlink:href="http://wiki.udacity.com/CS101%20Unit%202#CA-22b8f76202af61ea2cd48e59d3ba1d674cbdcd92_4"><text:span text:style-name="T9">4</text:span></text:a><text:span text:style-name="T9"> </text:span><text:bookmark text:name="CA-22b8f76202af61ea2cd48e59d3ba1d674cbdcd92_4"/><text:bookmark text:name="line-4-35"/><text:span text:style-name="T9"><text:s text:c="9"/>if url: # test whether the url you got back is None</text:span></text:p>
      <text:p text:style-name="P19"><text:a xlink:type="simple" xlink:href="http://wiki.udacity.com/CS101%20Unit%202#CA-22b8f76202af61ea2cd48e59d3ba1d674cbdcd92_5"><text:s text:c="3"/></text:a><text:a xlink:type="simple" xlink:href="http://wiki.udacity.com/CS101%20Unit%202#CA-22b8f76202af61ea2cd48e59d3ba1d674cbdcd92_5"><text:span text:style-name="T9">5</text:span></text:a><text:span text:style-name="T9"> </text:span><text:bookmark text:name="CA-22b8f76202af61ea2cd48e59d3ba1d674cbdcd92_5"/><text:bookmark text:name="line-5-27"/><text:span text:style-name="T9"><text:s text:c="9"/>print url</text:span></text:p>
      <text:p text:style-name="P19"><text:a xlink:type="simple" xlink:href="http://wiki.udacity.com/CS101%20Unit%202#CA-22b8f76202af61ea2cd48e59d3ba1d674cbdcd92_6"><text:s text:c="3"/></text:a><text:a xlink:type="simple" xlink:href="http://wiki.udacity.com/CS101%20Unit%202#CA-22b8f76202af61ea2cd48e59d3ba1d674cbdcd92_6"><text:span text:style-name="T9">6</text:span></text:a><text:span text:style-name="T9"> </text:span><text:bookmark text:name="CA-22b8f76202af61ea2cd48e59d3ba1d674cbdcd92_6"/><text:bookmark text:name="line-6-22"/><text:span text:style-name="T9"><text:s text:c="9"/>page = page[endpos:] # advance page to next position</text:span></text:p>
      <text:p text:style-name="P23"><text:a xlink:type="simple" xlink:href="http://wiki.udacity.com/CS101%20Unit%202#CA-22b8f76202af61ea2cd48e59d3ba1d674cbdcd92_7"><text:s text:c="3"/></text:a><text:a xlink:type="simple" xlink:href="http://wiki.udacity.com/CS101%20Unit%202#CA-22b8f76202af61ea2cd48e59d3ba1d674cbdcd92_7"><text:span text:style-name="T9">7</text:span></text:a><text:span text:style-name="T9"> </text:span><text:bookmark text:name="CA-22b8f76202af61ea2cd48e59d3ba1d674cbdcd92_7"/><text:bookmark text:name="line-7-15"/><text:span text:style-name="T9"><text:s text:c="9"/>else: # if there was no valid url, then '''get_next_target''' did <text:tab/><text:tab/><text:tab/>not find a link then do something else. What do you need to <text:tab/><text:tab/><text:tab/>do?</text:span></text:p>
      <text:p text:style-name="Standard"><text:span text:style-name="T9"><text:tab/>&gt;the rest of the else statement seems like it's probably </text:span><text:span text:style-name="T14">break</text:span><text:span text:style-name="T9"> -- <text:s/>which means that the rest <text:tab/><text:tab/>should be some kind of loop that requires active disruption: keep looking as long as <text:tab/><text:tab/>there's something to find, so while </text:span><text:span text:style-name="T14">True</text:span></text:p>
      <text:p text:style-name="P10"/>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11T09:03:22.17</meta:creation-date>
    <meta:generator>OpenOffice.org/3.3$Win32 OpenOffice.org_project/330m20$Build-9567</meta:generator>
    <dc:date>2012-06-21T12:54:33.81</dc:date>
    <meta:editing-duration>P3DT3H8M45S</meta:editing-duration>
    <meta:editing-cycles>352</meta:editing-cycles>
    <meta:document-statistic meta:table-count="0" meta:image-count="0" meta:object-count="0" meta:page-count="19" meta:paragraph-count="766" meta:word-count="6308" meta:character-count="38157"/>
  </office:meta>
</office:document-meta>
</file>